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300000003056171B36D612C3D2.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ce style:name="Courier New1" svg:font-family="'Courier New'" style:font-family-generic="modern" style:font-pitch="fixed"/>
    <style:font-face style:name="Courier New2" svg:font-family="'Courier New'" style:font-adornments="Regular" style:font-family-generic="modern" style:font-pitch="fixed"/>
    <style:font-face style:name="NimbusRomNo9L-Medi" svg:font-family="NimbusRomNo9L-Medi"/>
    <style:font-face style:name="NimbusRomNo9L-Regu" svg:font-family="NimbusRomNo9L-Regu"/>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automatic-styles>
    <style:style style:name="History" style:family="table">
      <style:table-properties style:width="13.974cm" fo:margin-left="2.54cm" fo:margin-right="1.946cm" fo:break-before="auto" fo:break-after="auto" table:align="margins" fo:background-color="transparent" fo:keep-with-next="always" style:may-break-between-rows="true" style:writing-mode="lr-tb">
        <style:background-image/>
      </style:table-properties>
    </style:style>
    <style:style style:name="History.A" style:family="table-column">
      <style:table-column-properties style:column-width="2.244cm" style:rel-column-width="10522*"/>
    </style:style>
    <style:style style:name="History.B" style:family="table-column">
      <style:table-column-properties style:column-width="2.473cm" style:rel-column-width="11598*"/>
    </style:style>
    <style:style style:name="History.C" style:family="table-column">
      <style:table-column-properties style:column-width="9.257cm" style:rel-column-width="43415*"/>
    </style:style>
    <style:style style:name="History.A1" style:family="table-cell">
      <style:table-cell-properties fo:padding="0.051cm" fo:border="none"/>
    </style:style>
    <style:style style:name="History.B2" style:family="table-cell" style:data-style-name="N37">
      <style:table-cell-properties fo:padding="0.051cm" fo:border="none"/>
    </style:style>
    <style:style style:name="History.18" style:family="table-row">
      <style:table-row-properties fo:background-color="transparent" fo:keep-together="auto">
        <style:background-image/>
      </style:table-row-properties>
    </style:style>
    <style:style style:name="History.A18" style:family="table-cell">
      <style:table-cell-properties style:vertical-align="" fo:background-color="transparent" fo:padding="0.051cm" fo:border="none" style:writing-mode="lr-tb">
        <style:background-image/>
      </style:table-cell-properties>
    </style:style>
    <style:style style:name="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P2"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3"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P4" style:family="paragraph" style:parent-style-name="Preformatted_20_Text">
      <style:text-properties fo:font-weight="bold" style:font-weight-asian="bold" style:font-weight-complex="bold"/>
    </style:style>
    <style:style style:name="P5" style:family="paragraph" style:parent-style-name="Preformatted_20_Text">
      <style:text-properties fo:font-weight="bold" officeooo:rsid="0020be5f" officeooo:paragraph-rsid="0020be5f" style:font-weight-asian="bold" style:font-weight-complex="bold"/>
    </style:style>
    <style:style style:name="P6" style:family="paragraph" style:parent-style-name="Preformatted_20_Text">
      <style:text-properties fo:font-weight="bold" officeooo:rsid="00218e95" officeooo:paragraph-rsid="00218e95" style:font-weight-asian="bold" style:font-weight-complex="bold"/>
    </style:style>
    <style:style style:name="P7" style:family="paragraph" style:parent-style-name="Preformatted_20_Text">
      <style:text-properties fo:font-weight="bold" officeooo:rsid="00237df1" officeooo:paragraph-rsid="00237df1" style:font-weight-asian="bold" style:font-weight-complex="bold"/>
    </style:style>
    <style:style style:name="P8" style:family="paragraph" style:parent-style-name="Preformatted_20_Text">
      <style:text-properties fo:font-weight="bold" officeooo:rsid="00252f97" officeooo:paragraph-rsid="00252f97" style:font-weight-asian="bold" style:font-weight-complex="bold"/>
    </style:style>
    <style:style style:name="P9" style:family="paragraph" style:parent-style-name="Preformatted_20_Text">
      <style:text-properties fo:font-weight="bold" officeooo:paragraph-rsid="00288001" style:font-weight-asian="bold" style:font-weight-complex="bold"/>
    </style:style>
    <style:style style:name="P10" style:family="paragraph" style:parent-style-name="Preformatted_20_Text">
      <style:text-properties fo:font-weight="bold" officeooo:rsid="00295846" officeooo:paragraph-rsid="00295846" style:font-weight-asian="bold" style:font-weight-complex="bold"/>
    </style:style>
    <style:style style:name="P11" style:family="paragraph" style:parent-style-name="Preformatted_20_Text">
      <style:text-properties fo:font-weight="bold" officeooo:rsid="00295846" officeooo:paragraph-rsid="003199a0" style:font-weight-asian="bold" style:font-weight-complex="bold"/>
    </style:style>
    <style:style style:name="P12" style:family="paragraph" style:parent-style-name="Preformatted_20_Text">
      <style:text-properties fo:font-weight="bold" officeooo:rsid="00288001" officeooo:paragraph-rsid="00288001" style:font-weight-asian="bold" style:font-weight-complex="bold"/>
    </style:style>
    <style:style style:name="P13" style:family="paragraph" style:parent-style-name="Preformatted_20_Text">
      <style:text-properties fo:font-weight="bold" officeooo:rsid="002b6796" officeooo:paragraph-rsid="002b6796" style:font-weight-asian="bold" style:font-weight-complex="bold"/>
    </style:style>
    <style:style style:name="P14" style:family="paragraph" style:parent-style-name="Preformatted_20_Text">
      <style:text-properties fo:font-weight="bold" officeooo:rsid="002b6796" officeooo:paragraph-rsid="002cf00d" style:font-weight-asian="bold" style:font-weight-complex="bold"/>
    </style:style>
    <style:style style:name="P15" style:family="paragraph" style:parent-style-name="Preformatted_20_Text">
      <style:text-properties fo:font-weight="bold" officeooo:rsid="007d3246" officeooo:paragraph-rsid="007d3246" style:font-weight-asian="bold" style:font-weight-complex="bold"/>
    </style:style>
    <style:style style:name="P1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17"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18"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19"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20"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21"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22" style:family="paragraph" style:parent-style-name="Text_20_body">
      <style:text-properties fo:font-style="normal" style:font-style-asian="normal" style:font-style-complex="normal"/>
    </style:style>
    <style:style style:name="P23" style:family="paragraph" style:parent-style-name="Text_20_body">
      <style:text-properties fo:font-style="normal" officeooo:rsid="00343996" officeooo:paragraph-rsid="00343996" style:font-style-asian="normal" style:font-style-complex="normal"/>
    </style:style>
    <style:style style:name="P24" style:family="paragraph" style:parent-style-name="Text_20_body">
      <style:paragraph-properties fo:margin-left="0cm" fo:margin-right="0cm" fo:text-indent="0cm" style:auto-text-indent="false"/>
      <style:text-properties fo:font-style="normal" officeooo:rsid="00343996" officeooo:paragraph-rsid="00343996" style:font-style-asian="normal" style:font-style-complex="normal"/>
    </style:style>
    <style:style style:name="P25" style:family="paragraph" style:parent-style-name="Preformatted_20_Text">
      <style:text-properties fo:font-style="normal" style:font-style-asian="normal" style:font-style-complex="normal"/>
    </style:style>
    <style:style style:name="P26" style:family="paragraph" style:parent-style-name="Preformatted_20_Text">
      <style:text-properties fo:font-style="normal" officeooo:paragraph-rsid="003ed470" style:font-style-asian="normal" style:font-style-complex="normal"/>
    </style:style>
    <style:style style:name="P27" style:family="paragraph" style:parent-style-name="Preformatted_20_Text">
      <style:text-properties fo:font-style="normal" officeooo:rsid="003ed470" officeooo:paragraph-rsid="003ed470" style:font-style-asian="normal" style:font-style-complex="normal"/>
    </style:style>
    <style:style style:name="P28" style:family="paragraph" style:parent-style-name="Text_20_body">
      <style:text-properties fo:font-style="normal" fo:font-weight="normal" style:font-style-asian="normal" style:font-weight-asian="normal" style:font-style-complex="normal" style:font-weight-complex="normal"/>
    </style:style>
    <style:style style:name="P29" style:family="paragraph" style:parent-style-name="Preformatted_20_Text">
      <style:text-properties fo:font-style="normal" fo:font-weight="normal" style:font-style-asian="normal" style:font-weight-asian="normal" style:font-style-complex="normal" style:font-weight-complex="normal"/>
    </style:style>
    <style:style style:name="P30" style:family="paragraph" style:parent-style-name="Preformatted_20_Text">
      <style:text-properties fo:font-style="normal" fo:font-weight="normal" officeooo:rsid="0020be5f" officeooo:paragraph-rsid="0020be5f" style:font-style-asian="normal" style:font-weight-asian="normal" style:font-style-complex="normal" style:font-weight-complex="normal"/>
    </style:style>
    <style:style style:name="P31" style:family="paragraph" style:parent-style-name="Preformatted_20_Text">
      <style:text-properties fo:font-style="normal" fo:font-weight="normal" officeooo:paragraph-rsid="003f0e67" style:font-style-asian="normal" style:font-weight-asian="normal" style:font-style-complex="normal" style:font-weight-complex="normal"/>
    </style:style>
    <style:style style:name="P32" style:family="paragraph" style:parent-style-name="Preformatted_20_Text">
      <style:text-properties fo:font-style="normal" fo:font-weight="normal" officeooo:rsid="004476b4" officeooo:paragraph-rsid="004476b4" style:font-style-asian="normal" style:font-weight-asian="normal" style:font-style-complex="normal" style:font-weight-complex="normal"/>
    </style:style>
    <style:style style:name="P33" style:family="paragraph" style:parent-style-name="Preformatted_20_Text">
      <style:text-properties fo:font-style="normal" fo:font-weight="normal" officeooo:rsid="0047ec12" officeooo:paragraph-rsid="0047ec12" style:font-style-asian="normal" style:font-weight-asian="normal" style:font-style-complex="normal" style:font-weight-complex="normal"/>
    </style:style>
    <style:style style:name="P34" style:family="paragraph" style:parent-style-name="Preformatted_20_Text">
      <style:text-properties fo:font-style="normal" fo:font-weight="normal" officeooo:paragraph-rsid="007ddf7c" style:font-style-asian="normal" style:font-weight-asian="normal" style:font-style-complex="normal" style:font-weight-complex="normal"/>
    </style:style>
    <style:style style:name="P35" style:family="paragraph" style:parent-style-name="Preformatted_20_Text">
      <style:text-properties fo:font-style="normal" fo:font-weight="bold" style:font-style-asian="normal" style:font-weight-asian="bold" style:font-style-complex="normal" style:font-weight-complex="bold"/>
    </style:style>
    <style:style style:name="P36" style:family="paragraph" style:parent-style-name="Preformatted_20_Text">
      <style:text-properties fo:font-style="normal" fo:font-weight="bold" officeooo:rsid="0020be5f" officeooo:paragraph-rsid="0020be5f" style:font-style-asian="normal" style:font-weight-asian="bold" style:font-style-complex="normal" style:font-weight-complex="bold"/>
    </style:style>
    <style:style style:name="P37" style:family="paragraph" style:parent-style-name="Preformatted_20_Text">
      <style:text-properties fo:font-style="normal" fo:font-weight="bold" officeooo:rsid="00288001" officeooo:paragraph-rsid="00288001" style:font-style-asian="normal" style:font-weight-asian="bold" style:font-style-complex="normal" style:font-weight-complex="bold"/>
    </style:style>
    <style:style style:name="P38" style:family="paragraph" style:parent-style-name="Preformatted_20_Text">
      <style:text-properties fo:font-style="normal" fo:font-weight="bold" officeooo:paragraph-rsid="003ed470" style:font-style-asian="normal" style:font-weight-asian="bold" style:font-style-complex="normal" style:font-weight-complex="bold"/>
    </style:style>
    <style:style style:name="P39" style:family="paragraph" style:parent-style-name="Preformatted_20_Text">
      <style:text-properties fo:font-style="normal" fo:font-weight="bold" officeooo:paragraph-rsid="003f0e67" style:font-style-asian="normal" style:font-weight-asian="bold" style:font-style-complex="normal" style:font-weight-complex="bold"/>
    </style:style>
    <style:style style:name="P40" style:family="paragraph" style:parent-style-name="Preformatted_20_Text">
      <style:text-properties fo:font-style="normal" fo:font-weight="bold" officeooo:paragraph-rsid="004476b4" style:font-style-asian="normal" style:font-weight-asian="bold" style:font-style-complex="normal" style:font-weight-complex="bold"/>
    </style:style>
    <style:style style:name="P41" style:family="paragraph" style:parent-style-name="Preformatted_20_Text">
      <style:text-properties fo:font-style="normal" fo:font-weight="bold" officeooo:rsid="0047ec12" officeooo:paragraph-rsid="0047ec12" style:font-style-asian="normal" style:font-weight-asian="bold" style:font-style-complex="normal" style:font-weight-complex="bold"/>
    </style:style>
    <style:style style:name="P42" style:family="paragraph" style:parent-style-name="Preformatted_20_Text">
      <style:text-properties fo:font-style="normal" style:text-underline-style="none" style:font-style-asian="normal" style:font-style-complex="normal"/>
    </style:style>
    <style:style style:name="P43" style:family="paragraph" style:parent-style-name="Text_20_body">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P44" style:family="paragraph" style:parent-style-name="Preformatted_20_Text">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P45" style:family="paragraph" style:parent-style-name="Preformatted_20_Text">
      <style:text-properties fo:color="#000000" loext:opacity="100%" style:font-name="Courier New1" fo:font-size="10pt" style:font-name-asian="Courier New1" style:font-size-asian="10pt" style:font-name-complex="Courier New1" style:font-size-complex="10pt"/>
    </style:style>
    <style:style style:name="P46" style:family="paragraph" style:parent-style-name="Preformatted_20_Text">
      <style:text-properties fo:color="#000000" loext:opacity="100%" style:font-name="Courier New1" fo:font-size="10pt" officeooo:rsid="0020be5f" officeooo:paragraph-rsid="0020be5f" style:font-name-asian="Courier New1" style:font-size-asian="10pt" style:font-name-complex="Courier New1" style:font-size-complex="10pt"/>
    </style:style>
    <style:style style:name="P47" style:family="paragraph" style:parent-style-name="Preformatted_20_Text">
      <style:text-properties fo:color="#000000" loext:opacity="100%" style:font-name="Courier New1" fo:font-size="10pt" officeooo:paragraph-rsid="0020be5f" style:font-name-asian="Courier New1" style:font-size-asian="10pt" style:font-name-complex="Courier New1" style:font-size-complex="10pt"/>
    </style:style>
    <style:style style:name="P48" style:family="paragraph" style:parent-style-name="Preformatted_20_Text">
      <style:text-properties fo:color="#000000" loext:opacity="100%" style:font-name="Courier New1" fo:font-size="10pt" officeooo:paragraph-rsid="00252f97" style:font-name-asian="Courier New1" style:font-size-asian="10pt" style:font-name-complex="Courier New1" style:font-size-complex="10pt"/>
    </style:style>
    <style:style style:name="P49" style:family="paragraph" style:parent-style-name="Preformatted_20_Text">
      <style:text-properties fo:color="#000000" loext:opacity="100%" style:font-name="Courier New1" fo:font-size="10pt" officeooo:rsid="00237df1" officeooo:paragraph-rsid="00237df1" style:font-name-asian="Courier New1" style:font-size-asian="10pt" style:font-name-complex="Courier New1" style:font-size-complex="10pt"/>
    </style:style>
    <style:style style:name="P50" style:family="paragraph" style:parent-style-name="Preformatted_20_Text">
      <style:text-properties fo:color="#000000" loext:opacity="100%" style:font-name="Courier New1" fo:font-size="10pt" officeooo:rsid="00252f97" officeooo:paragraph-rsid="00252f97" style:font-name-asian="Courier New1" style:font-size-asian="10pt" style:font-name-complex="Courier New1" style:font-size-complex="10pt"/>
    </style:style>
    <style:style style:name="P51" style:family="paragraph" style:parent-style-name="Preformatted_20_Text">
      <style:text-properties fo:color="#000000" loext:opacity="100%" style:font-name="Courier New1" fo:font-size="10pt" fo:font-weight="bold" style:font-name-asian="Courier New1" style:font-size-asian="10pt" style:font-weight-asian="bold" style:font-name-complex="Courier New1" style:font-size-complex="10pt" style:font-weight-complex="bold"/>
    </style:style>
    <style:style style:name="P52" style:family="paragraph" style:parent-style-name="Preformatted_20_Text">
      <style:text-properties fo:color="#000000" loext:opacity="100%" style:font-name="Courier New1" fo:font-size="10pt" fo:font-weight="bold" officeooo:rsid="0020be5f" officeooo:paragraph-rsid="0020be5f" style:font-name-asian="Courier New1" style:font-size-asian="10pt" style:font-weight-asian="bold" style:font-name-complex="Courier New1" style:font-size-complex="10pt" style:font-weight-complex="bold"/>
    </style:style>
    <style:style style:name="P53" style:family="paragraph" style:parent-style-name="Preformatted_20_Text">
      <style:text-properties fo:color="#000000" loext:opacity="100%" style:font-name="Courier New1" fo:font-size="10pt" fo:font-weight="bold" officeooo:rsid="00252f97" officeooo:paragraph-rsid="00252f97" style:font-name-asian="Courier New1" style:font-size-asian="10pt" style:font-weight-asian="bold" style:font-name-complex="Courier New1" style:font-size-complex="10pt" style:font-weight-complex="bold"/>
    </style:style>
    <style:style style:name="P54" style:family="paragraph" style:parent-style-name="Preformatted_20_Text">
      <style:text-properties fo:color="#000000" loext:opacity="100%" style:font-name="Courier New1" fo:font-size="10pt" fo:font-weight="normal" style:font-name-asian="Courier New1" style:font-size-asian="10pt" style:font-weight-asian="normal" style:font-name-complex="Courier New1" style:font-size-complex="10pt" style:font-weight-complex="normal"/>
    </style:style>
    <style:style style:name="P55" style:family="paragraph" style:parent-style-name="Preformatted_20_Text">
      <style:text-properties fo:color="#000000" loext:opacity="100%"/>
    </style:style>
    <style:style style:name="P56" style:family="paragraph" style:parent-style-name="Preformatted_20_Text">
      <style:text-properties fo:color="#000000" loext:opacity="100%" fo:font-style="normal" style:font-style-asian="normal" style:font-style-complex="normal"/>
    </style:style>
    <style:style style:name="P57" style:family="paragraph" style:parent-style-name="Preformatted_20_Text">
      <style:text-properties fo:color="#000000" loext:opacity="100%" style:font-name="Courier New" fo:font-size="10pt" style:font-size-asian="10pt"/>
    </style:style>
    <style:style style:name="P58" style:family="paragraph" style:parent-style-name="Preformatted_20_Text">
      <style:text-properties fo:color="#000000" loext:opacity="100%" style:font-name="Courier New" fo:font-size="10pt" fo:font-weight="bold" style:font-size-asian="10pt" style:font-weight-asian="bold" style:font-weight-complex="bold"/>
    </style:style>
    <style:style style:name="P59" style:family="paragraph" style:parent-style-name="Preformatted_20_Text">
      <style:text-properties fo:color="#000000" loext:opacity="100%" style:font-name="Courier New" fo:font-size="10pt" fo:font-style="normal" fo:font-weight="bold" style:font-size-asian="10pt" style:font-style-asian="normal" style:font-weight-asian="bold" style:font-style-complex="normal" style:font-weight-complex="bold"/>
    </style:style>
    <style:style style:name="P60" style:family="paragraph" style:parent-style-name="Standard">
      <style:paragraph-properties fo:margin-left="1.27cm" fo:margin-right="0cm" fo:text-align="start" style:justify-single-word="false" fo:text-indent="0cm" style:auto-text-indent="false"/>
      <style:text-properties fo:color="#000000" loext:opacity="100%" style:font-name="Courier New" fo:font-size="10pt" fo:language="zxx" fo:country="none" officeooo:paragraph-rsid="00343996" style:font-size-asian="10pt"/>
    </style:style>
    <style:style style:name="P61" style:family="paragraph" style:parent-style-name="Preformatted_20_Text">
      <style:text-properties style:font-name="Courier New1" fo:font-size="10pt" style:text-underline-style="none" style:font-name-asian="Courier New1" style:font-size-asian="10pt" style:font-name-complex="Courier New1" style:font-size-complex="10pt"/>
    </style:style>
    <style:style style:name="P62" style:family="paragraph" style:parent-style-name="Preformatted_20_Text">
      <style:text-properties style:font-name="Courier New1" fo:font-size="10pt" fo:language="zxx" fo:country="none" fo:font-style="normal" fo:font-weight="normal" officeooo:rsid="0045f13a" officeooo:paragraph-rsid="004476b4" style:font-name-asian="Courier New1" style:font-size-asian="10pt" style:font-style-asian="normal" style:font-weight-asian="normal" style:font-name-complex="Courier New1" style:font-size-complex="10pt" style:font-style-complex="normal" style:font-weight-complex="normal"/>
    </style:style>
    <style:style style:name="P63" style:family="paragraph" style:parent-style-name="Preformatted_20_Text">
      <style:text-properties style:font-name="Courier New1" fo:font-size="10pt" fo:language="zxx" fo:country="none" fo:font-style="normal" fo:font-weight="bold" officeooo:rsid="0045f13a" officeooo:paragraph-rsid="004476b4" style:font-name-asian="Courier New1" style:font-size-asian="10pt" style:font-style-asian="normal" style:font-weight-asian="bold" style:font-name-complex="Courier New1" style:font-size-complex="10pt" style:font-style-complex="normal" style:font-weight-complex="bold"/>
    </style:style>
    <style:style style:name="P64" style:family="paragraph" style:parent-style-name="Text_20_body">
      <style:text-properties style:text-underline-style="none"/>
    </style:style>
    <style:style style:name="P65" style:family="paragraph" style:parent-style-name="Preformatted_20_Text">
      <style:text-properties style:text-underline-style="none"/>
    </style:style>
    <style:style style:name="P66" style:family="paragraph" style:parent-style-name="Text_20_body">
      <style:text-properties fo:font-weight="normal" style:font-weight-asian="normal" style:font-weight-complex="normal"/>
    </style:style>
    <style:style style:name="P67" style:family="paragraph" style:parent-style-name="Preformatted_20_Text">
      <style:text-properties fo:font-weight="normal" style:font-weight-asian="normal" style:font-weight-complex="normal"/>
    </style:style>
    <style:style style:name="P68" style:family="paragraph" style:parent-style-name="Preformatted_20_Text">
      <style:text-properties fo:font-weight="normal" officeooo:paragraph-rsid="0020be5f" style:font-weight-asian="normal" style:font-weight-complex="normal"/>
    </style:style>
    <style:style style:name="P69" style:family="paragraph" style:parent-style-name="Preformatted_20_Text">
      <style:text-properties fo:font-weight="normal" officeooo:rsid="0020be5f" officeooo:paragraph-rsid="0020be5f" style:font-weight-asian="normal" style:font-weight-complex="normal"/>
    </style:style>
    <style:style style:name="P70" style:family="paragraph" style:parent-style-name="Preformatted_20_Text">
      <style:text-properties fo:font-weight="normal" officeooo:rsid="00288001" officeooo:paragraph-rsid="00288001" style:font-weight-asian="normal" style:font-weight-complex="normal"/>
    </style:style>
    <style:style style:name="P71" style:family="paragraph" style:parent-style-name="Text_20_body">
      <style:paragraph-properties fo:margin-top="0.199cm" fo:margin-bottom="0.21cm" style:contextual-spacing="false"/>
      <style:text-properties fo:font-weight="normal" style:font-weight-asian="normal" style:font-weight-complex="normal"/>
    </style:style>
    <style:style style:name="P72" style:family="paragraph" style:parent-style-name="Preformatted_20_Text">
      <style:text-properties fo:font-weight="normal" officeooo:rsid="007d3246" officeooo:paragraph-rsid="007d3246" style:font-weight-asian="normal" style:font-weight-complex="normal"/>
    </style:style>
    <style:style style:name="P73" style:family="paragraph" style:parent-style-name="Preformatted_20_Text">
      <style:text-properties fo:font-weight="normal" officeooo:rsid="003ebb9f" style:font-weight-asian="normal" style:font-weight-complex="normal"/>
    </style:style>
    <style:style style:name="P74" style:family="paragraph" style:parent-style-name="Text_20_body">
      <style:text-properties officeooo:paragraph-rsid="00252f97"/>
    </style:style>
    <style:style style:name="P75" style:family="paragraph" style:parent-style-name="Text_20_body">
      <style:text-properties officeooo:rsid="0027d8ee" officeooo:paragraph-rsid="0027d8ee"/>
    </style:style>
    <style:style style:name="P76" style:family="paragraph" style:parent-style-name="Text_20_body">
      <style:text-properties officeooo:rsid="002b6796" officeooo:paragraph-rsid="002b6796"/>
    </style:style>
    <style:style style:name="P77" style:family="paragraph" style:parent-style-name="Preformatted_20_Text">
      <style:text-properties officeooo:rsid="002b6796" officeooo:paragraph-rsid="002b6796"/>
    </style:style>
    <style:style style:name="P78" style:family="paragraph" style:parent-style-name="Preformatted_20_Text">
      <style:text-properties officeooo:rsid="002b6796" officeooo:paragraph-rsid="002cf00d"/>
    </style:style>
    <style:style style:name="P79" style:family="paragraph" style:parent-style-name="Text_20_body">
      <style:text-properties officeooo:rsid="002ec97b" officeooo:paragraph-rsid="002ec97b"/>
    </style:style>
    <style:style style:name="P80" style:family="paragraph" style:parent-style-name="Text_20_body">
      <style:text-properties officeooo:paragraph-rsid="003199a0"/>
    </style:style>
    <style:style style:name="P81" style:family="paragraph" style:parent-style-name="Preformatted_20_Text">
      <style:text-properties officeooo:paragraph-rsid="003199a0"/>
    </style:style>
    <style:style style:name="P82" style:family="paragraph" style:parent-style-name="Text_20_body">
      <style:text-properties officeooo:rsid="00343996" officeooo:paragraph-rsid="00343996"/>
    </style:style>
    <style:style style:name="P83" style:family="paragraph" style:parent-style-name="Standard">
      <style:paragraph-properties fo:margin-left="1.27cm" fo:margin-right="0cm" fo:text-indent="0cm" style:auto-text-indent="false"/>
      <style:text-properties officeooo:rsid="00343996" officeooo:paragraph-rsid="00343996"/>
    </style:style>
    <style:style style:name="P84" style:family="paragraph" style:parent-style-name="Text_20_body">
      <style:text-properties officeooo:paragraph-rsid="00343996"/>
    </style:style>
    <style:style style:name="P85" style:family="paragraph" style:parent-style-name="Text_20_body">
      <style:text-properties officeooo:rsid="003771fe" officeooo:paragraph-rsid="003771fe"/>
    </style:style>
    <style:style style:name="P86" style:family="paragraph" style:parent-style-name="Text_20_body">
      <style:text-properties officeooo:rsid="003ebb9f" officeooo:paragraph-rsid="003ebb9f"/>
    </style:style>
    <style:style style:name="P87" style:family="paragraph" style:parent-style-name="Text_20_body">
      <style:text-properties officeooo:rsid="004060c8" officeooo:paragraph-rsid="004060c8"/>
    </style:style>
    <style:style style:name="P88" style:family="paragraph" style:parent-style-name="Text_20_body">
      <style:text-properties fo:language="en" fo:country="GB" officeooo:rsid="00103319" officeooo:paragraph-rsid="00416c8b"/>
    </style:style>
    <style:style style:name="P89" style:family="paragraph" style:parent-style-name="Text_20_body">
      <style:text-properties fo:language="en" fo:country="GB" officeooo:rsid="00121d53" officeooo:paragraph-rsid="00416c8b"/>
    </style:style>
    <style:style style:name="P90" style:family="paragraph" style:parent-style-name="Text_20_body">
      <style:text-properties fo:language="en" fo:country="GB" officeooo:paragraph-rsid="00416c8b"/>
    </style:style>
    <style:style style:name="P91" style:family="paragraph" style:parent-style-name="Preformatted_20_Text">
      <style:text-properties fo:language="en" fo:country="GB" officeooo:paragraph-rsid="00416c8b"/>
    </style:style>
    <style:style style:name="P92" style:family="paragraph" style:parent-style-name="Preformatted_20_Text">
      <style:paragraph-properties fo:margin-left="3.81cm" fo:margin-right="0cm" fo:text-indent="0cm" style:auto-text-indent="false"/>
      <style:text-properties fo:language="en" fo:country="GB" officeooo:paragraph-rsid="00416c8b"/>
    </style:style>
    <style:style style:name="P93" style:family="paragraph" style:parent-style-name="Text_20_body">
      <style:text-properties fo:language="en" fo:country="GB" officeooo:rsid="00416c8b" officeooo:paragraph-rsid="00416c8b"/>
    </style:style>
    <style:style style:name="P94" style:family="paragraph" style:parent-style-name="Preformatted_20_Text">
      <style:text-properties fo:language="en" fo:country="GB" officeooo:rsid="001398fc" officeooo:paragraph-rsid="00416c8b"/>
    </style:style>
    <style:style style:name="P95" style:family="paragraph" style:parent-style-name="Preformatted_20_Text">
      <style:paragraph-properties fo:margin-left="3.81cm" fo:margin-right="0cm" fo:text-indent="0cm" style:auto-text-indent="false"/>
      <style:text-properties fo:language="en" fo:country="GB" officeooo:rsid="001398fc" officeooo:paragraph-rsid="00416c8b"/>
    </style:style>
    <style:style style:name="P96" style:family="paragraph" style:parent-style-name="Preformatted_20_Text">
      <style:text-properties fo:language="en" fo:country="GB" officeooo:rsid="001546ef" officeooo:paragraph-rsid="00416c8b"/>
    </style:style>
    <style:style style:name="P97" style:family="paragraph" style:parent-style-name="Preformatted_20_Text">
      <style:paragraph-properties fo:margin-left="3.81cm" fo:margin-right="0cm" fo:text-indent="0cm" style:auto-text-indent="false"/>
      <style:text-properties fo:language="en" fo:country="GB" officeooo:rsid="001546ef" officeooo:paragraph-rsid="00416c8b"/>
    </style:style>
    <style:style style:name="P98" style:family="paragraph" style:parent-style-name="Preformatted_20_Text">
      <style:paragraph-properties fo:margin-left="3.81cm" fo:margin-right="0cm" fo:text-indent="0cm" style:auto-text-indent="false"/>
      <style:text-properties fo:language="en" fo:country="GB" officeooo:rsid="00160fc8" officeooo:paragraph-rsid="00416c8b"/>
    </style:style>
    <style:style style:name="P99" style:family="paragraph" style:parent-style-name="Text_20_body">
      <style:text-properties officeooo:rsid="004476b4" officeooo:paragraph-rsid="004476b4"/>
    </style:style>
    <style:style style:name="P100" style:family="paragraph" style:parent-style-name="Text_20_body">
      <style:text-properties officeooo:rsid="0045f13a" officeooo:paragraph-rsid="0045f13a"/>
    </style:style>
    <style:style style:name="P101" style:family="paragraph" style:parent-style-name="Text_20_body">
      <style:text-properties officeooo:paragraph-rsid="004daa1b"/>
    </style:style>
    <style:style style:name="P102" style:family="paragraph" style:parent-style-name="Text_20_body">
      <style:text-properties officeooo:rsid="004feecc" officeooo:paragraph-rsid="004feecc"/>
    </style:style>
    <style:style style:name="P103" style:family="paragraph" style:parent-style-name="Text_20_body">
      <style:text-properties officeooo:rsid="0050db31" officeooo:paragraph-rsid="0050db31"/>
    </style:style>
    <style:style style:name="P104" style:family="paragraph" style:parent-style-name="Text_20_body">
      <style:text-properties officeooo:rsid="00548d4d" officeooo:paragraph-rsid="00548d4d"/>
    </style:style>
    <style:style style:name="P105" style:family="paragraph" style:parent-style-name="Text_20_body">
      <style:text-properties officeooo:rsid="0058266f" officeooo:paragraph-rsid="0058266f"/>
    </style:style>
    <style:style style:name="P106" style:family="paragraph" style:parent-style-name="Text_20_body">
      <style:text-properties officeooo:paragraph-rsid="00597218"/>
    </style:style>
    <style:style style:name="P107" style:family="paragraph" style:parent-style-name="Preformatted_20_Text">
      <style:text-properties officeooo:paragraph-rsid="00597218"/>
    </style:style>
    <style:style style:name="P108" style:family="paragraph" style:parent-style-name="Text_20_body">
      <style:text-properties officeooo:rsid="005e1fb4" officeooo:paragraph-rsid="005e1fb4"/>
    </style:style>
    <style:style style:name="P109" style:family="paragraph" style:parent-style-name="Table_20_Contents">
      <style:paragraph-properties fo:margin-left="0cm" fo:margin-right="0cm" fo:text-indent="0cm" style:auto-text-indent="false"/>
    </style:style>
    <style:style style:name="P110" style:family="paragraph" style:parent-style-name="Preformatted_20_Text">
      <style:text-properties fo:color="#7f0055" loext:opacity="1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P111" style:family="paragraph" style:parent-style-name="Preformatted_20_Text">
      <style:text-properties fo:color="#7f0055" loext:opacity="100%" fo:font-weight="bold" style:font-weight-asian="bold" style:font-weight-complex="bold"/>
    </style:style>
    <style:style style:name="P112" style:family="paragraph" style:parent-style-name="Preformatted_20_Text">
      <style:text-properties fo:color="#646464" loext:opacity="100%"/>
    </style:style>
    <style:style style:name="P113" style:family="paragraph" style:parent-style-name="Preformatted_20_Text">
      <style:text-properties fo:color="#646464" loext:opacity="100%" fo:font-style="normal" style:font-style-asian="normal" style:font-style-complex="normal"/>
    </style:style>
    <style:style style:name="P114" style:family="paragraph" style:parent-style-name="Preformatted_20_Text">
      <style:text-properties officeooo:rsid="0020be5f" officeooo:paragraph-rsid="0020be5f"/>
    </style:style>
    <style:style style:name="P115" style:family="paragraph" style:parent-style-name="Preformatted_20_Text">
      <style:text-properties officeooo:rsid="00218e95" officeooo:paragraph-rsid="00218e95"/>
    </style:style>
    <style:style style:name="P116" style:family="paragraph" style:parent-style-name="Preformatted_20_Text">
      <style:text-properties officeooo:rsid="00237df1" officeooo:paragraph-rsid="00237df1"/>
    </style:style>
    <style:style style:name="P117" style:family="paragraph" style:parent-style-name="Preformatted_20_Text">
      <style:text-properties officeooo:paragraph-rsid="00237df1"/>
    </style:style>
    <style:style style:name="P118" style:family="paragraph" style:parent-style-name="Preformatted_20_Text">
      <style:text-properties officeooo:paragraph-rsid="00288001"/>
    </style:style>
    <style:style style:name="P119" style:family="paragraph" style:parent-style-name="Preformatted_20_Text">
      <style:text-properties officeooo:rsid="00288001" officeooo:paragraph-rsid="00288001"/>
    </style:style>
    <style:style style:name="P120" style:family="paragraph" style:parent-style-name="Preformatted_20_Text">
      <style:text-properties officeooo:rsid="00295846" officeooo:paragraph-rsid="00295846"/>
    </style:style>
    <style:style style:name="P121" style:family="paragraph" style:parent-style-name="Preformatted_20_Text">
      <style:text-properties officeooo:rsid="00295846" officeooo:paragraph-rsid="003199a0"/>
    </style:style>
    <style:style style:name="P122" style:family="paragraph" style:parent-style-name="Preformatted_20_Text">
      <style:text-properties officeooo:paragraph-rsid="00295846"/>
    </style:style>
    <style:style style:name="P123" style:family="paragraph" style:parent-style-name="Preformatted_20_Text">
      <style:text-properties officeooo:rsid="002a31c9" officeooo:paragraph-rsid="002a31c9"/>
    </style:style>
    <style:style style:name="P124" style:family="paragraph" style:parent-style-name="Preformatted_20_Text">
      <style:text-properties officeooo:paragraph-rsid="003f0e67"/>
    </style:style>
    <style:style style:name="P125" style:family="paragraph" style:parent-style-name="Preformatted_20_Text">
      <style:text-properties officeooo:paragraph-rsid="005e1fb4"/>
    </style:style>
    <style:style style:name="P126" style:family="paragraph" style:parent-style-name="Standard">
      <style:paragraph-properties fo:margin-left="1.27cm" fo:margin-right="0cm" fo:text-align="start" style:justify-single-word="false" fo:text-indent="0cm" style:auto-text-indent="false"/>
      <style:text-properties fo:language="zxx" fo:country="none" officeooo:paragraph-rsid="00343996"/>
    </style:style>
    <style:style style:name="P127" style:family="paragraph" style:parent-style-name="Table_20_Contents">
      <style:paragraph-properties fo:margin-top="0cm" fo:margin-bottom="0cm" style:contextual-spacing="false" fo:line-height="100%"/>
      <style:text-properties fo:font-size="10pt" officeooo:rsid="00380152" officeooo:paragraph-rsid="00380152"/>
    </style:style>
    <style:style style:name="P128" style:family="paragraph" style:parent-style-name="Table_20_Contents">
      <style:paragraph-properties fo:margin-top="0cm" fo:margin-bottom="0cm" style:contextual-spacing="false" fo:line-height="100%"/>
      <style:text-properties fo:font-size="10pt" officeooo:rsid="00380152" officeooo:paragraph-rsid="003d6ac0"/>
    </style:style>
    <style:style style:name="P129" style:family="paragraph" style:parent-style-name="Table_20_Contents">
      <style:paragraph-properties fo:margin-top="0cm" fo:margin-bottom="0cm" style:contextual-spacing="false" fo:line-height="100%"/>
      <style:text-properties fo:font-size="10pt" officeooo:rsid="00380152" officeooo:paragraph-rsid="003fe9ba"/>
    </style:style>
    <style:style style:name="P130" style:family="paragraph" style:parent-style-name="Table_20_Contents">
      <style:paragraph-properties fo:margin-top="0cm" fo:margin-bottom="0cm" style:contextual-spacing="false" fo:line-height="100%"/>
      <style:text-properties fo:font-size="10pt" officeooo:rsid="004214a3" officeooo:paragraph-rsid="004214a3"/>
    </style:style>
    <style:style style:name="P131" style:family="paragraph" style:parent-style-name="Table_20_Contents">
      <style:paragraph-properties fo:margin-top="0cm" fo:margin-bottom="0cm" style:contextual-spacing="false" fo:line-height="100%"/>
      <style:text-properties fo:font-size="10pt" officeooo:rsid="0026ac83" officeooo:paragraph-rsid="0026ac83"/>
    </style:style>
    <style:style style:name="P132" style:family="paragraph" style:parent-style-name="Table_20_Contents">
      <style:paragraph-properties fo:margin-top="0cm" fo:margin-bottom="0cm" style:contextual-spacing="false" fo:line-height="100%"/>
      <style:text-properties fo:font-size="10pt" officeooo:rsid="001e8211" officeooo:paragraph-rsid="001e8211"/>
    </style:style>
    <style:style style:name="P133" style:family="paragraph" style:parent-style-name="Table_20_Contents">
      <style:paragraph-properties fo:margin-top="0cm" fo:margin-bottom="0cm" style:contextual-spacing="false" fo:line-height="100%"/>
      <style:text-properties fo:font-size="10pt" officeooo:rsid="002b6796" officeooo:paragraph-rsid="002b6796"/>
    </style:style>
    <style:style style:name="P134" style:family="paragraph" style:parent-style-name="Table_20_Contents">
      <style:paragraph-properties fo:margin-top="0cm" fo:margin-bottom="0cm" style:contextual-spacing="false" fo:line-height="100%"/>
      <style:text-properties fo:font-size="10pt" officeooo:rsid="003199a0" officeooo:paragraph-rsid="003199a0"/>
    </style:style>
    <style:style style:name="P135" style:family="paragraph" style:parent-style-name="Table_20_Contents">
      <style:paragraph-properties fo:margin-top="0cm" fo:margin-bottom="0cm" style:contextual-spacing="false" fo:line-height="100%"/>
      <style:text-properties fo:font-size="10pt"/>
    </style:style>
    <style:style style:name="P136" style:family="paragraph" style:parent-style-name="Table_20_Contents">
      <style:paragraph-properties fo:margin-top="0cm" fo:margin-bottom="0cm" style:contextual-spacing="false" fo:line-height="100%"/>
      <style:text-properties fo:font-size="10pt" officeooo:paragraph-rsid="001e8211"/>
    </style:style>
    <style:style style:name="P137" style:family="paragraph" style:parent-style-name="Table_20_Contents">
      <style:paragraph-properties fo:margin-top="0cm" fo:margin-bottom="0cm" style:contextual-spacing="false" fo:line-height="100%"/>
      <style:text-properties fo:font-size="10pt" officeooo:rsid="004b01b9" officeooo:paragraph-rsid="004b01b9"/>
    </style:style>
    <style:style style:name="P138" style:family="paragraph" style:parent-style-name="Table_20_Contents">
      <style:paragraph-properties fo:margin-top="0cm" fo:margin-bottom="0cm" style:contextual-spacing="false" fo:line-height="100%"/>
      <style:text-properties fo:font-size="10pt" officeooo:rsid="005c0c88" officeooo:paragraph-rsid="005c0c88"/>
    </style:style>
    <style:style style:name="P139" style:family="paragraph" style:parent-style-name="Table_20_Contents">
      <style:paragraph-properties fo:margin-top="0cm" fo:margin-bottom="0cm" style:contextual-spacing="false" fo:line-height="100%"/>
      <style:text-properties fo:font-size="10pt" officeooo:rsid="005e1fb4" officeooo:paragraph-rsid="005e1fb4"/>
    </style:style>
    <style:style style:name="P140" style:family="paragraph" style:parent-style-name="Table_20_Contents">
      <style:paragraph-properties fo:margin-top="0cm" fo:margin-bottom="0cm" style:contextual-spacing="false" fo:line-height="100%"/>
      <style:text-properties fo:font-size="10pt" officeooo:rsid="0066d6c5" officeooo:paragraph-rsid="0066d6c5"/>
    </style:style>
    <style:style style:name="P141" style:family="paragraph" style:parent-style-name="Table_20_Contents">
      <style:paragraph-properties fo:margin-top="0cm" fo:margin-bottom="0cm" style:contextual-spacing="false" fo:line-height="100%"/>
      <style:text-properties fo:font-size="10pt" officeooo:rsid="0068c010" officeooo:paragraph-rsid="0068c010"/>
    </style:style>
    <style:style style:name="P142" style:family="paragraph" style:parent-style-name="Table_20_Contents">
      <style:paragraph-properties fo:margin-top="0cm" fo:margin-bottom="0cm" style:contextual-spacing="false" fo:line-height="100%"/>
      <style:text-properties fo:font-size="10pt" officeooo:rsid="006dbb6d" officeooo:paragraph-rsid="006dbb6d"/>
    </style:style>
    <style:style style:name="P143" style:family="paragraph" style:parent-style-name="Table_20_Contents">
      <style:paragraph-properties fo:margin-top="0cm" fo:margin-bottom="0cm" style:contextual-spacing="false" fo:line-height="100%"/>
      <style:text-properties fo:font-size="10pt" officeooo:rsid="006ed584" officeooo:paragraph-rsid="006ed584"/>
    </style:style>
    <style:style style:name="P144" style:family="paragraph" style:parent-style-name="Table_20_Contents">
      <style:paragraph-properties fo:margin-top="0cm" fo:margin-bottom="0cm" style:contextual-spacing="false" fo:line-height="100%"/>
      <style:text-properties fo:font-size="10pt" officeooo:rsid="00707e20" officeooo:paragraph-rsid="00707e20"/>
    </style:style>
    <style:style style:name="P145" style:family="paragraph" style:parent-style-name="Table_20_Contents">
      <style:paragraph-properties fo:margin-top="0cm" fo:margin-bottom="0cm" style:contextual-spacing="false" fo:line-height="100%"/>
      <style:text-properties fo:font-size="10pt" officeooo:rsid="0076a222" officeooo:paragraph-rsid="0076a222"/>
    </style:style>
    <style:style style:name="P146" style:family="paragraph" style:parent-style-name="Table_20_Contents">
      <style:paragraph-properties fo:margin-top="0cm" fo:margin-bottom="0cm" style:contextual-spacing="false" fo:line-height="100%"/>
      <style:text-properties fo:font-size="10pt" officeooo:rsid="007d3246" officeooo:paragraph-rsid="007d3246"/>
    </style:style>
    <style:style style:name="P147" style:family="paragraph" style:parent-style-name="Preformatted_20_Text" style:master-page-name="">
      <loext:graphic-properties draw:fill="none"/>
      <style:paragraph-properties fo:margin-left="2.54cm" fo:margin-right="-0.474cm" fo:margin-top="0cm" fo:margin-bottom="0cm" style:contextual-spacing="false" fo:line-height="0.381cm" fo:keep-together="auto" fo:orphans="2" fo:widows="2" fo:text-indent="0cm" style:auto-text-indent="false" style:page-number="auto" fo:background-color="transparent"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8" style:family="paragraph" style:parent-style-name="Text_20_body">
      <style:text-properties officeooo:rsid="00626a13" officeooo:paragraph-rsid="00626a13"/>
    </style:style>
    <style:style style:name="P149" style:family="paragraph" style:parent-style-name="Text_20_body">
      <style:text-properties officeooo:paragraph-rsid="00626a13"/>
    </style:style>
    <style:style style:name="P150" style:family="paragraph" style:parent-style-name="Text_20_body">
      <style:text-properties officeooo:rsid="006c1d6a" officeooo:paragraph-rsid="006c1d6a"/>
    </style:style>
    <style:style style:name="P151" style:family="paragraph" style:parent-style-name="Contents_20_1">
      <style:paragraph-properties>
        <style:tab-stops>
          <style:tab-stop style:position="18.459cm" style:type="right" style:leader-style="dotted" style:leader-text="."/>
        </style:tab-stops>
      </style:paragraph-properties>
    </style:style>
    <style:style style:name="P152" style:family="paragraph" style:parent-style-name="Contents_20_2">
      <style:paragraph-properties>
        <style:tab-stops>
          <style:tab-stop style:position="18.459cm" style:type="right" style:leader-style="dotted" style:leader-text="."/>
        </style:tab-stops>
      </style:paragraph-properties>
    </style:style>
    <style:style style:name="P153" style:family="paragraph" style:parent-style-name="Contents_20_3">
      <style:paragraph-properties>
        <style:tab-stops>
          <style:tab-stop style:position="18.459cm" style:type="right" style:leader-style="dotted" style:leader-text="."/>
        </style:tab-stops>
      </style:paragraph-properties>
    </style:style>
    <style:style style:name="P154" style:family="paragraph" style:parent-style-name="Text_20_body">
      <style:text-properties officeooo:rsid="00707e20" officeooo:paragraph-rsid="00707e20"/>
    </style:style>
    <style:style style:name="P155" style:family="paragraph" style:parent-style-name="Text_20_body">
      <style:text-properties officeooo:paragraph-rsid="00707e20"/>
    </style:style>
    <style:style style:name="P156" style:family="paragraph" style:parent-style-name="Text_20_body">
      <style:text-properties officeooo:rsid="0070e77c" officeooo:paragraph-rsid="0070e77c"/>
    </style:style>
    <style:style style:name="P157" style:family="paragraph" style:parent-style-name="Text_20_body">
      <style:text-properties officeooo:rsid="007580f1" officeooo:paragraph-rsid="007580f1"/>
    </style:style>
    <style:style style:name="P158" style:family="paragraph" style:parent-style-name="Text_20_body">
      <style:text-properties officeooo:rsid="005b69b0"/>
    </style:style>
    <style:style style:name="P159" style:family="paragraph" style:parent-style-name="Text_20_body">
      <style:text-properties officeooo:rsid="007ddf7c" officeooo:paragraph-rsid="007ddf7c"/>
    </style:style>
    <style:style style:name="P160"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161" style:family="paragraph" style:parent-style-name="Contents_20_1">
      <style:paragraph-properties>
        <style:tab-stops>
          <style:tab-stop style:position="18.459cm" style:type="right" style:leader-style="dotted" style:leader-text="."/>
        </style:tab-stops>
      </style:paragraph-properties>
    </style:style>
    <style:style style:name="P162" style:family="paragraph" style:parent-style-name="Contents_20_2">
      <style:paragraph-properties>
        <style:tab-stops>
          <style:tab-stop style:position="18.459cm" style:type="right" style:leader-style="dotted" style:leader-text="."/>
        </style:tab-stops>
      </style:paragraph-properties>
    </style:style>
    <style:style style:name="P163" style:family="paragraph" style:parent-style-name="Contents_20_3">
      <style:paragraph-properties>
        <style:tab-stops>
          <style:tab-stop style:position="18.459cm" style:type="right" style:leader-style="dotted" style:leader-text="."/>
        </style:tab-stops>
      </style:paragraph-properties>
    </style:style>
    <style:style style:name="P164" style:family="paragraph" style:parent-style-name="Heading_20_1">
      <style:paragraph-properties fo:break-before="page"/>
    </style:style>
    <style:style style:name="P165" style:family="paragraph" style:parent-style-name="Heading_20_1">
      <style:text-properties officeooo:rsid="00416c8b" officeooo:paragraph-rsid="00416c8b"/>
    </style:style>
    <style:style style:name="P166" style:family="paragraph" style:parent-style-name="Heading_20_2">
      <style:text-properties fo:language="en" fo:country="US"/>
    </style:style>
    <style:style style:name="P167" style:family="paragraph" style:parent-style-name="Heading_20_2">
      <style:paragraph-properties fo:break-before="page"/>
    </style:style>
    <style:style style:name="P168" style:family="paragraph" style:parent-style-name="Heading_20_2">
      <style:text-properties fo:font-style="normal" officeooo:rsid="002b6796" officeooo:paragraph-rsid="002b6796" style:font-style-asian="normal" style:font-style-complex="normal"/>
    </style:style>
    <style:style style:name="P169" style:family="paragraph" style:parent-style-name="Heading_20_2">
      <style:text-properties fo:font-style="normal" style:font-style-asian="normal" style:font-style-complex="normal"/>
    </style:style>
    <style:style style:name="P170" style:family="paragraph" style:parent-style-name="Heading_20_2">
      <style:text-properties officeooo:rsid="00707e20" officeooo:paragraph-rsid="00707e20"/>
    </style:style>
    <style:style style:name="P171" style:family="paragraph" style:parent-style-name="Heading_20_3">
      <style:text-properties fo:font-style="normal" style:font-style-asian="normal" style:font-style-complex="normal"/>
    </style:style>
    <style:style style:name="P172" style:family="paragraph" style:parent-style-name="List_20_1_20_Cont.">
      <style:paragraph-properties fo:margin-left="2.54cm" fo:margin-right="0cm" fo:text-indent="0cm" style:auto-text-indent="false"/>
      <style:text-properties fo:font-weight="bold" style:font-weight-asian="bold" style:font-weight-complex="bold"/>
    </style:style>
    <style:style style:name="P173" style:family="paragraph" style:parent-style-name="List_20_1_20_Cont." style:list-style-name="List_20_1">
      <style:paragraph-properties fo:margin-left="2.54cm" fo:margin-right="0cm" fo:text-indent="0cm" style:auto-text-indent="false"/>
      <style:text-properties fo:font-weight="bold" style:font-weight-asian="bold" style:font-weight-complex="bold"/>
    </style:style>
    <style:style style:name="P174" style:family="paragraph" style:parent-style-name="List_20_1_20_Cont.">
      <style:paragraph-properties fo:margin-left="2.54cm" fo:margin-right="0cm" fo:text-indent="0cm" style:auto-text-indent="false"/>
      <style:text-properties fo:font-weight="bold" officeooo:rsid="006c1d6a" officeooo:paragraph-rsid="006c1d6a" style:font-weight-asian="bold" style:font-weight-complex="bold"/>
    </style:style>
    <style:style style:name="P175" style:family="paragraph" style:parent-style-name="List_20_1_20_Cont.">
      <style:paragraph-properties fo:margin-left="2.54cm" fo:margin-right="0cm" fo:text-indent="0cm" style:auto-text-indent="false"/>
      <style:text-properties officeooo:paragraph-rsid="006e837e"/>
    </style:style>
    <style:style style:name="P176" style:family="paragraph" style:parent-style-name="List_20_1_20_Cont." style:list-style-name="">
      <style:paragraph-properties fo:margin-left="2.54cm" fo:margin-right="0cm" fo:text-indent="0cm" style:auto-text-indent="false"/>
      <style:text-properties fo:font-style="normal" fo:font-weight="normal" style:font-style-asian="normal" style:font-weight-asian="normal" style:font-style-complex="normal" style:font-weight-complex="normal"/>
    </style:style>
    <style:style style:name="P177" style:family="paragraph" style:parent-style-name="List_20_1_20_Start">
      <style:paragraph-properties fo:margin-left="2.54cm" fo:margin-right="0cm" fo:text-indent="0cm" style:auto-text-indent="false"/>
      <style:text-properties fo:font-weight="bold" style:font-weight-asian="bold" style:font-weight-complex="bold"/>
    </style:style>
    <style:style style:name="P178" style:family="paragraph" style:parent-style-name="List_20_1_20_Start">
      <style:paragraph-properties fo:margin-left="2.54cm" fo:margin-right="0cm" fo:text-indent="0cm" style:auto-text-indent="false"/>
      <style:text-properties fo:font-weight="bold" officeooo:paragraph-rsid="007d3246" style:font-weight-asian="bold" style:font-weight-complex="bold"/>
    </style:style>
    <style:style style:name="P179" style:family="paragraph" style:parent-style-name="Preformatted_20_Text">
      <style:text-properties fo:color="#000000" loext:opacity="100%" style:font-name="Courier New1" fo:font-size="10pt" style:font-name-asian="Courier New1" style:font-size-asian="10pt" style:font-name-complex="Courier New1" style:font-size-complex="10pt"/>
    </style:style>
    <style:style style:name="P180" style:family="paragraph" style:parent-style-name="Preformatted_20_Text">
      <style:text-properties fo:color="#000000" loext:opacity="100%" style:font-name="Courier New1" fo:font-size="10pt" officeooo:paragraph-rsid="007fc57d" style:font-name-asian="Courier New1" style:font-size-asian="10pt" style:font-name-complex="Courier New1" style:font-size-complex="10pt"/>
    </style:style>
    <style:style style:name="P181" style:family="paragraph" style:parent-style-name="Preformatted_20_Text">
      <style:text-properties fo:color="#000000" loext:opacity="100%" style:font-name="Courier New1" fo:font-size="10pt" fo:font-weight="bold" style:font-name-asian="Courier New1" style:font-size-asian="10pt" style:font-weight-asian="bold" style:font-name-complex="Courier New1" style:font-size-complex="10pt" style:font-weight-complex="bold"/>
    </style:style>
    <style:style style:name="P182" style:family="paragraph" style:parent-style-name="Preformatted_20_Text">
      <style:text-properties fo:color="#000000" loext:opacity="100%" style:font-name="Courier New1" fo:font-size="10pt" fo:font-weight="normal" style:font-name-asian="Courier New1" style:font-size-asian="10pt" style:font-weight-asian="normal" style:font-name-complex="Courier New1" style:font-size-complex="10pt" style:font-weight-complex="normal"/>
    </style:style>
    <style:style style:name="P183" style:family="paragraph" style:parent-style-name="Preformatted_20_Text">
      <style:text-properties fo:color="#000000" loext:opacity="100%" style:font-name="Courier New1" fo:font-size="10pt" fo:font-weight="normal" officeooo:paragraph-rsid="007fc57d" style:font-name-asian="Courier New1" style:font-size-asian="10pt" style:font-weight-asian="normal" style:font-name-complex="Courier New1" style:font-size-complex="10pt" style:font-weight-complex="normal"/>
    </style:style>
    <style:style style:name="P184" style:family="paragraph" style:parent-style-name="Preformatted_20_Text">
      <style:text-properties fo:font-weight="bold" style:font-weight-asian="bold" style:font-weight-complex="bold"/>
    </style:style>
    <style:style style:name="P185" style:family="paragraph" style:parent-style-name="Preformatted_20_Text">
      <style:text-properties fo:font-weight="bold" officeooo:paragraph-rsid="007fc57d" style:font-weight-asian="bold" style:font-weight-complex="bold"/>
    </style:style>
    <style:style style:name="P186" style:family="paragraph" style:parent-style-name="Preformatted_20_Text">
      <style:text-properties fo:font-weight="bold" officeooo:paragraph-rsid="00237df1" style:font-weight-asian="bold" style:font-weight-complex="bold"/>
    </style:style>
    <style:style style:name="P187" style:family="paragraph" style:parent-style-name="Preformatted_20_Text">
      <style:text-properties fo:font-weight="bold" officeooo:rsid="00295846" officeooo:paragraph-rsid="00295846" style:font-weight-asian="bold" style:font-weight-complex="bold"/>
    </style:style>
    <style:style style:name="P188" style:family="paragraph" style:parent-style-name="Preformatted_20_Text">
      <style:text-properties fo:font-weight="normal" style:font-weight-asian="normal" style:font-weight-complex="normal"/>
    </style:style>
    <style:style style:name="P189" style:family="paragraph" style:parent-style-name="Reference">
      <style:text-properties fo:language="en" fo:country="US"/>
    </style:style>
    <style:style style:name="P190" style:family="paragraph" style:parent-style-name="Reference">
      <style:text-properties officeooo:rsid="002cf00d" officeooo:paragraph-rsid="002cf00d"/>
    </style:style>
    <style:style style:name="P191" style:family="paragraph" style:parent-style-name="Reference">
      <style:text-properties style:font-name="Arial" fo:font-size="10pt" fo:language="en" fo:country="US" fo:font-style="normal" officeooo:rsid="003fe9ba" officeooo:paragraph-rsid="003fe9ba" style:font-name-asian="CMR10" style:font-size-asian="10pt" style:font-style-asian="normal" style:font-name-complex="Tahoma" style:font-size-complex="10pt" style:font-style-complex="normal"/>
    </style:style>
    <style:style style:name="P192" style:family="paragraph" style:parent-style-name="Reference">
      <style:text-properties officeooo:paragraph-rsid="003fe9ba"/>
    </style:style>
    <style:style style:name="P193" style:family="paragraph" style:parent-style-name="Text_20_body" style:list-style-name="L1">
      <style:paragraph-properties fo:margin-left="3.81cm" fo:margin-right="0cm" fo:margin-top="0.199cm" fo:margin-bottom="0.21cm" style:contextual-spacing="false" fo:line-height="0.4cm" fo:text-indent="-0.635cm" style:auto-text-indent="false"/>
    </style:style>
    <style:style style:name="P194" style:family="paragraph" style:parent-style-name="Text_20_body" style:list-style-name="L1">
      <style:paragraph-properties fo:margin-left="3.81cm" fo:margin-right="0cm" fo:line-height="0.4cm" fo:text-indent="-0.635cm" style:auto-text-indent="false"/>
      <style:text-properties fo:font-weight="bold" style:font-weight-asian="bold" style:font-weight-complex="bold"/>
    </style:style>
    <style:style style:name="P195" style:family="paragraph" style:parent-style-name="Text_20_body" style:list-style-name="L1">
      <style:paragraph-properties fo:margin-left="3.81cm" fo:margin-right="0cm" fo:line-height="0.4cm" fo:text-indent="-0.635cm" style:auto-text-indent="false"/>
      <style:text-properties fo:font-weight="bold" officeooo:rsid="006a53d5" officeooo:paragraph-rsid="006a53d5" style:font-weight-asian="bold" style:font-weight-complex="bold"/>
    </style:style>
    <style:style style:name="P196" style:family="paragraph" style:parent-style-name="Text_20_body" style:list-style-name="L1">
      <style:paragraph-properties fo:margin-left="3.81cm" fo:margin-right="0cm" fo:line-height="0.4cm" fo:text-indent="-0.635cm" style:auto-text-indent="false"/>
      <style:text-properties fo:font-weight="bold" officeooo:rsid="00343996" officeooo:paragraph-rsid="00343996" style:font-weight-asian="bold" style:font-weight-complex="bold"/>
    </style:style>
    <style:style style:name="T1" style:family="text">
      <style:text-properties officeooo:rsid="004214a3"/>
    </style:style>
    <style:style style:name="T2" style:family="text">
      <style:text-properties officeooo:rsid="0075df25"/>
    </style:style>
    <style:style style:name="T3" style:family="text">
      <style:text-properties officeooo:rsid="0043621d"/>
    </style:style>
    <style:style style:name="T4" style:family="text">
      <style:text-properties officeooo:rsid="00762cfb"/>
    </style:style>
    <style:style style:name="T5" style:family="text">
      <style:text-properties officeooo:rsid="004b01b9"/>
    </style:style>
    <style:style style:name="T6" style:family="text">
      <style:text-properties officeooo:rsid="001fd304"/>
    </style:style>
    <style:style style:name="T7" style:family="text">
      <style:text-properties fo:font-style="italic" style:font-style-asian="italic" style:font-style-complex="italic"/>
    </style:style>
    <style:style style:name="T8" style:family="text">
      <style:text-properties fo:font-style="italic" officeooo:rsid="0020be5f" style:font-style-asian="italic" style:font-style-complex="italic"/>
    </style:style>
    <style:style style:name="T9" style:family="text">
      <style:text-properties fo:font-style="italic" officeooo:rsid="00288001" style:font-style-asian="italic" style:font-style-complex="italic"/>
    </style:style>
    <style:style style:name="T10" style:family="text">
      <style:text-properties fo:font-style="italic" officeooo:rsid="004060c8" style:font-style-asian="italic" style:font-style-complex="italic"/>
    </style:style>
    <style:style style:name="T11" style:family="text">
      <style:text-properties fo:font-style="italic" officeooo:rsid="00416c8b" style:font-style-asian="italic" style:font-style-complex="italic"/>
    </style:style>
    <style:style style:name="T12" style:family="text">
      <style:text-properties fo:font-style="italic" officeooo:rsid="004feecc" style:font-style-asian="italic" style:font-style-complex="italic"/>
    </style:style>
    <style:style style:name="T13" style:family="text">
      <style:text-properties fo:font-style="italic" officeooo:rsid="00550af4" style:font-style-asian="italic" style:font-style-complex="italic"/>
    </style:style>
    <style:style style:name="T14" style:family="text">
      <style:text-properties fo:font-style="italic" officeooo:rsid="00626a13" style:font-style-asian="italic" style:font-style-complex="italic"/>
    </style:style>
    <style:style style:name="T15" style:family="text">
      <style:text-properties fo:font-style="italic" officeooo:rsid="006e837e" style:font-style-asian="italic" style:font-style-complex="italic"/>
    </style:style>
    <style:style style:name="T16" style:family="text">
      <style:text-properties fo:font-style="italic" officeooo:rsid="00707e20" style:font-style-asian="italic" style:font-style-complex="italic"/>
    </style:style>
    <style:style style:name="T17" style:family="text">
      <style:text-properties fo:font-style="italic" officeooo:rsid="007ac158" style:font-style-asian="italic" style:font-style-complex="italic"/>
    </style:style>
    <style:style style:name="T18" style:family="text">
      <style:text-properties fo:font-style="italic" officeooo:rsid="007d3246" style:font-style-asian="italic" style:font-style-complex="italic"/>
    </style:style>
    <style:style style:name="T19" style:family="text">
      <style:text-properties fo:font-style="italic" officeooo:rsid="007ddf7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20be5f" style:font-style-asian="normal" style:font-style-complex="normal"/>
    </style:style>
    <style:style style:name="T23" style:family="text">
      <style:text-properties fo:font-style="normal" officeooo:rsid="00288001" style:font-style-asian="normal" style:font-style-complex="normal"/>
    </style:style>
    <style:style style:name="T24" style:family="text">
      <style:text-properties fo:font-style="normal" officeooo:rsid="00295846" style:font-style-asian="normal" style:font-style-complex="normal"/>
    </style:style>
    <style:style style:name="T25" style:family="text">
      <style:text-properties fo:font-style="normal" officeooo:rsid="002cf00d" style:font-style-asian="normal" style:font-style-complex="normal"/>
    </style:style>
    <style:style style:name="T26" style:family="text">
      <style:text-properties fo:font-style="normal" officeooo:rsid="003199a0" style:font-style-asian="normal" style:font-style-complex="normal"/>
    </style:style>
    <style:style style:name="T27" style:family="text">
      <style:text-properties fo:font-style="normal" officeooo:rsid="003a28c5" style:font-style-asian="normal" style:font-style-complex="normal"/>
    </style:style>
    <style:style style:name="T28" style:family="text">
      <style:text-properties fo:font-style="normal" officeooo:rsid="003d1f07" style:font-style-asian="normal" style:font-style-complex="normal"/>
    </style:style>
    <style:style style:name="T29" style:family="text">
      <style:text-properties fo:font-style="normal" officeooo:rsid="003f7fb3" style:font-style-asian="normal" style:font-style-complex="normal"/>
    </style:style>
    <style:style style:name="T30" style:family="text">
      <style:text-properties fo:font-style="normal" officeooo:rsid="004060c8" style:font-style-asian="normal" style:font-style-complex="normal"/>
    </style:style>
    <style:style style:name="T31" style:family="text">
      <style:text-properties fo:font-style="normal" officeooo:rsid="00416c8b" style:font-style-asian="normal" style:font-style-complex="normal"/>
    </style:style>
    <style:style style:name="T32" style:family="text">
      <style:text-properties fo:font-style="normal" officeooo:rsid="0047ec12" style:font-style-asian="normal" style:font-style-complex="normal"/>
    </style:style>
    <style:style style:name="T33" style:family="text">
      <style:text-properties fo:font-style="normal" officeooo:rsid="004feecc" style:font-style-asian="normal" style:font-style-complex="normal"/>
    </style:style>
    <style:style style:name="T34" style:family="text">
      <style:text-properties fo:font-style="normal" officeooo:rsid="00550af4" style:font-style-asian="normal" style:font-style-complex="normal"/>
    </style:style>
    <style:style style:name="T35" style:family="text">
      <style:text-properties fo:font-style="normal" officeooo:rsid="00626a13" style:font-style-asian="normal" style:font-style-complex="normal"/>
    </style:style>
    <style:style style:name="T36" style:family="text">
      <style:text-properties fo:font-style="normal" officeooo:rsid="0065588b" style:font-style-asian="normal" style:font-style-complex="normal"/>
    </style:style>
    <style:style style:name="T37" style:family="text">
      <style:text-properties fo:font-style="normal" officeooo:rsid="006ed584" style:font-style-asian="normal" style:font-style-complex="normal"/>
    </style:style>
    <style:style style:name="T38" style:family="text">
      <style:text-properties fo:font-style="normal" officeooo:rsid="00707e20" style:font-style-asian="normal" style:font-style-complex="normal"/>
    </style:style>
    <style:style style:name="T39" style:family="text">
      <style:text-properties fo:font-style="normal" officeooo:rsid="007d3246" style:font-style-asian="normal" style:font-style-complex="normal"/>
    </style:style>
    <style:style style:name="T40" style:family="text">
      <style:text-properties fo:font-style="normal" officeooo:rsid="007ddf7c"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bold" officeooo:rsid="00626a13" style:font-style-asian="normal" style:font-weight-asian="bold" style:font-style-complex="normal" style:font-weight-complex="bold"/>
    </style:style>
    <style:style style:name="T43" style:family="text">
      <style:text-properties fo:font-style="normal" fo:font-weight="bold" officeooo:rsid="007ac158" style:font-style-asian="normal" style:font-weight-asian="bold" style:font-style-complex="normal" style:font-weight-complex="bold"/>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3f7fb3" style:font-style-asian="normal" style:font-weight-asian="normal" style:font-style-complex="normal" style:font-weight-complex="normal"/>
    </style:style>
    <style:style style:name="T46" style:family="text">
      <style:text-properties fo:font-style="normal" fo:font-weight="normal" officeooo:rsid="003f0e67" style:font-style-asian="normal" style:font-weight-asian="normal" style:font-style-complex="normal" style:font-weight-complex="normal"/>
    </style:style>
    <style:style style:name="T47" style:family="text">
      <style:text-properties fo:font-style="normal" fo:font-weight="normal" officeooo:rsid="007d3246" style:font-style-asian="normal" style:font-weight-asian="normal" style:font-style-complex="normal" style:font-weight-complex="normal"/>
    </style:style>
    <style:style style:name="T48" style:family="text">
      <style:text-properties fo:color="#000000" loext:opacity="100%"/>
    </style:style>
    <style:style style:name="T49" style:family="text">
      <style:text-properties fo:color="#000000" loext:opacity="100%" style:font-name="Courier New1" fo:font-size="10pt" style:font-name-asian="Courier New1" style:font-size-asian="10pt" style:font-name-complex="Courier New1" style:font-size-complex="10pt"/>
    </style:style>
    <style:style style:name="T50" style:family="text">
      <style:text-properties fo:color="#000000" loext:opacity="100%" style:font-name="Courier New1" fo:font-size="10pt" officeooo:rsid="00237df1" style:font-name-asian="Courier New1" style:font-size-asian="10pt" style:font-name-complex="Courier New1" style:font-size-complex="10pt"/>
    </style:style>
    <style:style style:name="T51" style:family="text">
      <style:text-properties fo:color="#000000" loext:opacity="100%" style:font-name="Courier New1" fo:font-size="10pt" fo:font-style="normal" style:font-name-asian="Courier New1" style:font-size-asian="10pt" style:font-style-asian="normal" style:font-name-complex="Courier New1" style:font-size-complex="10pt" style:font-style-complex="normal"/>
    </style:style>
    <style:style style:name="T52" style:family="text">
      <style:text-properties fo:color="#000000" loext:opacity="100%" style:font-name="Courier New1" fo:font-size="10pt" fo:font-style="italic" style:font-name-asian="Courier New1" style:font-size-asian="10pt" style:font-style-asian="italic" style:font-name-complex="Courier New1" style:font-size-complex="10pt" style:font-style-complex="italic"/>
    </style:style>
    <style:style style:name="T53" style:family="text">
      <style:text-properties fo:color="#000000" loext:opacity="100%" style:text-underline-style="none"/>
    </style:style>
    <style:style style:name="T54" style:family="text">
      <style:text-properties fo:color="#000000" loext:opacity="100%" fo:font-style="italic" style:font-style-asian="italic" style:font-style-complex="italic"/>
    </style:style>
    <style:style style:name="T55" style:family="text">
      <style:text-properties fo:color="#000000" loext:opacity="100%" officeooo:rsid="003199a0"/>
    </style:style>
    <style:style style:name="T56" style:family="text">
      <style:text-properties fo:color="#000000" loext:opacity="100%" style:font-name="Courier New" fo:font-size="10pt" style:font-size-asian="10pt"/>
    </style:style>
    <style:style style:name="T57" style:family="text">
      <style:text-properties fo:color="#000000" loext:opacity="100%" style:font-name="Courier New" fo:font-size="10pt" officeooo:rsid="00343996" style:font-size-asian="10pt"/>
    </style:style>
    <style:style style:name="T58" style:family="text">
      <style:text-properties fo:color="#000000" loext:opacity="100%" style:font-name="Courier New" fo:font-size="10pt" fo:font-style="normal" style:font-size-asian="10pt" style:font-style-asian="normal" style:font-style-complex="normal"/>
    </style:style>
    <style:style style:name="T59" style:family="text">
      <style:text-properties fo:color="#000000" loext:opacity="100%" style:font-name="Courier New" fo:font-size="10pt" fo:font-style="italic" style:font-size-asian="10pt" style:font-style-asian="italic"/>
    </style:style>
    <style:style style:name="T60" style:family="text">
      <style:text-properties fo:font-weight="bold" style:font-weight-asian="bold" style:font-weight-complex="bold"/>
    </style:style>
    <style:style style:name="T61" style:family="text">
      <style:text-properties fo:font-weight="bold" officeooo:rsid="00237df1" style:font-weight-asian="bold" style:font-weight-complex="bold"/>
    </style:style>
    <style:style style:name="T62" style:family="text">
      <style:text-properties fo:font-weight="bold" officeooo:rsid="007fc57d" style:font-weight-asian="bold" style:font-weight-complex="bold"/>
    </style:style>
    <style:style style:name="T63" style:family="text">
      <style:text-properties style:font-name="Courier New1" fo:font-size="10pt" style:font-name-asian="Courier New1" style:font-size-asian="10pt" style:font-name-complex="Courier New1" style:font-size-complex="10pt"/>
    </style:style>
    <style:style style:name="T64" style:family="text">
      <style:text-properties style:font-name="Courier New1" fo:font-size="10pt" fo:language="zxx" fo:country="none" style:font-name-asian="Courier New1" style:font-size-asian="10pt" style:font-name-complex="Courier New1" style:font-size-complex="10pt"/>
    </style:style>
    <style:style style:name="T65" style:family="text">
      <style:text-properties style:font-name="Courier New1" fo:font-size="10pt" fo:language="zxx" fo:country="none" officeooo:rsid="00597218" style:font-name-asian="Courier New1" style:font-size-asian="10pt" style:font-name-complex="Courier New1" style:font-size-complex="10pt"/>
    </style:style>
    <style:style style:name="T66" style:family="text">
      <style:text-properties style:font-name="Courier New1" fo:font-size="10pt" fo:language="zxx" fo:country="none" officeooo:rsid="005c0c88" style:font-name-asian="Courier New1" style:font-size-asian="10pt" style:font-name-complex="Courier New1" style:font-size-complex="10pt"/>
    </style:style>
    <style:style style:name="T67" style:family="text">
      <style:text-properties style:font-name="Courier New1" fo:font-size="10pt" fo:language="zxx" fo:country="none" officeooo:rsid="005d7f97" style:font-name-asian="Courier New1" style:font-size-asian="10pt" style:font-name-complex="Courier New1" style:font-size-complex="10pt"/>
    </style:style>
    <style:style style:name="T68" style:family="text">
      <style:text-properties style:font-name="Courier New1" fo:font-size="10pt" fo:language="zxx" fo:country="none" fo:font-style="normal" fo:font-weight="bold" officeooo:rsid="00626a13" style:font-name-asian="Courier New1" style:font-size-asian="10pt" style:font-style-asian="normal" style:font-weight-asian="bold" style:font-name-complex="Courier New1" style:font-size-complex="10pt" style:font-style-complex="normal" style:font-weight-complex="bold"/>
    </style:style>
    <style:style style:name="T69" style:family="text">
      <style:text-properties style:font-name="Courier New1" fo:font-size="10pt" fo:language="zxx" fo:country="none" fo:font-style="normal" fo:font-weight="normal" officeooo:rsid="007d3246" style:font-name-asian="Courier New1" style:font-size-asian="10pt" style:font-style-asian="normal" style:font-weight-asian="normal" style:font-name-complex="Courier New1" style:font-size-complex="10pt" style:font-style-complex="normal" style:font-weight-complex="normal"/>
    </style:style>
    <style:style style:name="T70" style:family="text">
      <style:text-properties style:font-name="Courier New1" fo:font-style="normal" fo:font-weight="normal" style:font-style-asian="normal" style:font-weight-asian="normal" style:font-style-complex="normal" style:font-weight-complex="normal"/>
    </style:style>
    <style:style style:name="T71" style:family="text">
      <style:text-properties style:font-name="Courier New1" fo:font-style="normal" style:font-style-asian="normal" style:font-style-complex="normal"/>
    </style:style>
    <style:style style:name="T72" style:family="text">
      <style:text-properties style:use-window-font-color="true" loext:opacity="0%" style:font-name="Courier New1" fo:font-size="10pt" style:font-name-asian="Courier New1" style:font-size-asian="10pt" style:font-name-complex="Courier New1" style:font-size-complex="10pt"/>
    </style:style>
    <style:style style:name="T73" style:family="text">
      <style:text-properties fo:color="#141312" loext:opacity="100%"/>
    </style:style>
    <style:style style:name="T74" style:family="text">
      <style:text-properties fo:language="en" fo:country="US"/>
    </style:style>
    <style:style style:name="T75" style:family="text">
      <style:text-properties fo:language="en" fo:country="US" fo:font-style="italic" style:font-style-asian="italic" style:font-style-complex="italic"/>
    </style:style>
    <style:style style:name="T76" style:family="text">
      <style:text-properties style:text-underline-style="solid" style:text-underline-width="auto" style:text-underline-color="font-color" fo:font-weight="bold" style:font-weight-asian="bold" style:font-weight-complex="bold"/>
    </style:style>
    <style:style style:name="T77" style:family="text">
      <style:text-properties style:font-name="Arial1" fo:font-style="normal" fo:font-weight="normal" style:font-style-asian="normal" style:font-weight-asian="normal" style:font-style-complex="normal" style:font-weight-complex="normal"/>
    </style:style>
    <style:style style:name="T78" style:family="text">
      <style:text-properties style:font-name="Arial1" fo:font-style="normal" fo:font-weight="normal" officeooo:rsid="006e837e" style:font-style-asian="normal" style:font-weight-asian="normal" style:font-style-complex="normal" style:font-weight-complex="normal"/>
    </style:style>
    <style:style style:name="T79" style:family="text">
      <style:text-properties style:font-name="Arial1" fo:font-style="normal" fo:font-weight="normal" officeooo:rsid="007ac158" style:font-style-asian="normal" style:font-weight-asian="normal" style:font-style-complex="normal" style:font-weight-complex="normal"/>
    </style:style>
    <style:style style:name="T80" style:family="text">
      <style:text-properties style:font-name="Arial1" fo:font-style="normal" style:font-style-asian="normal" style:font-style-complex="normal"/>
    </style:style>
    <style:style style:name="T81" style:family="text">
      <style:text-properties style:font-name="Arial1" fo:font-style="normal" fo:font-weight="bold" officeooo:rsid="006e837e" style:font-style-asian="normal" style:font-weight-asian="bold" style:font-style-complex="normal" style:font-weight-complex="bold"/>
    </style:style>
    <style:style style:name="T82" style:family="text">
      <style:text-properties style:font-name="Arial1" fo:font-style="italic" fo:font-weight="normal" style:font-style-asian="italic" style:font-weight-asian="normal" style:font-style-complex="italic" style:font-weight-complex="normal"/>
    </style:style>
    <style:style style:name="T83" style:family="text">
      <style:text-properties fo:color="#7f0055" loext:opacity="100%" fo:font-weight="bold" style:font-weight-asian="bold" style:font-weight-complex="bold"/>
    </style:style>
    <style:style style:name="T84" style:family="text">
      <style:text-properties fo:color="#7f0055" loext:opacity="100%"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T85" style:family="text">
      <style:text-properties fo:color="#7f0055" loext:opacity="100%" style:font-name="Courier New" fo:font-size="10pt" fo:font-weight="bold" style:font-size-asian="10pt" style:font-weight-asian="bold"/>
    </style:style>
    <style:style style:name="T86" style:family="text">
      <style:text-properties fo:color="#646464" loext:opacity="100%"/>
    </style:style>
    <style:style style:name="T87" style:family="text">
      <style:text-properties fo:color="#646464" loext:opacity="100%" style:font-name="Courier New" fo:font-size="10pt" fo:language="zxx" fo:country="none" style:font-size-asian="10pt"/>
    </style:style>
    <style:style style:name="T88" style:family="text">
      <style:text-properties fo:color="#2a00ff" loext:opacity="100%"/>
    </style:style>
    <style:style style:name="T89" style:family="text">
      <style:text-properties fo:color="#2a00ff" loext:opacity="100%" style:font-name="Courier New" fo:font-size="10pt" style:font-size-asian="10pt"/>
    </style:style>
    <style:style style:name="T90" style:family="text">
      <style:text-properties fo:color="#2a00ff" loext:opacity="100%" style:font-name="Courier New" fo:font-size="10pt" officeooo:rsid="00343996" style:font-size-asian="10pt"/>
    </style:style>
    <style:style style:name="T91" style:family="text">
      <style:text-properties fo:color="#3f7f5f" loext:opacity="100%"/>
    </style:style>
    <style:style style:name="T92" style:family="text">
      <style:text-properties fo:color="#0000c0" loext:opacity="100%"/>
    </style:style>
    <style:style style:name="T93" style:family="text">
      <style:text-properties fo:color="#0000c0" loext:opacity="100%" style:font-name="Courier New1" fo:font-size="10pt" fo:font-style="italic" style:font-name-asian="Courier New1" style:font-size-asian="10pt" style:font-style-asian="italic" style:font-name-complex="Courier New1" style:font-size-complex="10pt" style:font-style-complex="italic"/>
    </style:style>
    <style:style style:name="T94" style:family="text">
      <style:text-properties fo:color="#0000c0" loext:opacity="100%" fo:font-style="italic" style:font-style-asian="italic" style:font-style-complex="italic"/>
    </style:style>
    <style:style style:name="T95" style:family="text">
      <style:text-properties style:text-underline-style="none"/>
    </style:style>
    <style:style style:name="T96" style:family="text">
      <style:text-properties fo:font-weight="normal" style:font-weight-asian="normal" style:font-weight-complex="normal"/>
    </style:style>
    <style:style style:name="T97" style:family="text">
      <style:text-properties fo:font-weight="normal" officeooo:rsid="0030e285" style:font-weight-asian="normal" style:font-weight-complex="normal"/>
    </style:style>
    <style:style style:name="T98" style:family="text">
      <style:text-properties fo:font-weight="normal" officeooo:rsid="007ac158" style:font-weight-asian="normal" style:font-weight-complex="normal"/>
    </style:style>
    <style:style style:name="T99" style:family="text">
      <style:text-properties officeooo:rsid="00237df1"/>
    </style:style>
    <style:style style:name="T100" style:family="text">
      <style:text-properties officeooo:rsid="00252f97"/>
    </style:style>
    <style:style style:name="T101" style:family="text">
      <style:text-properties officeooo:rsid="0027d8ee"/>
    </style:style>
    <style:style style:name="T102" style:family="text">
      <style:text-properties officeooo:rsid="00288001"/>
    </style:style>
    <style:style style:name="T103" style:family="text">
      <style:text-properties officeooo:rsid="00295846"/>
    </style:style>
    <style:style style:name="T104" style:family="text">
      <style:text-properties officeooo:rsid="002a31c9"/>
    </style:style>
    <style:style style:name="T105" style:family="text">
      <style:text-properties officeooo:rsid="002cf00d"/>
    </style:style>
    <style:style style:name="T106" style:family="text">
      <style:text-properties officeooo:rsid="0030abba"/>
    </style:style>
    <style:style style:name="T107" style:family="text">
      <style:text-properties officeooo:rsid="003199a0"/>
    </style:style>
    <style:style style:name="T108" style:family="text">
      <style:text-properties fo:color="#6a3e3e" loext:opacity="100%" style:font-name="Courier New" fo:font-size="10pt" style:font-size-asian="10pt"/>
    </style:style>
    <style:style style:name="T109" style:family="text">
      <style:text-properties officeooo:rsid="003ed470"/>
    </style:style>
    <style:style style:name="T110" style:family="text">
      <style:text-properties officeooo:rsid="003f7fb3"/>
    </style:style>
    <style:style style:name="T111" style:family="text">
      <style:text-properties style:font-name="Arial" fo:font-size="10pt" fo:language="en" fo:country="US" style:font-name-asian="CMR10" style:font-size-asian="10pt" style:font-name-complex="Tahoma" style:font-size-complex="10pt"/>
    </style:style>
    <style:style style:name="T112" style:family="text">
      <style:text-properties style:font-name="Arial" fo:font-size="10pt" fo:language="en" fo:country="US" fo:font-style="italic" style:font-name-asian="CMR10" style:font-size-asian="10pt" style:font-style-asian="italic" style:font-name-complex="Tahoma" style:font-size-complex="10pt" style:font-style-complex="italic"/>
    </style:style>
    <style:style style:name="T113" style:family="text">
      <style:text-properties style:font-name="Arial" fo:font-size="10pt" fo:language="en" fo:country="US" fo:font-style="normal" style:font-name-asian="CMR10" style:font-size-asian="10pt" style:font-style-asian="normal" style:font-name-complex="Tahoma" style:font-size-complex="10pt" style:font-style-complex="normal"/>
    </style:style>
    <style:style style:name="T114" style:family="text">
      <style:text-properties style:font-name="Arial" fo:font-size="10pt" fo:language="en" fo:country="US" fo:font-style="normal" officeooo:rsid="003fe9ba" style:font-name-asian="CMR10" style:font-size-asian="10pt" style:font-style-asian="normal" style:font-name-complex="Tahoma" style:font-size-complex="10pt" style:font-style-complex="normal"/>
    </style:style>
    <style:style style:name="T115" style:family="text">
      <style:text-properties style:font-name="Arial" fo:font-size="10pt" fo:language="en" fo:country="US" fo:font-style="normal" officeooo:rsid="004b01b9" style:font-name-asian="CMR10" style:font-size-asian="10pt" style:font-style-asian="normal" style:font-name-complex="Tahoma" style:font-size-complex="10pt" style:font-style-complex="normal"/>
    </style:style>
    <style:style style:name="T116" style:family="text">
      <style:text-properties style:font-name="Arial" fo:font-size="10pt" fo:language="en" fo:country="US" fo:font-style="normal" officeooo:rsid="00548d4d" style:font-name-asian="CMR10" style:font-size-asian="10pt" style:font-style-asian="normal" style:font-name-complex="Tahoma" style:font-size-complex="10pt" style:font-style-complex="normal"/>
    </style:style>
    <style:style style:name="T117" style:family="text">
      <style:text-properties officeooo:rsid="004060c8"/>
    </style:style>
    <style:style style:name="T118" style:family="text">
      <style:text-properties officeooo:rsid="00416c8b"/>
    </style:style>
    <style:style style:name="T119" style:family="text">
      <style:text-properties officeooo:rsid="00344276"/>
    </style:style>
    <style:style style:name="T120" style:family="text">
      <style:text-properties officeooo:rsid="001546ef"/>
    </style:style>
    <style:style style:name="T121" style:family="text">
      <style:text-properties officeooo:rsid="00160fc8"/>
    </style:style>
    <style:style style:name="T122" style:family="text">
      <style:text-properties officeooo:rsid="004460f6"/>
    </style:style>
    <style:style style:name="T123" style:family="text">
      <style:text-properties officeooo:rsid="00498384"/>
    </style:style>
    <style:style style:name="T124" style:family="text">
      <style:text-properties officeooo:rsid="004feecc"/>
    </style:style>
    <style:style style:name="T125" style:family="text">
      <style:text-properties fo:font-size="10pt" officeooo:rsid="004feecc"/>
    </style:style>
    <style:style style:name="T126" style:family="text">
      <style:text-properties fo:font-size="10pt" officeooo:rsid="005d7f97"/>
    </style:style>
    <style:style style:name="T127" style:family="text">
      <style:text-properties fo:font-size="10pt" fo:font-style="normal" officeooo:rsid="0065588b" style:font-style-asian="normal" style:font-style-complex="normal"/>
    </style:style>
    <style:style style:name="T128" style:family="text">
      <style:text-properties officeooo:rsid="0058266f"/>
    </style:style>
    <style:style style:name="T129" style:family="text">
      <style:text-properties officeooo:rsid="00597218"/>
    </style:style>
    <style:style style:name="T130" style:family="text">
      <style:text-properties officeooo:rsid="005d9f23"/>
    </style:style>
    <style:style style:name="T131" style:family="text">
      <style:text-properties officeooo:rsid="006dbb6d"/>
    </style:style>
    <style:style style:name="T132" style:family="text">
      <style:text-properties officeooo:rsid="006e837e"/>
    </style:style>
    <style:style style:name="T133" style:family="text">
      <style:text-properties style:font-name="Courier New2" fo:font-style="normal" fo:font-weight="bold" officeooo:rsid="006e837e" style:font-style-asian="italic" style:font-weight-asian="bold" style:font-style-complex="italic" style:font-weight-complex="bold"/>
    </style:style>
    <style:style style:name="T134" style:family="text">
      <style:text-properties style:font-name="Courier New2" fo:font-size="10pt" fo:font-style="normal" fo:font-weight="bold" officeooo:rsid="006e837e" style:font-style-asian="italic" style:font-weight-asian="bold" style:font-name-complex="Tahoma" style:font-style-complex="italic" style:font-weight-complex="bold"/>
    </style:style>
    <style:style style:name="T135" style:family="text">
      <style:text-properties officeooo:rsid="006ed584"/>
    </style:style>
    <style:style style:name="T136" style:family="text">
      <style:text-properties officeooo:rsid="00707e20"/>
    </style:style>
    <style:style style:name="T137" style:family="text">
      <style:text-properties officeooo:rsid="0070e77c"/>
    </style:style>
    <style:style style:name="T138" style:family="text">
      <style:text-properties officeooo:rsid="0072757b"/>
    </style:style>
    <style:style style:name="T139" style:family="text">
      <style:text-properties officeooo:rsid="007ac158"/>
    </style:style>
    <style:style style:name="T140" style:family="text">
      <style:text-properties officeooo:rsid="007d3246"/>
    </style:style>
    <style:style style:name="T141" style:family="text">
      <style:text-properties officeooo:rsid="007ddf7c"/>
    </style:style>
    <style:style style:name="T142" style:family="text">
      <style:text-properties officeooo:rsid="007f33da"/>
    </style:style>
    <style:style style:name="T143" style:family="text">
      <style:text-properties officeooo:rsid="007fc57d"/>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60"/>
      <text:p text:style-name="P17"/>
      <text:p text:style-name="P17"/>
      <text:p text:style-name="P17"/>
      <text:p text:style-name="P17">Overture Technical Report Series</text:p>
      <text:p text:style-name="P18">No. TR-007</text:p>
      <text:p text:style-name="P19"><text:date style:data-style-name="N111" text:date-value="2023-02-09T21:40:01.026399107">February 2023</text:date></text:p>
      <text:p text:style-name="P17"/>
      <text:p text:style-name="P17"/>
      <text:p text:style-name="P17"/>
      <text:p text:style-name="P17"/>
      <text:p text:style-name="P17"/>
      <text:p text:style-name="P20">VDMJ Tool Support: User Guide</text:p>
      <text:p text:style-name="P21">by</text:p>
      <text:p text:style-name="P21">Nick Battle</text:p>
      <text:p text:style-name="P21">Fujitsu UK</text:p>
      <text:list xml:id="list943411346" text:style-name="Outline">
        <text:list-item>
          <text:h text:style-name="P164" text:outline-level="1"><text:bookmark-start text:name="__RefHeading___Toc7165_985567249"/>Document Control<text:bookmark-end text:name="__RefHeading___Toc7165_985567249"/></text:h>
          <text:list>
            <text:list-item>
              <text:h text:style-name="Heading_20_2" text:outline-level="2"><text:bookmark-start text:name="__RefHeading___Toc7167_985567249"/>Table of Contents<text:bookmark-end text:name="__RefHeading___Toc7167_985567249"/></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61"><text:s/>0. <text:s text:c="2"/>Document Control<text:tab/>2</text:p>
          <text:p text:style-name="P162"><text:s/>0.1. <text:s text:c="2"/>Table of Contents<text:tab/>2</text:p>
          <text:p text:style-name="P162"><text:s/>0.2. <text:s text:c="2"/>References<text:tab/>2</text:p>
          <text:p text:style-name="P162"><text:s/>0.3. <text:s text:c="2"/>Document History<text:tab/>3</text:p>
          <text:p text:style-name="P162"><text:s/>0.4. <text:s text:c="2"/>Copyright<text:tab/>4</text:p>
          <text:p text:style-name="P161"><text:s/>1. <text:s text:c="2"/>Introduction<text:tab/>5</text:p>
          <text:p text:style-name="P162"><text:s/>1.1. <text:s text:c="2"/>VDM<text:tab/>5</text:p>
          <text:p text:style-name="P161"><text:s/>2. <text:s text:c="2"/>Using VDMJ<text:tab/>6</text:p>
          <text:p text:style-name="P162"><text:s/>2.1. <text:s text:c="2"/>Starting VDMJ<text:tab/>6</text:p>
          <text:p text:style-name="P162"><text:s/>2.2. <text:s text:c="2"/>Command Line Recall<text:tab/>9</text:p>
          <text:p text:style-name="P162"><text:s/>2.3. <text:s text:c="2"/>Source File Formats<text:tab/>9</text:p>
          <text:p text:style-name="P162"><text:s/>2.4. <text:s text:c="2"/>Parsing, Type Checking, and Proof Obligations<text:tab/>11</text:p>
          <text:p text:style-name="P162"><text:s/>2.5. <text:s text:c="2"/>The Interpreter<text:tab/>11</text:p>
          <text:p text:style-name="P163"><text:s/>2.5.1. <text:s text:c="2"/>Suppressing Runtime Checks<text:tab/>20</text:p>
          <text:p text:style-name="P162"><text:s/>2.6. <text:s text:c="2"/>Debugging<text:tab/>20</text:p>
          <text:p text:style-name="P163"><text:s/>2.6.1. <text:s text:c="2"/>Single-threaded Debugging<text:tab/>20</text:p>
          <text:p text:style-name="P163"><text:s/>2.6.2. <text:s text:c="2"/>VDM++ Multi-threaded Debugging<text:tab/>24</text:p>
          <text:p text:style-name="P162"><text:s/>2.7. <text:s text:c="2"/>Sessions<text:tab/>27</text:p>
          <text:p text:style-name="P162"><text:s/>2.8. <text:s text:c="2"/>Interrupting Executions<text:tab/>28</text:p>
          <text:p text:style-name="P162"><text:s/>2.9. <text:s text:c="2"/>Standard Libraries<text:tab/>29</text:p>
          <text:p text:style-name="P161"><text:s/>3. <text:s text:c="2"/>VDMJUnit Testing<text:tab/>30</text:p>
          <text:p text:style-name="P161"><text:s/>4. <text:s text:c="2"/>Combinatorial Testing<text:tab/>34</text:p>
          <text:p text:style-name="P162"><text:s/>4.1. <text:s text:c="2"/>Debugging Tests<text:tab/>37</text:p>
          <text:p text:style-name="P162"><text:s/>4.2. <text:s text:c="2"/>Filtering Tests<text:tab/>40</text:p>
          <text:p text:style-name="P161"><text:s/>5. <text:s text:c="2"/>Annotations<text:tab/>43</text:p>
          <text:p text:style-name="P162"><text:s/>5.1. <text:s text:c="2"/>Overview<text:tab/>43</text:p>
          <text:p text:style-name="P162"><text:s/>5.2. <text:s text:c="2"/>Syntax<text:tab/>43</text:p>
          <text:p text:style-name="P161"><text:s/>6. <text:s text:c="2"/>Internationalization (I18N)<text:tab/>44</text:p>
          <text:p text:style-name="P161"><text:s/>7. <text:s text:c="2"/>The vdmj.properties File<text:tab/>45</text:p>
          <text:p text:style-name="P161"><text:s/>8. <text:s text:c="2"/>Appendix A: The shmem Example<text:tab/>49</text:p>
          <text:p text:style-name="P161"><text:s/>9. <text:s text:c="2"/>Appendix B: Supported Character Sets<text:tab/>53</text:p>
        </text:index-body>
      </text:table-of-content>
      <text:list xml:id="list214002350769172" text:continue-numbering="true" text:style-name="Outline">
        <text:list-item>
          <text:list>
            <text:list-item>
              <text:h text:style-name="P166" text:outline-level="2"><text:bookmark-start text:name="__RefHeading___Toc7169_985567249"/>References<text:bookmark-end text:name="__RefHeading___Toc7169_985567249"/></text:h>
            </text:list-item>
          </text:list>
        </text:list-item>
      </text:list>
      <text:list text:style-name="RefNumber">
        <text:list-item>
          <text:p text:style-name="Reference"><text:bookmark-start text:name="__RefNumPara__7501_887378419"/>Wikipedia entry for The Vienna Development Method, http://en.wikipedia.org/wiki/Vienna_Development_Method<text:bookmark-end text:name="__RefNumPara__7501_887378419"/></text:p>
        </text:list-item>
        <text:list-item>
          <text:p text:style-name="Reference"><text:bookmark-start text:name="__RefNumPara__7503_887378419"/>Wikipedia entry for Specification Languages, http://en.wikipedia.org/wiki/Specification_language<text:bookmark-end text:name="__RefNumPara__7503_887378419"/></text:p>
        </text:list-item>
        <text:list-item>
          <text:p text:style-name="Reference">The VDM Portal, http://www.vdmportal.org/twiki/bin/view</text:p>
        </text:list-item>
        <text:list-item>
          <text:p text:style-name="Reference"><text:soft-page-break/>The VDMTools VDM-SL Language Manual, http://www.vdmtools.jp/uploads/manuals/langmansl_a4E.pdf</text:p>
        </text:list-item>
        <text:list-item>
          <text:p text:style-name="P189">The VDMTools VDM++ Language Manual, http://www.vdmtools.jp/uploads/manuals/langmanpp_a4E.pdf</text:p>
        </text:list-item>
        <text:list-item>
          <text:p text:style-name="P189">Validated Designs for Object-oriented Systems, by John Fitzgerald et. al., <text:a xlink:type="simple" xlink:href="http://www.vdmbook.com/" text:style-name="Internet_20_link" text:visited-style-name="Visited_20_Internet_20_Link">http://www.vdmbook.com/</text:a></text:p>
        </text:list-item>
        <text:list-item>
          <text:p text:style-name="P189"><text:bookmark-start text:name="__RefNumPara__7594_887378419"/>User Manual for the Overture Combinatorial Testing Plug-in, by Peter Gorm Larsen and Kenneth Lausdahl.<text:bookmark-end text:name="__RefNumPara__7594_887378419"/></text:p>
        </text:list-item>
        <text:list-item>
          <text:p text:style-name="P189"><text:bookmark-start text:name="__RefNumPara__7497_887378419"/>Overture, Open-source Tools for Formal Modelling, <text:a xlink:type="simple" xlink:href="http://www.overturetool.org/" text:style-name="Internet_20_link" text:visited-style-name="Visited_20_Internet_20_Link">http://www.overturetool.org/</text:a><text:bookmark-end text:name="__RefNumPara__7497_887378419"/></text:p>
        </text:list-item>
        <text:list-item>
          <text:p text:style-name="P189"><text:bookmark-start text:name="__RefNumPara__7495_887378419"/>VDMJ Project, <text:span text:style-name="T7">SourceForge</text:span>, <text:a xlink:type="simple" xlink:href="https://sourceforge.net/projects/vdmj/" text:style-name="Internet_20_link" text:visited-style-name="Visited_20_Internet_20_Link">https://sourceforge.net/projects/vdmj/</text:a><text:bookmark-end text:name="__RefNumPara__7495_887378419"/></text:p>
        </text:list-item>
        <text:list-item>
          <text:p text:style-name="Reference"><text:bookmark-start text:name="__RefNumPara__7015_3082763341"/><text:span text:style-name="T75">VDMJ Design Specification</text:span><text:span text:style-name="T74">, Nick Battle.</text:span><text:bookmark-end text:name="__RefNumPara__7015_3082763341"/></text:p>
        </text:list-item>
        <text:list-item>
          <text:p text:style-name="Reference"><text:bookmark-start text:name="__RefNumPara__7590_887378419"/><text:span text:style-name="T75">Combinatorial Testing for VDM++.</text:span><text:span text:style-name="T74"> </text:span><text:span text:style-name="T111">Peter Gorm Larsen, Kenneth Lausdahl, and Nick Battle, SEFM-2010.</text:span><text:bookmark-end text:name="__RefNumPara__7590_887378419"/></text:p>
        </text:list-item>
        <text:list-item>
          <text:p text:style-name="Reference"><text:bookmark-start text:name="__RefNumPara__7596_887378419"/><text:span text:style-name="T111">JUnit Test Framework, </text:span><text:a xlink:type="simple" xlink:href="http://en.wikipedia.org/wiki/JUnit" text:style-name="Internet_20_link" text:visited-style-name="Visited_20_Internet_20_Link">http://en.wikipedia.org/wiki/JUnit</text:a><text:bookmark-end text:name="__RefNumPara__7596_887378419"/></text:p>
        </text:list-item>
        <text:list-item>
          <text:p text:style-name="P190"><text:bookmark-start text:name="__RefNumPara__7598_887378419"/><text:span text:style-name="T111">The </text:span><text:span text:style-name="T112">rlwrap </text:span><text:span text:style-name="T113">manual page, </text:span><text:a xlink:type="simple" xlink:href="http://linux.die.net/man/1/rlwrap" text:style-name="Internet_20_link" text:visited-style-name="Visited_20_Internet_20_Link">http://linux.die.net/man/1/rlwrap</text:a><text:bookmark-end text:name="__RefNumPara__7598_887378419"/></text:p>
        </text:list-item>
        <text:list-item>
          <text:p text:style-name="P191"><text:bookmark-start text:name="__RefNumPara__7600_887378419"/>VDMJ Annotations Guide, 15/02/19.<text:bookmark-end text:name="__RefNumPara__7600_887378419"/></text:p>
        </text:list-item>
        <text:list-item>
          <text:p text:style-name="P192"><text:bookmark-start text:name="__RefNumPara__7499_887378419"/><text:span text:style-name="T114">Visual Studio Code extension for VDM language support , </text:span><text:a xlink:type="simple" xlink:href="https://github.com/jonaskrask/vdm-vscode" text:style-name="Internet_20_link" text:visited-style-name="Visited_20_Internet_20_Link">https://github.com/jonaskrask/vdm-vscode</text:a><text:span text:style-name="T115">.</text:span><text:bookmark-end text:name="__RefNumPara__7499_887378419"/></text:p>
        </text:list-item>
        <text:list-item>
          <text:p text:style-name="P192"><text:bookmark-start text:name="__RefNumPara__7602_887378419"/><text:span text:style-name="T115">VDM Combinatorial Testing Guidelines, Nick Battle, </text:span><text:span text:style-name="T116">P</text:span><text:span text:style-name="T115">eter Gorm Larsen.</text:span><text:bookmark-end text:name="__RefNumPara__7602_887378419"/></text:p>
        </text:list-item>
      </text:list>
      <text:list xml:id="list214002836266404" text:continue-list="list214002350769172" text:style-name="Outline">
        <text:list-item>
          <text:list>
            <text:list-item>
              <text:h text:style-name="Heading_20_2" text:outline-level="2"><text:bookmark-start text:name="__RefHeading___Toc7171_985567249"/>Document History<text:bookmark-end text:name="__RefHeading___Toc7171_985567249"/></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109">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P135">Issue 0.9</text:p>
          </table:table-cell>
          <table:table-cell table:style-name="History.B2" office:value-type="date" office:date-value="2009-10-14">
            <text:p text:style-name="P135">14/10/09</text:p>
          </table:table-cell>
          <table:table-cell table:style-name="History.A1" office:value-type="string">
            <text:p text:style-name="P135">Minor changes.</text:p>
          </table:table-cell>
        </table:table-row>
        <table:table-row>
          <table:table-cell table:style-name="History.A1" office:value-type="string">
            <text:p text:style-name="P135">Issue 0.10</text:p>
          </table:table-cell>
          <table:table-cell table:style-name="History.B2" office:value-type="date" office:date-value="2009-10-30">
            <text:p text:style-name="P135">30/10/09</text:p>
          </table:table-cell>
          <table:table-cell table:style-name="History.A1" office:value-type="string">
            <text:p text:style-name="P135">Minor changes.</text:p>
          </table:table-cell>
        </table:table-row>
        <table:table-row>
          <table:table-cell table:style-name="History.A1" office:value-type="string">
            <text:p text:style-name="P135">Issue 0.11</text:p>
          </table:table-cell>
          <table:table-cell table:style-name="History.A1" office:value-type="string">
            <text:p text:style-name="P135">09/12/09</text:p>
          </table:table-cell>
          <table:table-cell table:style-name="History.A1" office:value-type="string">
            <text:p text:style-name="P135">Added GPL copyright section.</text:p>
          </table:table-cell>
        </table:table-row>
        <table:table-row>
          <table:table-cell table:style-name="History.A1" office:value-type="string">
            <text:p text:style-name="P135">Issue 1.0</text:p>
          </table:table-cell>
          <table:table-cell table:style-name="History.A1" office:value-type="string">
            <text:p text:style-name="P135">15/01/13</text:p>
          </table:table-cell>
          <table:table-cell table:style-name="History.A1" office:value-type="string">
            <text:p text:style-name="P135">Update for Overture 1.0.0 release and misc corrections</text:p>
          </table:table-cell>
        </table:table-row>
        <table:table-row>
          <table:table-cell table:style-name="History.A1" office:value-type="string">
            <text:p text:style-name="P136">Issue 1.1</text:p>
          </table:table-cell>
          <table:table-cell table:style-name="History.A1" office:value-type="string">
            <text:p text:style-name="P131">18/02/13</text:p>
          </table:table-cell>
          <table:table-cell table:style-name="History.A1" office:value-type="string">
            <text:p text:style-name="P136">Added VDMJUnit section.</text:p>
          </table:table-cell>
        </table:table-row>
        <table:table-row>
          <table:table-cell table:style-name="History.A1" office:value-type="string">
            <text:p text:style-name="P132">Issue 1.2</text:p>
          </table:table-cell>
          <table:table-cell table:style-name="History.A1" office:value-type="string">
            <text:p text:style-name="P132">30/12/15</text:p>
          </table:table-cell>
          <table:table-cell table:style-name="History.A1" office:value-type="string">
            <text:p text:style-name="P132">Updated for <text:span text:style-name="T6">VDMJ </text:span>3.1.1</text:p>
          </table:table-cell>
        </table:table-row>
        <table:table-row>
          <table:table-cell table:style-name="History.A1" office:value-type="string">
            <text:p text:style-name="P133">Issue 1.3</text:p>
          </table:table-cell>
          <table:table-cell table:style-name="History.A1" office:value-type="string">
            <text:p text:style-name="P133">03/02/16</text:p>
          </table:table-cell>
          <table:table-cell table:style-name="History.A1" office:value-type="string">
            <text:p text:style-name="P133">Added command line recall section</text:p>
          </table:table-cell>
        </table:table-row>
        <table:table-row>
          <table:table-cell table:style-name="History.A1" office:value-type="string">
            <text:p text:style-name="P134">Issue 1.4</text:p>
          </table:table-cell>
          <table:table-cell table:style-name="History.A1" office:value-type="string">
            <text:p text:style-name="P134">08/04/16</text:p>
          </table:table-cell>
          <table:table-cell table:style-name="History.A1" office:value-type="string">
            <text:p text:style-name="P134">Added runtrace ranges</text:p>
          </table:table-cell>
        </table:table-row>
        <table:table-row>
          <table:table-cell table:style-name="History.A1" office:value-type="string">
            <text:p text:style-name="P127">Issue 1.5</text:p>
          </table:table-cell>
          <table:table-cell table:style-name="History.A1" office:value-type="string">
            <text:p text:style-name="P127">29/06/16</text:p>
          </table:table-cell>
          <table:table-cell table:style-name="History.A1" office:value-type="string">
            <text:p text:style-name="P127">Added the runalltraces command</text:p>
          </table:table-cell>
        </table:table-row>
        <table:table-row table:style-name="History.18">
          <table:table-cell table:style-name="History.A18" office:value-type="string">
            <text:p text:style-name="P128">Issue 2.0</text:p>
          </table:table-cell>
          <table:table-cell table:style-name="History.A18" office:value-type="string">
            <text:p text:style-name="P128">26/07/17</text:p>
          </table:table-cell>
          <table:table-cell table:style-name="History.A18" office:value-type="string">
            <text:p text:style-name="P128">Updated for VDMJ version 4</text:p>
          </table:table-cell>
        </table:table-row>
        <table:table-row table:style-name="History.18">
          <table:table-cell table:style-name="History.A18" office:value-type="string">
            <text:p text:style-name="P129">Issue 2.1</text:p>
          </table:table-cell>
          <table:table-cell table:style-name="History.A18" office:value-type="string">
            <text:p text:style-name="P129">14/03/19</text:p>
          </table:table-cell>
          <table:table-cell table:style-name="History.A18" office:value-type="string">
            <text:p text:style-name="P129">Updated for <text:span text:style-name="T118">4.3.0 </text:span>annotations.</text:p>
          </table:table-cell>
        </table:table-row>
        <table:table-row table:style-name="History.18">
          <table:table-cell table:style-name="History.A18" office:value-type="string">
            <text:p text:style-name="P130">Issue 2.2</text:p>
          </table:table-cell>
          <table:table-cell table:style-name="History.A18" office:value-type="string">
            <text:p text:style-name="P130">18/06/20</text:p>
          </table:table-cell>
          <table:table-cell table:style-name="History.A18" office:value-type="string">
            <text:p text:style-name="P130">Updated for script command.</text:p>
          </table:table-cell>
        </table:table-row>
        <table:table-row table:style-name="History.18">
          <table:table-cell table:style-name="History.A18" office:value-type="string">
            <text:p text:style-name="P137">Issue 2.3</text:p>
          </table:table-cell>
          <table:table-cell table:style-name="History.A18" office:value-type="string">
            <text:p text:style-name="P137">06/01/21</text:p>
          </table:table-cell>
          <table:table-cell table:style-name="History.A18" office:value-type="string">
            <text:p text:style-name="P137">Removed DBGP section, updated threaded debugging.</text:p>
          </table:table-cell>
        </table:table-row>
        <table:table-row table:style-name="History.18">
          <table:table-cell table:style-name="History.A18" office:value-type="string">
            <text:p text:style-name="P138">Issue 2.4</text:p>
          </table:table-cell>
          <table:table-cell table:style-name="History.A18" office:value-type="string">
            <text:p text:style-name="P138">03/03/21</text:p>
          </table:table-cell>
          <table:table-cell table:style-name="History.A18" office:value-type="string">
            <text:p text:style-name="P138">Updated vdmj.properties names.</text:p>
          </table:table-cell>
        </table:table-row>
        <table:table-row table:style-name="History.18">
          <table:table-cell table:style-name="History.A18" office:value-type="string">
            <text:p text:style-name="P139">Issue 2.5</text:p>
          </table:table-cell>
          <table:table-cell table:style-name="History.A18" office:value-type="string">
            <text:p text:style-name="P139">29/09/21</text:p>
          </table:table-cell>
          <table:table-cell table:style-name="History.A18" office:value-type="string">
            <text:p text:style-name="P139">Added catch exception breakpoints</text:p>
          </table:table-cell>
        </table:table-row>
        <table:table-row table:style-name="History.18">
          <table:table-cell table:style-name="History.A18" office:value-type="string">
            <text:p text:style-name="P140">Issue 2.6</text:p>
          </table:table-cell>
          <table:table-cell table:style-name="History.A18" office:value-type="string">
            <text:p text:style-name="P140">23/12/21</text:p>
          </table:table-cell>
          <table:table-cell table:style-name="History.A18" office:value-type="string">
            <text:p text:style-name="P140">Updated stdlib section for VDMJ 4.4.4</text:p>
          </table:table-cell>
        </table:table-row>
        <table:table-row table:style-name="History.18">
          <table:table-cell table:style-name="History.A18" office:value-type="string">
            <text:p text:style-name="P141">Issue 2.7</text:p>
          </table:table-cell>
          <table:table-cell table:style-name="History.A18" office:value-type="string">
            <text:p text:style-name="P141">23/02/22</text:p>
          </table:table-cell>
          <table:table-cell table:style-name="History.A18" office:value-type="string">
            <text:p text:style-name="P141">Remove references to -o option.</text:p>
          </table:table-cell>
        </table:table-row>
        <table:table-row table:style-name="History.18">
          <table:table-cell table:style-name="History.A18" office:value-type="string">
            <text:p text:style-name="P142">Issue 2.8</text:p>
          </table:table-cell>
          <table:table-cell table:style-name="History.A18" office:value-type="string">
            <text:p text:style-name="P142">27/03/22</text:p>
          </table:table-cell>
          <table:table-cell table:style-name="History.A18" office:value-type="string">
            <text:p text:style-name="P142">Added external format reader and power set limits</text:p>
          </table:table-cell>
        </table:table-row>
        <table:table-row table:style-name="History.18">
          <table:table-cell table:style-name="History.A18" office:value-type="string">
            <text:p text:style-name="P143">Issue 2.9</text:p>
          </table:table-cell>
          <table:table-cell table:style-name="History.A18" office:value-type="string">
            <text:p text:style-name="P143">10/06/22</text:p>
          </table:table-cell>
          <table:table-cell table:style-name="History.A18" office:value-type="string">
            <text:p text:style-name="P143">Update library loading details.</text:p>
          </table:table-cell>
        </table:table-row>
        <table:table-row table:style-name="History.18">
          <table:table-cell table:style-name="History.A18" office:value-type="string">
            <text:p text:style-name="P144">Issue 2.10</text:p>
          </table:table-cell>
          <table:table-cell table:style-name="History.A18" office:value-type="string">
            <text:p text:style-name="P144"><text:span text:style-name="T138">05</text:span>/1<text:span text:style-name="T138">2</text:span>/22</text:p>
          </table:table-cell>
          <table:table-cell table:style-name="History.A18" office:value-type="string">
            <text:p text:style-name="P144">Updated to add pause/interrupt keys, <text:span text:style-name="T138">and RESULTs</text:span></text:p>
          </table:table-cell>
        </table:table-row>
        <table:table-row table:style-name="History.18">
          <table:table-cell table:style-name="History.A18" office:value-type="string">
            <text:p text:style-name="P145">Issue 2.11</text:p>
          </table:table-cell>
          <table:table-cell table:style-name="History.A18" office:value-type="string">
            <text:p text:style-name="P145">10/01/23</text:p>
          </table:table-cell>
          <table:table-cell table:style-name="History.A18" office:value-type="string">
            <text:p text:style-name="P145">Updated vdmj.properties names.</text:p>
          </table:table-cell>
        </table:table-row>
        <table:table-row table:style-name="History.18">
          <table:table-cell table:style-name="History.A18" office:value-type="string">
            <text:p text:style-name="P146">Issue 2.12</text:p>
          </table:table-cell>
          <table:table-cell table:style-name="History.A18" office:value-type="string">
            <text:p text:style-name="P146">07/02/23</text:p>
          </table:table-cell>
          <table:table-cell table:style-name="History.A18" office:value-type="string">
            <text:p text:style-name="P146">Updated for vdmj.plugins.</text:p>
          </table:table-cell>
        </table:table-row>
      </table:table>
      <text:p text:style-name="Table"><text:span text:style-name="Caption_20_characters"/></text:p>
      <text:list xml:id="list214001484990169" text:continue-numbering="true" text:style-name="Outline">
        <text:list-item>
          <text:list>
            <text:list-item>
              <text:h text:style-name="P167" text:outline-level="2"><text:bookmark-start text:name="__RefHeading___Toc7173_985567249"/><text:span text:style-name="Caption_20_characters">Copyright</text:span><text:bookmark-end text:name="__RefHeading___Toc7173_985567249"/></text:h>
            </text:list-item>
          </text:list>
        </text:list-item>
      </text:list>
      <text:p text:style-name="Text_20_body"><text:span text:style-name="Caption_20_characters">Copyright © 20</text:span><text:span text:style-name="Caption_20_characters"><text:span text:style-name="T135">2</text:span></text:span><text:span text:style-name="Caption_20_characters"><text:span text:style-name="T4">3</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214002640215664" text:continue-numbering="true" text:style-name="Outline">
        <text:list-item>
          <text:h text:style-name="Heading_20_1" text:outline-level="1"><text:bookmark-start text:name="__RefHeading___Toc7175_985567249"/>Introduction<text:bookmark-end text:name="__RefHeading___Toc7175_985567249"/></text:h>
        </text:list-item>
      </text:list>
      <text:p text:style-name="Text_20_body">VDMJ <text:bookmark-ref text:reference-format="number" text:ref-name="__RefNumPara__7495_887378419">[9]</text:bookmark-ref><text:s/>provides computer based tool support for the VDM-SL, VDM++ and VDM-RT specification languages, written in Java. The tool includes a parser, a type checker, an interpreter, a debugger, a proof obligation generator and a JUnit test framework. It is a command line tool only, though it is integrated with the Overture Eclipse GUI <text:bookmark-ref text:reference-format="number" text:ref-name="__RefNumPara__7497_887378419">[8]</text:bookmark-ref>, <text:span text:style-name="T5">and Visual Studio Code </text:span><text:span text:style-name="T5"><text:bookmark-ref text:reference-format="number" text:ref-name="__RefNumPara__7499_887378419">[15]</text:bookmark-ref></text:span>.</text:p>
      <text:list xml:id="list214002340755513" text:continue-numbering="true" text:style-name="Outline">
        <text:list-item>
          <text:list>
            <text:list-item>
              <text:h text:style-name="Heading_20_2" text:outline-level="2"><text:bookmark-start text:name="__RefHeading___Toc7177_985567249"/>VDM<text:bookmark-end text:name="__RefHeading___Toc7177_985567249"/></text:h>
            </text:list-item>
          </text:list>
        </text:list-item>
      </text:list>
      <text:p text:style-name="Text_20_body">To quote from <text:bookmark-ref text:reference-format="number" text:ref-name="__RefNumPara__7501_887378419">[1]</text:bookmark-ref><text:s/>and <text:bookmark-ref text:reference-format="number" text:ref-name="__RefNumPara__7503_887378419">[2]</text:bookmark-ref>:</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214002566171814" text:continue-numbering="true" text:style-name="Outline">
        <text:list-item>
          <text:h text:style-name="Heading_20_1" text:outline-level="1"><text:bookmark-start text:name="__RefHeading___Toc7179_985567249"/>Using VDMJ<text:bookmark-end text:name="__RefHeading___Toc7179_985567249"/></text:h>
          <text:list>
            <text:list-item>
              <text:h text:style-name="Heading_20_2" text:outline-level="2"><text:bookmark-start text:name="__RefHeading___Toc7181_985567249"/>Starting VDMJ<text:bookmark-end text:name="__RefHeading___Toc7181_985567249"/></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4">$ java -jar vdmj-<text:span text:style-name="T6">4.</text:span><text:span text:style-name="T139">n</text:span><text:span text:style-name="T6">.</text:span><text:span text:style-name="T139">n</text:span>.jar</text:p>
      <text:p text:style-name="P72">You did not specify any source files</text:p>
      <text:p text:style-name="P72"/>
      <text:p text:style-name="P15">$ java -jar vdmj-4.n.n.jar -help</text:p>
      <text:p text:style-name="P73">Usage: VDMJ [-vdmsl | -vdmpp | -vdmrt] [&lt;options&gt;] [&lt;files or dirs&gt;]</text:p>
      <text:p text:style-name="P73">-vdmsl: parse files as VDM-SL (default)</text:p>
      <text:p text:style-name="P73">-vdmpp: parse files as VDM++</text:p>
      <text:p text:style-name="P73">-vdmrt: parse files as VDM-RT</text:p>
      <text:p text:style-name="P73">-v: show VDMJ jar version</text:p>
      <text:p text:style-name="P73">-path: search path for files</text:p>
      <text:p text:style-name="P73">-strict: use strict grammar rules</text:p>
      <text:p text:style-name="P73">-r &lt;release&gt;: VDM language release</text:p>
      <text:p text:style-name="P73">-t &lt;charset&gt;: select a console charset</text:p>
      <text:p text:style-name="P73">-q: suppress information messages</text:p>
      <text:p text:style-name="P73">-verbose: display detailed startup information</text:p>
      <text:p text:style-name="P73">-c &lt;charset&gt;: select a file charset</text:p>
      <text:p text:style-name="P73">-w: suppress warning messages</text:p>
      <text:p text:style-name="P73">-i: run the interpreter if successfully type checked</text:p>
      <text:p text:style-name="P73">-e &lt;exp&gt;: evaluate &lt;exp&gt; and stop</text:p>
      <text:p text:style-name="P73">-c &lt;charset&gt;: select a file charset</text:p>
      <text:p text:style-name="P73">-default &lt;name&gt;: set the default module/class</text:p>
      <text:p text:style-name="P73">-pre: disable precondition checks</text:p>
      <text:p text:style-name="P73">-post: disable postcondition checks</text:p>
      <text:p text:style-name="P73">-inv: disable type/state invariant checks</text:p>
      <text:p text:style-name="P73">-dtc: disable all dynamic type checking</text:p>
      <text:p text:style-name="P73">-exceptions: raise pre/post/inv violations as &lt;RuntimeError&gt;</text:p>
      <text:p text:style-name="P73">-measures: disable recursive measure checking</text:p>
      <text:p text:style-name="P73">-annotations: enable annotation processing</text:p>
      <text:p text:style-name="P73">-log &lt;filename&gt;: enable real-time event logging</text:p>
      <text:p text:style-name="P73">-remote &lt;class&gt;: enable remote control</text:p>
      <text:p text:style-name="P73">-simulation &lt;class&gt;: enable simulation control</text:p>
      <text:p text:style-name="P73">-p: generate proof obligations</text:p>
      <text:p text:style-name="P67"/>
      <text:p text:style-name="P67"/>
      <text:p text:style-name="Text_20_body"><text:span text:style-name="T140">The tool should</text:span> be invoked with either the <text:span text:style-name="T7">-vdmsl, -vdmpp </text:span><text:span text:style-name="T21">or</text:span><text:span text:style-name="T7"> -vdmrt</text:span><text:span text:style-name="T21"> </text:span><text:span text:style-name="T7"><text:s/></text:span><text:span text:style-name="T21">option to indicate the VDM dialect and parser required, </text:span><text:span text:style-name="T39">though it defaults to </text:span><text:span text:style-name="T18">-vdmsl</text:span><text:span text:style-name="T21">. The </text:span><text:span text:style-name="T7">-r </text:span><text:span text:style-name="T21">option can be used to indicate the language release, currently </text:span><text:span text:style-name="T7">classic </text:span><text:span text:style-name="T21">or </text:span><text:span text:style-name="T7">vdm10</text:span><text:span text:style-name="T21">. The default is </text:span><text:span text:style-name="T8">vdm10</text:span><text:span text:style-name="T21">.</text:span></text:p>
      <text:p text:style-name="Text_20_body"><text:span text:style-name="T21">Normally, a specification will be loaded by identifying all of the VDM source files to include. If a directory is given, all the relevant source files within that directory will be loaded. The </text:span><text:span text:style-name="T7">-path </text:span><text:span text:style-name="T21">option may occur zero or more times, and defines alternative directories to search for files. At least one source file must be specified unless the </text:span><text:span text:style-name="T7">-i </text:span><text:span text:style-name="T21">option is used, in which case the interpreter can be started with no specification. Source files can be in a variety of document formats, as well as plain text (see section 2.2). </text:span></text:p>
      <text:p text:style-name="P87"><text:span text:style-name="T21">The parser allows some flexibility by default, but the </text:span><text:span text:style-name="T7">-strict </text:span><text:span text:style-name="T21">option will raise warnings for constructs in a specification which are strictly not legal. This is good for increasing compatibility with other tools.</text:span></text:p>
      <text:p text:style-name="Text_20_body"><text:span text:style-name="T21">If no </text:span><text:span text:style-name="T7">-i </text:span><text:span text:style-name="T21">option is given, the tool will parse and type check the specification files only, giving any errors and warnings on standard output, then stop. <text:s/>Warnings can be suppressed with the </text:span><text:span text:style-name="T7">-w </text:span><text:span text:style-name="T21">option. The </text:span><text:span text:style-name="T7">-q </text:span><text:span text:style-name="T21">option can be used to suppress the various information messages printed (this doesn’t include errors and warnings).</text:span></text:p>
      <text:p text:style-name="Text_20_body"><text:span text:style-name="T21">The </text:span><text:span text:style-name="T7">-p </text:span><text:span text:style-name="T21">option will run the proof obligation generator and then stop, assuming the specification has no type checking errors.</text:span></text:p>
      <text:p text:style-name="Text_20_body"><text:soft-page-break/><text:span text:style-name="T21">For batch execution, the </text:span><text:span text:style-name="T7">-e </text:span><text:span text:style-name="T21">option can be used to identify a single expression to evaluate in the context of the loaded specification, assuming the specification has no type checking errors.</text:span></text:p>
      <text:p text:style-name="Text_20_body"><text:span text:style-name="T21">The </text:span><text:span text:style-name="T7">-c</text:span><text:span text:style-name="T21"> and </text:span><text:span text:style-name="T7">-t</text:span><text:span text:style-name="T21"> options allow the file and console character sets to be defined, respectively. This is to allow specifications written in languages other than the default for your system to be used (see section </text:span><text:span text:style-name="T21"><text:bookmark-ref text:reference-format="number" text:ref-name="__RefNumPara__7508_887378419"> 6</text:bookmark-ref></text:span><text:span text:style-name="T21">).</text:span></text:p>
      <text:p text:style-name="Text_20_body"><text:span text:style-name="T21">The </text:span><text:span text:style-name="T7">-default </text:span><text:span text:style-name="T21">option sets the default class or module name, otherwise the default is simply the first class or module encountered by the parser in the file list.</text:span></text:p>
      <text:p text:style-name="Text_20_body"><text:span text:style-name="T21">The </text:span><text:span text:style-name="T7">-pre, -post, -inv,</text:span><text:span text:style-name="T21"> </text:span><text:span text:style-name="T7">-dtc </text:span><text:span text:style-name="T21">and </text:span><text:span text:style-name="T7">-measures </text:span><text:span text:style-name="T21">options can be used to disable precondition, postcondition, invariant, dynamic type checking and recursive measure checking, respectively. By default, all these checks are performed.</text:span><text:span text:style-name="T30"> The </text:span><text:span text:style-name="T10">-annotations </text:span><text:span text:style-name="T30">option enables annotation processing, which by default is disabled.</text:span></text:p>
      <text:p text:style-name="Text_20_body"><text:span text:style-name="T21">The </text:span><text:span text:style-name="T7">-log </text:span><text:span text:style-name="T21">option is for use with </text:span><text:span text:style-name="T7">-vdmrt</text:span><text:span text:style-name="T21">, and causes real-time events from the model to be written to the file name given. <text:s/>These are useful with the Overture Eclipse GUI, which has a plugin to display timing diagrams </text:span><text:span text:style-name="T21"><text:bookmark-ref text:reference-format="number" text:ref-name="__RefNumPara__7497_887378419">[8]</text:bookmark-ref></text:span><text:span text:style-name="T21">.</text:span></text:p>
      <text:p text:style-name="Text_20_body"><text:span text:style-name="T21">The </text:span><text:span text:style-name="T7">-remote </text:span><text:span text:style-name="T21">option is for enabling the remote control of a VDMJ process by another system, typically a test generator or a user interface. See section 3.2 of the VDMJ Design Specification </text:span><text:span text:style-name="T21"><text:bookmark-ref text:reference-format="number" text:ref-name="__RefNumPara__7015_3082763341">[10]</text:bookmark-ref></text:span><text:span text:style-name="T21"><text:s/>for details. </text:span><text:span text:style-name="T39">Similarly, the </text:span><text:span text:style-name="T18">-simulation </text:span><text:span text:style-name="T39">option allows a class to be identified that works with VDM-RT to intercept the execution at various points.</text:span></text:p>
      <text:p text:style-name="P86"><text:span text:style-name="T21">The </text:span><text:span text:style-name="T7">-verbose </text:span><text:span text:style-name="T21">option gives more detailed timing information in version 4. </text:span></text:p>
      <text:p text:style-name="P22">In addition to these command line options, various settings can be added to a vdmj.properties file (see section 5).</text:p>
      <text:p text:style-name="P22"/>
      <text:p text:style-name="Text_20_body"><text:span text:style-name="T21">If </text:span><text:span text:style-name="T7">flat.def </text:span><text:span text:style-name="T21">contains a simple VDM-SL specification of the factorial function, called “f”, the following illustrate ways to test the specification, with user input shown in </text:span><text:span text:style-name="T41">bold</text:span><text:span text:style-name="T21">:</text:span></text:p>
      <text:p text:style-name="P25"/>
      <text:p text:style-name="P35">$ cat flat.def</text:p>
      <text:p text:style-name="P25"/>
      <text:p text:style-name="P25">functions</text:p>
      <text:p text:style-name="P25"><text:s text:c="4"/>f: int -&gt; int</text:p>
      <text:p text:style-name="P25"><text:s text:c="4"/>f(a) == if a &lt; 2 then 1 else a * f(a-1)</text:p>
      <text:p text:style-name="P25"><text:s text:c="4"/>pre a &gt; 0</text:p>
      <text:p text:style-name="P25"/>
      <text:p text:style-name="P25"/>
      <text:p text:style-name="P39">$ <text:s/>java -jar vdmj-4.n.n.jar -v</text:p>
      <text:p text:style-name="P124"><text:span text:style-name="T46">VDMJ version = 4.n.n build </text:span><text:span text:style-name="T69">230207</text:span></text:p>
      <text:p text:style-name="P31"/>
      <text:p text:style-name="P39"/>
      <text:p text:style-name="P35">$ <text:s/>java -jar vdmj-4.n.n.jar -vdmsl flat.def</text:p>
      <text:p text:style-name="P29">Parsed 1 module in 0.189 secs. No syntax errors</text:p>
      <text:p text:style-name="P29">Warning 5012: Recursive function has no measure in 'DEFAULT' (flat.def) at line 3:1</text:p>
      <text:p text:style-name="P29">Type checked 1 module in 0.058 secs. No type errors and 1 warning</text:p>
      <text:p text:style-name="P25"/>
      <text:p text:style-name="P25"/>
      <text:p text:style-name="P35">$ java -jar vdmj-4.n.n.jar -vdmsl -q -w flat.def</text:p>
      <text:p text:style-name="P25">&lt;quiet!&gt;</text:p>
      <text:p text:style-name="P25"/>
      <text:p text:style-name="P25"/>
      <text:p text:style-name="P38">$ java -jar vdmj-4.n.n.jar -vdmsl -<text:span text:style-name="T109">verbose</text:span> -w flat.def</text:p>
      <text:p text:style-name="P27">Parsed 1 module in 0.076 secs. No syntax errors</text:p>
      <text:p text:style-name="P27">Loaded ast-tc.mappings in 0.171 secs</text:p>
      <text:p text:style-name="P27">Mapped 38 nodes with ast-tc.mappings in 0.002 secs</text:p>
      <text:p text:style-name="P27">Type checked 1 module in 0.005 secs. No type errors and suppressed 1 warning</text:p>
      <text:p text:style-name="P27"/>
      <text:p text:style-name="P26"/>
      <text:p text:style-name="P38">$ java -jar vdmj-4.n.n.jar -vdmsl -w -e "f(10)" flat.def</text:p>
      <text:p text:style-name="P29">Parsed 1 module in 0.189 secs. No syntax errors</text:p>
      <text:p text:style-name="P29"><text:soft-page-break/>Type checked 1 module in 0.018 secs. No type errors and suppressed 1 warning</text:p>
      <text:p text:style-name="P29">Initialized 1 module in 0.095 secs.</text:p>
      <text:p text:style-name="P29">3628800</text:p>
      <text:p text:style-name="P29">Bye</text:p>
      <text:p text:style-name="P25"/>
      <text:p text:style-name="P25"/>
      <text:p text:style-name="P35">$ java -jar vdmj-4.n.n.jar -vdmsl -e "f(10)" -q -w flat.def</text:p>
      <text:p text:style-name="P25">3628800</text:p>
      <text:p text:style-name="P25"/>
      <text:p text:style-name="P25"/>
      <text:p text:style-name="P35">$ java -jar vdmj-4.n.n.jar -vdmsl -i -w flat.def</text:p>
      <text:p text:style-name="P29">Parsed 1 module in 0.198 secs. No syntax errors</text:p>
      <text:p text:style-name="P29">Type checked 1 module in 0.018 secs. No type errors and suppressed 1 warning</text:p>
      <text:p text:style-name="P29">Initialized 1 module in 0.125 secs.</text:p>
      <text:p text:style-name="P29">Interpreter started</text:p>
      <text:p text:style-name="P35">&gt; print f(10)</text:p>
      <text:p text:style-name="P29">= 3628800</text:p>
      <text:p text:style-name="P29">Executed in 0.023 secs.</text:p>
      <text:p text:style-name="P35">&gt; quit</text:p>
      <text:p text:style-name="P29">Bye</text:p>
      <text:p text:style-name="P25"/>
      <text:p text:style-name="P25"/>
      <text:p text:style-name="P35">$ java -jar vdmj-4.n.n.jar -vdmsl -p -w flat.def</text:p>
      <text:p text:style-name="P29">Parsed 1 module in 0.182 secs. No syntax errors</text:p>
      <text:p text:style-name="P29">Type checked 1 module in 0.023 secs. No type errors and suppressed 1 warning</text:p>
      <text:p text:style-name="P29">Generated 2 proof obligations:</text:p>
      <text:p text:style-name="P29"/>
      <text:p text:style-name="P29">Proof Obligation 1: (Unproved)</text:p>
      <text:p text:style-name="P29">f: function apply obligation in 'DEFAULT' (flat.def) at line 4:38</text:p>
      <text:p text:style-name="P29">(forall a:int &amp; pre_f(a) =&gt;</text:p>
      <text:p text:style-name="P29"><text:s text:c="2"/>(not (a &lt; 2) =&gt;</text:p>
      <text:p text:style-name="P29"><text:s text:c="4"/>pre_f((a - 1))))</text:p>
      <text:p text:style-name="P29"/>
      <text:p text:style-name="P29">Proof Obligation 2: (Unproved)</text:p>
      <text:p text:style-name="P29">f: recursive function obligation in 'DEFAULT' (flat.def) at line 3:1</text:p>
      <text:p text:style-name="P29">(forall a:int &amp; pre_f(a) =&gt;</text:p>
      <text:p text:style-name="P29"><text:s text:c="2"/>(not (a &lt; 2) =&gt;</text:p>
      <text:p text:style-name="P29"><text:s text:c="4"/>measure_f(a) &gt; measure_f((a - 1))))</text:p>
      <text:p text:style-name="P29"/>
      <text:p text:style-name="P29">Analysed 1 module in 0.107 secs. No POG errors</text:p>
      <text:p text:style-name="P25"/>
      <text:p text:style-name="P25"/>
      <text:p text:style-name="P35">$ java -jar vdmj-4.n.n.jar -vdmsl -e "f(0)" -w flat.def</text:p>
      <text:p text:style-name="P29">Parsed 1 module in 0.053 secs. No syntax errors</text:p>
      <text:p text:style-name="P29">Type checked 1 module in 0.142 secs. No type errors and suppressed 1 warning</text:p>
      <text:p text:style-name="P29">Initialized 1 module in 0.141 secs. No init errors</text:p>
      <text:p text:style-name="P29">Execution: Error 4055: Precondition failure: pre_f in 'DEFAULT' (flat.def) at line 5:11</text:p>
      <text:p text:style-name="P29"><text:s text:c="8"/>a = 0</text:p>
      <text:p text:style-name="P29">In root context of pre_f(a) in 'DEFAULT' (console) at line 1:1</text:p>
      <text:p text:style-name="P29">In root context of f(a) in 'DEFAULT' (console) at line 1:1</text:p>
      <text:p text:style-name="P29">In root context of module scope</text:p>
      <text:p text:style-name="P29">Bye</text:p>
      <text:p text:style-name="P25"/>
      <text:p text:style-name="P25"/>
      <text:p text:style-name="P35">$ java -jar vdmj-4.n.n.jar -vdmsl -pre -e "f(0)" -w flat.def</text:p>
      <text:p text:style-name="P29">Parsed 1 module in 0.22 secs. No syntax errors</text:p>
      <text:p text:style-name="P29">Type checked 1 module in 0.024 secs. No type errors and suppressed 1 warning</text:p>
      <text:p text:style-name="P29">Initialized 1 module in 0.097 secs.</text:p>
      <text:p text:style-name="P29">1</text:p>
      <text:p text:style-name="P29"><text:soft-page-break/>Bye</text:p>
      <text:list xml:id="list214002351012118" text:continue-numbering="true" text:style-name="Outline">
        <text:list-item>
          <text:list>
            <text:list-item>
              <text:h text:style-name="P168" text:outline-level="2"><text:bookmark-start text:name="__RefHeading___Toc7183_985567249"/>Command Line Recall<text:bookmark-end text:name="__RefHeading___Toc7183_985567249"/></text:h>
            </text:list-item>
          </text:list>
        </text:list-item>
      </text:list>
      <text:p text:style-name="P76"><text:span text:style-name="T21">VDMJ does not automatically provide command line recall – the ability to quickly retrieve and perhaps change a previously entered command. But this feature can conveniently be added, either in Linux or Cygwin on Windows, by using the </text:span><text:span text:style-name="T7">rlwrap </text:span><text:span text:style-name="T21">command to start java </text:span><text:span text:style-name="T25"><text:bookmark-ref text:reference-format="number" text:ref-name="__RefNumPara__7598_887378419">[13]</text:bookmark-ref></text:span><text:span text:style-name="T21">. For example:</text:span></text:p>
      <text:p text:style-name="P77"/>
      <text:p text:style-name="P13">$ rlwrap java -jar vdmj-4.n.n.jar -vdmsl -i MATH.java</text:p>
      <text:p text:style-name="P77">Parsed 1 module in 0.189 secs. No syntax errors</text:p>
      <text:p text:style-name="P77">Type checked 1 module in 0.013 secs. No type errors</text:p>
      <text:p text:style-name="P77">Initialized 1 module in 0.031 secs. </text:p>
      <text:p text:style-name="P77">Interpreter started</text:p>
      <text:p text:style-name="P13">&gt; p exp(1)</text:p>
      <text:p text:style-name="P77">= 2.718281828459045</text:p>
      <text:p text:style-name="P77">Executed in 0.018 secs. </text:p>
      <text:p text:style-name="P13">&gt; p exp(2)</text:p>
      <text:p text:style-name="P77">= 7.38905609893065</text:p>
      <text:p text:style-name="P77">Executed in 0.003 secs. </text:p>
      <text:p text:style-name="P13">&gt; p exp(1) <text:s text:c="11"/>&lt;-- <text:span text:style-name="T106">T</text:span>wo up-arrows recalled this line</text:p>
      <text:p text:style-name="P77">= 2.718281828459045</text:p>
      <text:p text:style-name="P77">Executed in 0.002 secs.</text:p>
      <text:p text:style-name="P14">&gt; p exp(2) <text:s text:c="11"/><text:span text:style-name="T105">&lt;-- CTRL-R followed by (2 found this line</text:span></text:p>
      <text:p text:style-name="P78">= 7.38905609893065</text:p>
      <text:p text:style-name="P78">Executed in 0.003 secs.</text:p>
      <text:p text:style-name="P77">&gt;</text:p>
      <text:p text:style-name="P77"/>
      <text:p text:style-name="P79">The commands themselves are written to a file called <text:span text:style-name="T7">.java_history </text:span><text:span text:style-name="T21">in your home directory, which means that commands can be retrieved across VDMJ sessions. The location of the history file can be changed by setting the $RLWRAP_HOME environment variable. See </text:span><text:span text:style-name="T21"><text:bookmark-ref text:reference-format="number" text:ref-name="__RefNumPara__7598_887378419">[13]</text:bookmark-ref></text:span><text:span text:style-name="T21"><text:s/>for details.</text:span></text:p>
      <text:list xml:id="list214002598730174" text:continue-numbering="true" text:style-name="Outline">
        <text:list-item>
          <text:list>
            <text:list-item>
              <text:h text:style-name="P169" text:outline-level="2"><text:bookmark-start text:name="__RefHeading___Toc7185_985567249"/>Source File Formats<text:bookmark-end text:name="__RefHeading___Toc7185_985567249"/></text:h>
            </text:list-item>
          </text:list>
        </text:list-item>
      </text:list>
      <text:p text:style-name="Text_20_body"><text:span text:style-name="T21">VDM source files can be presented to VDMJ in a variety of formats and encodings. The embedding of a specification in another document (typically a design or requirement document) is useful as it allows a single controlled source to be maintained</text:span><text:span text:style-name="T21"><text:note text:id="ftn1" text:note-class="footnote"><text:note-citation>1</text:note-citation><text:note-body><text:p text:style-name="Footnote"><text:s/>This also supports <text:span text:style-name="T7">Literate Programming</text:span><text:span text:style-name="T21"> – see http://en.wikipedia.org/wiki/Literate_programming</text:span></text:p></text:note-body></text:note></text:span><text:span text:style-name="T21">. The following formats are supported:</text:span></text:p>
      <text:list text:style-name="List_20_1">
        <text:list-item>
          <text:p text:style-name="P177"><text:span text:style-name="T21">Plain text</text:span><text:span text:style-name="T44">. <text:s/>This is default format. Source files can be read using a variety of character encodings, as indicated by the </text:span><text:span text:style-name="T20">-c </text:span><text:span text:style-name="T44">command line option.</text:span></text:p>
        </text:list-item>
        <text:list-item>
          <text:p text:style-name="P178"><text:span text:style-name="T21">LaTeX</text:span><text:span text:style-name="T44">. <text:s/>Source files may be written in LaTeX so that they can subsequently be typeset to produce high quality printed documentation or PDF files. VDMJ will ignore any LaTeX markup, parsing only the text between markers </text:span><text:span text:style-name="T71">\begin{vdm_al}</text:span><text:span text:style-name="T44"> and </text:span><text:span text:style-name="T71">\end{vdm_al}</text:span><text:span text:style-name="T44">. There can be several such marked sections in one document.<text:line-break/><text:line-break/></text:span><text:span text:style-name="T47">LaTeX can be embedded in normal *.vdmsl files etc., or files called *.tex or *.latex are assumed to contain LaTeX.</text:span><text:span text:style-name="T44"><text:line-break/><text:line-break/>To preserve line number information, the lines outside of the VDM blocks are considered as blank lines in the specification. This means that errors reported on a given line will accurately reflect the line number in the LaTeX source document, but certain commands in VDMJ (like </text:span><text:span text:style-name="T20">coverage</text:span><text:span text:style-name="T44">)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70">\document,</text:span><text:span text:style-name="T77"> </text:span><text:span text:style-name="T70">\section,</text:span><text:span text:style-name="T77"> </text:span><text:span text:style-name="T70">\subsection</text:span><text:span text:style-name="T44"> or a %comment. It is possible to parse LaTeX files containing different character encodings by using the </text:span><text:span text:style-name="T20">-c </text:span><text:span text:style-name="T44">command line option.</text:span></text:p>
        </text:list-item>
        <text:list-item>
          <text:p text:style-name="P172"><text:soft-page-break/><text:span text:style-name="T21">Word .doc</text:span><text:span text:style-name="T44">. <text:s/>Source files may be written in MS Word. The actual VDM source must be marked with </text:span><text:span text:style-name="T71">%%VDM%%</text:span><text:span text:style-name="T77">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82">save </text:span><text:span text:style-name="T77">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173"><text:span text:style-name="T80">Word .docx</text:span><text:span text:style-name="T77">.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82">-c </text:span><text:span text:style-name="T77">option. The </text:span><text:span text:style-name="T82">save </text:span><text:span text:style-name="T77">command will write out the plain extracted source.</text:span></text:p>
        </text:list-item>
        <text:list-item>
          <text:p text:style-name="P172"><text:span text:style-name="T80">Open Document Format</text:span><text:span text:style-name="T77">. <text:s/>Various modern word processors can write files in ODF format (for example, </text:span><text:span text:style-name="T82">OpenOffice </text:span><text:span text:style-name="T77">and </text:span><text:span text:style-name="T82">Koffice</text:span><text:span text:style-name="T77">). These files have the extension .odt, and they are accepted by the VDMJ parser. The same marker techniques apply as for .docx files. The </text:span><text:span text:style-name="T82">save </text:span><text:span text:style-name="T77">command will write out the plain extracted source. Support for international character sets is provided, again without the need for the </text:span><text:span text:style-name="T82">-c </text:span><text:span text:style-name="T77">option.</text:span></text:p>
        </text:list-item>
        <text:list-item>
          <text:p text:style-name="P175"><text:span text:style-name="T81">AsciiDoc Format</text:span><text:span text:style-name="T78">. This is a text based format. See </text:span><text:a xlink:type="simple" xlink:href="https://asciidoc.org/" text:style-name="Internet_20_link" text:visited-style-name="Visited_20_Internet_20_Link"><text:span text:style-name="T78">https://asciidoc.org</text:span></text:a><text:span text:style-name="T78">. VDM sections are marked with an attribute, </text:span><text:span text:style-name="T133">{vdm}</text:span><text:span text:style-name="T78">.</text:span></text:p>
        </text:list-item>
        <text:list-item>
          <text:p text:style-name="P175"><text:span text:style-name="T81">Markdown Format</text:span><text:span text:style-name="T78">. This is also a text based format. See </text:span><text:a xlink:type="simple" xlink:href="https://www.markdownguide.org/" text:style-name="Internet_20_link" text:visited-style-name="Visited_20_Internet_20_Link"><text:span text:style-name="T78">https://www.markdownguide.org</text:span></text:a>. <text:span text:style-name="T132">VDM sections are marked with an XML comment, </text:span><text:span text:style-name="T134">&lt;!-- vdm --&gt;</text:span><text:span text:style-name="T15">.</text:span></text:p>
        </text:list-item>
        <text:list-item>
          <text:p text:style-name="P174"><text:span text:style-name="T80">External Format</text:span><text:span text:style-name="T77">. VDMJ can be extended to read arbitrary document formats. To do this, the user must include an implementation of the </text:span><text:span text:style-name="T82">ExternalFormatReader</text:span><text:span text:style-name="T77"> interface and set the vdmj.parser.external_readers property. </text:span><text:span text:style-name="T79">E</text:span><text:span text:style-name="T77">xample PDF </text:span><text:span text:style-name="T79">and CSV</text:span><text:span text:style-name="T77"> reader</text:span><text:span text:style-name="T79">s</text:span><text:span text:style-name="T77"> </text:span><text:span text:style-name="T79">are</text:span><text:span text:style-name="T77"> available to copy.</text:span></text:p>
        </text:list-item>
      </text:list>
      <text:p text:style-name="P176"/>
      <text:p text:style-name="P28">Apart from plain text files (which <text:span text:style-name="T139">is</text:span> the default), VDMJ will recognise the various supported file formats above from the source file name extension: .<text:span text:style-name="T139">tex/.latex, </text:span>.doc, .docx, .odt., .<text:span text:style-name="T139">adoc or .md/.markdown. The extensions are not case sensitive.</text:span></text:p>
      <text:p text:style-name="Text_20_body"><text:span text:style-name="T44">It is occasionally useful to </text:span><text:span text:style-name="T20">conditionally</text:span><text:span text:style-name="T44"> include source, depending on the dialect of VDM that is being parsed, </text:span><text:span text:style-name="T45">or other environmental flags</text:span><text:span text:style-name="T44">. To enable this, the VDMJ parser includes an </text:span><text:span text:style-name="T21">#ifdef </text:span><text:span text:style-name="T44">convention, and will conditionally include or exclude lines when parsing plain text or LaTeX files. The symbols </text:span><text:span text:style-name="T21">VDM_SL, VDM_PP </text:span><text:span text:style-name="T29">and</text:span><text:span text:style-name="T44"> </text:span><text:span text:style-name="T21">VDM_RT </text:span><text:span text:style-name="T29">are pre-defined</text:span><text:span text:style-name="T44">, depending on the dialect of the parser. </text:span><text:span text:style-name="T45">Other symbols are taken from Java system properties (eg. set with the -D java executable flag).</text:span><text:span text:style-name="T44"> For example:</text:span></text:p>
      <text:p text:style-name="P29"/>
      <text:p text:style-name="P29">#ifdef VDM_SL</text:p>
      <text:p text:style-name="P29">values</text:p>
      <text:p text:style-name="P29"><text:tab/><text:span text:style-name="T110">sl:nat</text:span> = 123;</text:p>
      <text:p text:style-name="P29">#else</text:p>
      <text:p text:style-name="P29">instance variables</text:p>
      <text:p text:style-name="P29">#ifdef VDM_PP</text:p>
      <text:p text:style-name="P29"><text:tab/>pp:int := 123;</text:p>
      <text:p text:style-name="P29">#else</text:p>
      <text:p text:style-name="P29"><text:tab/><text:span text:style-name="T110">rt</text:span>:int := 321;</text:p>
      <text:p text:style-name="P29">#endif</text:p>
      <text:p text:style-name="P29">#endif</text:p>
      <text:p text:style-name="P29"/>
      <text:p text:style-name="P29"/>
      <text:p text:style-name="P28">As with LaTeX files, lines that are excluded with #ifdefs are present as blank lines in the parsed specification, which enables line numbering to be accurate.</text:p>
      <text:list xml:id="list214002214076822" text:continue-list="list214002598730174" text:style-name="Outline">
        <text:list-item>
          <text:list>
            <text:list-item>
              <text:h text:style-name="P169" text:outline-level="2"><text:bookmark-start text:name="__RefHeading___Toc7187_985567249"/><text:soft-page-break/>Parsing, Type Checking, and Proof Obligations<text:bookmark-end text:name="__RefHeading___Toc7187_985567249"/></text:h>
            </text:list-item>
          </text:list>
        </text:list-item>
      </text:list>
      <text:p text:style-name="P22">All specification files loaded by VDMJ are parsed and type checked automatically. <text:span text:style-name="T142">You can affect this with the -w, -strict and -r options</text:span>; the type checker always uses "possible" semantics. If a specification does not parse and type check cleanly, the interpreter cannot be started and proof obligations cannot be generated (though warnings are allowed).</text:p>
      <text:p text:style-name="Text_20_body"><text:span text:style-name="T21">All warnings and error messages are printed on standard output, even with the </text:span><text:span text:style-name="T7">-q </text:span><text:span text:style-name="T21">option.</text:span></text:p>
      <text:p text:style-name="P22">The Java program will return with an exit code of <text:span text:style-name="T139">0</text:span> if the specification is clean (ignoring warnings). Parser or type checking errors result in an exit code of 1. <text:s/>The interpreter and PO generator always exit with a code of <text:span text:style-name="T139">0</text:span>.</text:p>
      <text:list xml:id="list214002772650217" text:continue-numbering="true" text:style-name="Outline">
        <text:list-item>
          <text:list>
            <text:list-item>
              <text:h text:style-name="P169" text:outline-level="2"><text:bookmark-start text:name="__RefHeading___Toc7189_985567249"/>The Interpreter<text:bookmark-end text:name="__RefHeading___Toc7189_985567249"/></text:h>
            </text:list-item>
          </text:list>
        </text:list-item>
      </text:list>
      <text:p text:style-name="Text_20_body"><text:span text:style-name="T21">Assuming a specification does not contain any parse or type checking errors, the interpreter can be started by using the </text:span><text:span text:style-name="T7">-i </text:span><text:span text:style-name="T21">command line option.</text:span></text:p>
      <text:p text:style-name="P22">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7">shmem </text:span>source code is in Appendix A):</text:p>
      <text:p text:style-name="P25"/>
      <text:p text:style-name="P35">$ java -jar vdmj-4.n.n.jar -vdmsl -i shmem.vdm</text:p>
      <text:p text:style-name="P29">Parsed 1 module in 0.337 secs. No syntax errors</text:p>
      <text:p text:style-name="P29">Warning 5000: Definition 'i' not used in 'M' (shmem.vdm) at line 129:7</text:p>
      <text:p text:style-name="P29">Type checked 1 module in 0.109 secs. No type errors and 1 warning</text:p>
      <text:p text:style-name="P29">Initialized 1 module in 0.091 secs.</text:p>
      <text:p text:style-name="P29">Interpreter started</text:p>
      <text:p text:style-name="P35"/>
      <text:p text:style-name="P35">&gt; help</text:p>
      <text:p text:style-name="Preformatted_20_Text">init - re-initialize the specification</text:p>
      <text:p text:style-name="Preformatted_20_Text">set [&lt;pre|post|inv|dtc|measures|annotations&gt; &lt;on|off&gt;] - set runtime checks</text:p>
      <text:p text:style-name="Preformatted_20_Text">default &lt;module&gt; - set the default module name</text:p>
      <text:p text:style-name="Preformatted_20_Text">modules - list the specification modules</text:p>
      <text:p text:style-name="Preformatted_20_Text">files - list the specification files</text:p>
      <text:p text:style-name="Preformatted_20_Text">env - list the global symbols in the default environment</text:p>
      <text:p text:style-name="Preformatted_20_Text">state - show the default module state</text:p>
      <text:p text:style-name="Preformatted_20_Text">[p]rint &lt;exp&gt; - evaluate an expression</text:p>
      <text:p text:style-name="Preformatted_20_Text">script &lt;file&gt; - run commands from file</text:p>
      <text:p text:style-name="Preformatted_20_Text">assert &lt;file&gt; - check assertions from a file</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catch [&lt;exp list&gt;] - create an exception catch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save [&lt;files&gt;] - generate external source extract files</text:p>
      <text:p text:style-name="Preformatted_20_Text">runtrace &lt;name&gt; [start test [end test]] - run CT trace</text:p>
      <text:p text:style-name="Preformatted_20_Text">debugtrace &lt;name&gt; [start test [end test]] - debug CT trace</text:p>
      <text:p text:style-name="Preformatted_20_Text">savetrace [&lt;file&gt; | off] - save CT trace output</text:p>
      <text:p text:style-name="Preformatted_20_Text">seedtrace &lt;number&gt; - seed CT trace random generator</text:p>
      <text:p text:style-name="Preformatted_20_Text">runalltraces [&lt;name&gt;] - run all CT traces in class/module name</text:p>
      <text:p text:style-name="Preformatted_20_Text">filter %age | &lt;reduction type&gt; - reduce CT trace(s)</text:p>
      <text:p text:style-name="Preformatted_20_Text">pog [&lt;function/operation&gt;] - generate proof obligations</text:p>
      <text:p text:style-name="Preformatted_20_Text">reload - reload specification files</text:p>
      <text:p text:style-name="Preformatted_20_Text">help - list all commands available</text:p>
      <text:p text:style-name="Preformatted_20_Text">[q]uit - close the session</text:p>
      <text:p text:style-name="P25"/>
      <text:p text:style-name="P41"><text:soft-page-break/>&gt; -- Line<text:span text:style-name="T123">s</text:span> starting with "--" are ignored</text:p>
      <text:p text:style-name="P41">&gt; -- and lines that end with "\" are concatenated before execution</text:p>
      <text:p text:style-name="P33">print "abc" ^ \</text:p>
      <text:p text:style-name="P33"><text:s text:c="6"/>"def" ^ \</text:p>
      <text:p text:style-name="P33"><text:s text:c="6"/>"ghi"</text:p>
      <text:p text:style-name="P33">= "abcdefghi"</text:p>
      <text:p text:style-name="P33">Executed in 0.004 secs. </text:p>
      <text:p text:style-name="P41"/>
      <text:p text:style-name="P35">&gt; modules</text:p>
      <text:p text:style-name="P25">M (default)</text:p>
      <text:p text:style-name="P25"/>
      <text:p text:style-name="P35">&gt; state</text:p>
      <text:p text:style-name="P25">Q4 = [mk_M(&lt;FREE&gt;, 0, 9999)]</text:p>
      <text:p text:style-name="P25">rseed = 87654321</text:p>
      <text:p text:style-name="P25">Memory = mk_Memory(87654321, [mk_M(&lt;FREE&gt;, 0, 9999)], [mk_M(&lt;FREE&gt;, 0, 9999)])</text:p>
      <text:p text:style-name="P25">Q3 = [mk_M(&lt;FREE&gt;, 0, 9999)]</text:p>
      <text:p text:style-name="P25"/>
      <text:p text:style-name="P35">&gt; print rand(100)</text:p>
      <text:p text:style-name="P25">= 71</text:p>
      <text:p text:style-name="P25">Executed in 0.0 secs. </text:p>
      <text:p text:style-name="P25"/>
      <text:p text:style-name="P35">&gt; print rand(100)</text:p>
      <text:p text:style-name="P25">= 44</text:p>
      <text:p text:style-name="P25">Executed in 0.0 secs. </text:p>
      <text:p text:style-name="P25"/>
      <text:p text:style-name="P35">&gt; state</text:p>
      <text:p text:style-name="P25">Q4 = [mk_M(&lt;FREE&gt;, 0, 9999)]</text:p>
      <text:p text:style-name="Preformatted_20_Text"><text:span text:style-name="T21">rseed = </text:span><text:span text:style-name="T49">566044643</text:span></text:p>
      <text:p text:style-name="Preformatted_20_Text"><text:span text:style-name="T21">Memory = mk_Memory(</text:span><text:span text:style-name="T49">566044643</text:span><text:span text:style-name="T21">, [mk_M(&lt;FREE&gt;, 0, 9999)], [mk_M(&lt;FREE&gt;, 0, 9999)])</text:span></text:p>
      <text:p text:style-name="P25">Q3 = [mk_M(&lt;FREE&gt;, 0, 9999)]</text:p>
      <text:p text:style-name="P25"/>
      <text:p text:style-name="P35">&gt; init</text:p>
      <text:p text:style-name="P25">Cleared all coverage information</text:p>
      <text:p text:style-name="P25">Global context initialized</text:p>
      <text:p text:style-name="P25"/>
      <text:p text:style-name="P35">&gt; state</text:p>
      <text:p text:style-name="P25">Q4 = [mk_M(&lt;FREE&gt;, 0, 9999)]</text:p>
      <text:p text:style-name="P25">rseed = 87654321</text:p>
      <text:p text:style-name="P25">Memory = mk_Memory(87654321, [mk_M(&lt;FREE&gt;, 0, 9999)], [mk_M(&lt;FREE&gt;, 0, 9999)])</text:p>
      <text:p text:style-name="P25">Q3 = [mk_M(&lt;FREE&gt;, 0, 9999)]</text:p>
      <text:p text:style-name="P25"/>
      <text:p text:style-name="P35">&gt; print rand(100)</text:p>
      <text:p text:style-name="P25">= 71</text:p>
      <text:p text:style-name="P25">Executed in 0.0 secs. </text:p>
      <text:p text:style-name="P25"/>
      <text:p text:style-name="P35">&gt; print rand(100)</text:p>
      <text:p text:style-name="P25">= 44</text:p>
      <text:p text:style-name="P25">Executed in 0.0 secs. </text:p>
      <text:p text:style-name="P25"/>
      <text:p text:style-name="P35">&gt; env</text:p>
      <text:p text:style-name="P25">QuadrantLen2 = (nat1 * nat1 * Quadrant -&gt; nat)</text:p>
      <text:p text:style-name="P25">BestFit = (nat1 ==&gt; bool)</text:p>
      <text:p text:style-name="P25">inc = (() ==&gt; ())</text:p>
      <text:p text:style-name="P25">QuadrantLen0 = (Quadrant -&gt; nat)</text:p>
      <text:p text:style-name="P25">MQuadrantLen = (M * Quadrant -&gt; nat)</text:p>
      <text:p text:style-name="P25">add = (nat1 * nat1 * Quadrant -&gt; Quadrant)</text:p>
      <text:p text:style-name="P25">rand = (nat1 ==&gt; nat1)</text:p>
      <text:p text:style-name="P25">sizeof = (M -&gt; nat1)</text:p>
      <text:p text:style-name="P25">MAXMEM = 10000</text:p>
      <text:p text:style-name="P25">delete = (M * Quadrant -&gt; Quadrant)</text:p>
      <text:p text:style-name="P25">inv_M = (M +&gt; bool)</text:p>
      <text:p text:style-name="P25">CHUNK = 100</text:p>
      <text:p text:style-name="P25"><text:soft-page-break/>FirstFit = (nat1 ==&gt; bool)</text:p>
      <text:p text:style-name="P25">least = (nat1 * nat1 -&gt; nat1)</text:p>
      <text:p text:style-name="P25">TryFirst = (nat ==&gt; nat)</text:p>
      <text:p text:style-name="P25">pre_DeleteOne = (Memory +&gt; bool)</text:p>
      <text:p text:style-name="P25">pre_add = (nat1 * nat1 * Quadrant +&gt; bool)</text:p>
      <text:p text:style-name="P25">spacefor = (nat1 * Quadrant -&gt; nat1)</text:p>
      <text:p text:style-name="P25">inv_Memory = (Memory +&gt; bool)</text:p>
      <text:p text:style-name="P25">fragments = (Quadrant -&gt; nat)</text:p>
      <text:p text:style-name="P25">combine = (Quadrant -&gt; Quadrant)</text:p>
      <text:p text:style-name="P25">seed = (nat1 ==&gt; ())</text:p>
      <text:p text:style-name="P25">DeleteOne = (() ==&gt; ())</text:p>
      <text:p text:style-name="P25">bestfit = (nat1 * Quadrant -&gt; nat1)</text:p>
      <text:p text:style-name="P25">Reset = (() ==&gt; ())</text:p>
      <text:p text:style-name="P25">QuadrantLen = (nat1 * Quadrant -&gt; nat)</text:p>
      <text:p text:style-name="P25">main = (nat1 * nat1 ==&gt; seq of ((&lt;BEST&gt; | &lt;FIRST&gt; | &lt;SAME&gt;)))</text:p>
      <text:p text:style-name="P25">TryBest = (nat ==&gt; nat)</text:p>
      <text:p text:style-name="P25">init_Memory = (Memory +&gt; bool)</text:p>
      <text:p text:style-name="P25"/>
      <text:p text:style-name="P35">&gt; pog</text:p>
      <text:p text:style-name="P25">Generated 64 proof obligations:</text:p>
      <text:p text:style-name="P25"/>
      <text:p text:style-name="P25">Proof Obligation 1: (Unproved)</text:p>
      <text:p text:style-name="P25">M: total function obligation in 'M' (shmem.vdm) at line 17:25</text:p>
      <text:p text:style-name="P25">(forall mk_M($any1, a, b):M &amp;</text:p>
      <text:p text:style-name="P25"><text:s text:c="2"/>is_(inv_M(mk_M($any1, a, b)), bool))</text:p>
      <text:p text:style-name="P25"/>
      <text:p text:style-name="P25">Proof Obligation 2: (Unproved)</text:p>
      <text:p text:style-name="P25">M: invariant satisfiability obligation in 'M' (shmem.vdm) at line 13:1</text:p>
      <text:p text:style-name="P25">exists mk_M(-, a, b) : M &amp; (b &gt;= a)</text:p>
      <text:p text:style-name="P25"/>
      <text:p text:style-name="P25">Proof Obligation 3: (Unproved)</text:p>
      <text:p text:style-name="P25">Memory: total function obligation in 'M' (shmem.vdm) at line 25:40</text:p>
      <text:p text:style-name="P25">(forall mk_Memory($any1, q3, q4):Memory &amp;</text:p>
      <text:p text:style-name="P25"><text:s text:c="2"/>is_(inv_Memory(mk_Memory($any1, q3, q4)), bool))</text:p>
      <text:p text:style-name="P25">...</text:p>
      <text:p text:style-name="P25">&gt;</text:p>
      <text:p text:style-name="P25"/>
      <text:p text:style-name="Text_20_body"><text:span text:style-name="T21">This example shows a VDM-SL specification called </text:span><text:span text:style-name="T7">shmem.vdm </text:span><text:span text:style-name="T21">being loaded. <text:s/>The </text:span><text:span text:style-name="T7">help </text:span><text:span text:style-name="T21">command lists the interpreter commands available. <text:s/>Note that several of them regard the setting of breakpoints, which is covered in the next section.</text:span></text:p>
      <text:p text:style-name="Text_20_body"><text:span text:style-name="T21">The </text:span><text:span text:style-name="T7">modules </text:span><text:span text:style-name="T21">command lists the names of the modules loaded from the specification. <text:s/>In this example there is only one, called “M”. <text:s/>One of the modules is identified as the default; names in the default module do not need to be qualified (so you can say </text:span><text:span text:style-name="T7">print xyz </text:span><text:span text:style-name="T21">rather than </text:span><text:span text:style-name="T7">print M`xyz</text:span><text:span text:style-name="T21">). <text:s/>The default module can be changed with the </text:span><text:span text:style-name="T7">default </text:span><text:span text:style-name="T21">command (or the </text:span><text:span text:style-name="T7">-default</text:span><text:span text:style-name="T21"> command line option).</text:span></text:p>
      <text:p text:style-name="Text_20_body"><text:span text:style-name="T21">The </text:span><text:span text:style-name="T7">state </text:span><text:span text:style-name="T21">command lists the content of the default module’s state. <text:s/>This can be changed by operations, as can be seen by the two calls to </text:span><text:span text:style-name="T7">rand </text:span><text:span text:style-name="T21">which change the </text:span><text:span text:style-name="T7">rseed </text:span><text:span text:style-name="T21">value in the state (a pseudo-random number generator). The </text:span><text:span text:style-name="T7">init </text:span><text:span text:style-name="T21">command will re-initialize the state to its original value, illustrated by the fact that two subsequent calls to </text:span><text:span text:style-name="T7">rand </text:span><text:span text:style-name="T21">return the same results as the first two did.</text:span></text:p>
      <text:p text:style-name="Text_20_body"><text:span text:style-name="T21">The </text:span><text:span text:style-name="T7">print </text:span><text:span text:style-name="T21">command can be used to evaluate any expression.</text:span></text:p>
      <text:p text:style-name="Text_20_body"><text:span text:style-name="T21">The </text:span><text:span text:style-name="T7">env </text:span><text:span text:style-name="T21">command lists all the values in the global environment of the default module. <text:s/>This shows the functions, operations and constant values defined in the module. <text:s/>Note that it includes invariant, initialization and pre/postcondition functions.</text:span></text:p>
      <text:p text:style-name="Text_20_body"><text:span text:style-name="T21">The </text:span><text:span text:style-name="T7">pog </text:span><text:span text:style-name="T21">command (proof obligation generator) generates a list of proof obligations for the specification.</text:span></text:p>
      <text:p text:style-name="Text_20_body"><text:span text:style-name="T21">The </text:span><text:span text:style-name="T7">assert </text:span><text:span text:style-name="T21">command (illustrated below) can take a list of assertions from a file, and execute each of them in turn, raising an error for any assertion which is false. <text:s/>The assertions in the file must be simple boolean expressions, one per line:</text:span></text:p>
      <text:p text:style-name="P25"/>
      <text:p text:style-name="Preformatted_20_Text"><text:span text:style-name="T41">$ cat rand.assertions</text:span><text:span text:style-name="T21"> </text:span></text:p>
      <text:p text:style-name="P25">rand(100) = 71</text:p>
      <text:p text:style-name="P25"><text:soft-page-break/>rand(100) = 44</text:p>
      <text:p text:style-name="P25">$ </text:p>
      <text:p text:style-name="P25"><text:s text:c="2"/></text:p>
      <text:p text:style-name="P35">$ java -jar vdmj-4.n.n.jar -vdmsl -i shmem.vdm</text:p>
      <text:p text:style-name="P29">Parsed 1 module in 0.339 secs. No syntax errors</text:p>
      <text:p text:style-name="P29">Warning 5000: Definition 'i' not used in 'M' (shmem.vdm) at line 129:7</text:p>
      <text:p text:style-name="P29">Type checked 1 module in 0.059 secs. No type errors and 1 warning</text:p>
      <text:p text:style-name="P29">Initialized 1 module in 0.08 secs.</text:p>
      <text:p text:style-name="P29">Interpreter started</text:p>
      <text:p text:style-name="P29">&gt;</text:p>
      <text:p text:style-name="P35">&gt; assert rand.assertions</text:p>
      <text:p text:style-name="P29">PASSED all 2 assertions from rand.assertions</text:p>
      <text:p text:style-name="P35">&gt; assert rand.assertions</text:p>
      <text:p text:style-name="P29">FAILED: rand(100) = 71</text:p>
      <text:p text:style-name="P29">FAILED: rand(100) = 44</text:p>
      <text:p text:style-name="P29">FAILED 2 and passed 0 assertions from rand.assertions</text:p>
      <text:p text:style-name="P35">&gt; init</text:p>
      <text:p text:style-name="P29">Cleared all coverage information</text:p>
      <text:p text:style-name="P29">Global context initialized</text:p>
      <text:p text:style-name="P35">&gt; assert rand.assertions</text:p>
      <text:p text:style-name="P29">PASSED all 2 assertions from rand.assertions</text:p>
      <text:p text:style-name="P35">&gt; quit</text:p>
      <text:p text:style-name="P29">Bye</text:p>
      <text:p text:style-name="P22"/>
      <text:p text:style-name="Text_20_body"><text:span text:style-name="T21">The example is an assertion file which states that the first and second invocations of the </text:span><text:span text:style-name="T7">rand </text:span><text:span text:style-name="T21">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7">init </text:span><text:span text:style-name="T21">command resets the state, so the assertions work correctly again.</text:span></text:p>
      <text:p text:style-name="P99"><text:span text:style-name="T21">The </text:span><text:span text:style-name="T7">script</text:span><text:span text:style-name="T21"> command has the same form as the </text:span><text:span text:style-name="T7">assert </text:span><text:span text:style-name="T21">command, but instead of checking assertions, the file is considered as a sequence of commands (in exactly the same form as you could enter at the console) that are executed automatically:</text:span></text:p>
      <text:p text:style-name="P40"/>
      <text:p text:style-name="P63">&gt; script startup</text:p>
      <text:p text:style-name="P62">startup&gt; <text:span text:style-name="T60">init</text:span></text:p>
      <text:p text:style-name="P62">Global context initialized</text:p>
      <text:p text:style-name="P62">Executed in 0.004 secs. </text:p>
      <text:p text:style-name="P62">startup&gt; <text:span text:style-name="T60">print Reset()</text:span></text:p>
      <text:p text:style-name="P62">= ()</text:p>
      <text:p text:style-name="P62">Executed in 0.014 secs. </text:p>
      <text:p text:style-name="P62">startup&gt; <text:span text:style-name="T60">break 42</text:span></text:p>
      <text:p text:style-name="P62">Created break [1] in 'M' (shmem.vdm) at line 42:18</text:p>
      <text:p text:style-name="P62">42: <text:s text:c="4"/>sizeof(m) == m.stop - m.start + 1;</text:p>
      <text:p text:style-name="P62">END startup</text:p>
      <text:p text:style-name="P32"/>
      <text:p text:style-name="P100"><text:span text:style-name="T21">Most commands can be added to a script, </text:span><text:span text:style-name="T40">and</text:span><text:span text:style-name="T21"> you can call a script within a script. When the script completes, control is returned to the console; the name of the script file replaces the prompt as script commands are executed. Breakpoints can be created or removed in a script, but if an execution is performed (via a </text:span><text:span text:style-name="T7">print</text:span><text:span text:style-name="T21"> command), the script will interact with the console to handle </text:span><text:span text:style-name="T32">commands at </text:span><text:span text:style-name="T21">the breakpoint. When you issue a </text:span><text:span text:style-name="T7">continue </text:span><text:span text:style-name="T32">at the console</text:span><text:span text:style-name="T21">, the script will continue.</text:span></text:p>
      <text:p text:style-name="Text_20_body"><text:span text:style-name="T21">The </text:span><text:span text:style-name="T7">files </text:span><text:span text:style-name="T21">command will list the file names that comprise the current loaded specification. The </text:span><text:span text:style-name="T7">reload </text:span><text:span text:style-name="T21">command will re-parse and check the specification files currently loaded. Note that if there are any errors in the parse or type check of the files, the interpreter will exit after </text:span><text:span text:style-name="T7">reload.</text:span></text:p>
      <text:p text:style-name="P22">If the files currently loaded are changed outside VDMJ, an indication will be printed between command prompts, until the <text:span text:style-name="T7">reload </text:span>or <text:span text:style-name="T7">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text:soft-page-break/>&gt; <text:span text:style-name="T60">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45">&gt; </text:p>
      <text:p text:style-name="P44"/>
      <text:p text:style-name="Text_20_body">The <text:span text:style-name="T7">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60">files</text:span></text:p>
      <text:p text:style-name="Preformatted_20_Text">sortingWithCombineSubfamily.odt</text:p>
      <text:p text:style-name="Preformatted_20_Text">&gt; <text:span text:style-name="T60">save</text:span></text:p>
      <text:p text:style-name="Preformatted_20_Text">Extracted source written to sortingWithCombineSubfamily.odt.vdmsl</text:p>
      <text:p text:style-name="Preformatted_20_Text">&gt; </text:p>
      <text:p text:style-name="P43"/>
      <text:p text:style-name="P22">The <text:span text:style-name="T7">set </text:span>command allows you to change the runtime checks in force (this is the same as the <text:span text:style-name="T7">-pre, -post, -inv, -dtc</text:span><text:span text:style-name="T10">,</text:span><text:span text:style-name="T7"> -measures</text:span><text:span text:style-name="T117"> and </text:span><text:span text:style-name="T10">-annotations</text:span> command line options). Using the command without arguments will list the current settings.</text:p>
      <text:p text:style-name="P4"/>
      <text:p text:style-name="P4">&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Annotations are enabled</text:p>
      <text:p text:style-name="Preformatted_20_Text">&gt;</text:p>
      <text:p text:style-name="Preformatted_20_Text"/>
      <text:p text:style-name="P22">Most of the interpreter commands for a VDM++ specification are the same as for VDM-SL, with the following differences:</text:p>
      <text:p text:style-name="P25"/>
      <text:p text:style-name="P35">$ java -jar vdmj-4.n.n.jar -vdmpp -i</text:p>
      <text:p text:style-name="P29">Initialized 1 class in 0.183 secs.</text:p>
      <text:p text:style-name="P29">Interpreter started</text:p>
      <text:p text:style-name="P35">&gt; help</text:p>
      <text:p text:style-name="P34">init - re-initialize the specification</text:p>
      <text:p text:style-name="P34">set [&lt;pre|post|inv|dtc|measures|annotations&gt; &lt;on|off&gt;] - set runtime checks</text:p>
      <text:p text:style-name="P34">default &lt;class&gt; - set the default class name</text:p>
      <text:p text:style-name="P34">classes - list the specification classes</text:p>
      <text:p text:style-name="P34">files - list the specification files</text:p>
      <text:p text:style-name="P34">env - list the global symbols in the default environment</text:p>
      <text:p text:style-name="P34">[p]rint &lt;exp&gt; - evaluate an expression</text:p>
      <text:p text:style-name="P34">script &lt;file&gt; - run commands from file</text:p>
      <text:p text:style-name="P34">assert &lt;file&gt; - check assertions from a file</text:p>
      <text:p text:style-name="P34">threads - list the running threads</text:p>
      <text:p text:style-name="P34">create &lt;id&gt; := &lt;exp&gt; - create a named variable</text:p>
      <text:p text:style-name="P34">break [&lt;file&gt;:]&lt;line#&gt; [&lt;condition&gt;] - create a breakpoint</text:p>
      <text:p text:style-name="P34">break &lt;function/operation&gt; [&lt;condition&gt;] - create a breakpoint</text:p>
      <text:p text:style-name="P34">trace [&lt;file&gt;:]&lt;line#&gt; [&lt;exp&gt;] - create a tracepoint</text:p>
      <text:p text:style-name="P34">trace &lt;function/operation&gt; [&lt;exp&gt;] - create a tracepoint</text:p>
      <text:p text:style-name="P34">catch [&lt;exp list&gt;] - create an exception catchpoint</text:p>
      <text:p text:style-name="P34">remove &lt;breakpoint#&gt; - remove a trace/breakpoint</text:p>
      <text:p text:style-name="P34">list - list breakpoints</text:p>
      <text:p text:style-name="P34">coverage clear|write &lt;dir&gt;|merge &lt;dir&gt;|&lt;filenames&gt; - handle line coverage</text:p>
      <text:p text:style-name="P34">latex|latexdoc [&lt;files&gt;] - generate LaTeX line coverage files</text:p>
      <text:p text:style-name="P34">word [&lt;files&gt;] - generate Word HTML line coverage files</text:p>
      <text:p text:style-name="P34">save [&lt;files&gt;] - generate external source extract files</text:p>
      <text:p text:style-name="P34">runtrace &lt;name&gt; [start test [end test]] - run CT trace</text:p>
      <text:p text:style-name="P34">debugtrace &lt;name&gt; [start test [end test]] - debug CT trace</text:p>
      <text:p text:style-name="P34"><text:soft-page-break/>savetrace [&lt;file&gt; | off] - save CT trace output</text:p>
      <text:p text:style-name="P34">seedtrace &lt;number&gt; - seed CT trace random generator</text:p>
      <text:p text:style-name="P34">runalltraces [&lt;name&gt;] - run all CT traces in class/module name</text:p>
      <text:p text:style-name="P34">filter %age | &lt;reduction type&gt; - reduce CT trace(s)</text:p>
      <text:p text:style-name="P34">pog [&lt;function/operation&gt;] - generate proof obligations</text:p>
      <text:p text:style-name="P34">reload - reload specification files</text:p>
      <text:p text:style-name="P34">help - list all commands available</text:p>
      <text:p text:style-name="P34">[q]uit - close the session</text:p>
      <text:p text:style-name="P34">&gt;</text:p>
      <text:p text:style-name="P25"/>
      <text:p text:style-name="P25"/>
      <text:p text:style-name="Text_20_body"><text:span text:style-name="T21">The </text:span><text:span text:style-name="T7">classes </text:span><text:span text:style-name="T21">command replaces the </text:span><text:span text:style-name="T7">modules</text:span><text:span text:style-name="T21"> command, but is similar in that it lists the names of the classes loaded, identifying the default. <text:s/></text:span><text:span text:style-name="T34">The </text:span><text:span text:style-name="T13">threads </text:span><text:span text:style-name="T34">command lists the running threads. </text:span><text:span text:style-name="T21">The </text:span><text:span text:style-name="T7">default </text:span><text:span text:style-name="T21">command is used to change the default class. <text:s/>There is no </text:span><text:span text:style-name="T7">state </text:span><text:span text:style-name="T21">command because VDM++ objects contain state within instances of themselves as instance variables. <text:s/>The state values for any object can be printed with the </text:span><text:span text:style-name="T7">print </text:span><text:span text:style-name="T21">command. <text:s/>The </text:span><text:span text:style-name="T7">init </text:span><text:span text:style-name="T21">and </text:span><text:span text:style-name="T7">env </text:span><text:span text:style-name="T21">commands do the same thing, re-initializing static class members and printing the names and types of public static values accessing from the global context. The </text:span><text:span text:style-name="T7">create </text:span><text:span text:style-name="T21">command can be used to create a new (synthetic) public static of a given name, which can then be used in further evaluations.</text:span></text:p>
      <text:p text:style-name="P22">The following example illustrates:</text:p>
      <text:p text:style-name="P25"/>
      <text:p text:style-name="P35">$ cat test.vpp</text:p>
      <text:p text:style-name="P25">class A</text:p>
      <text:p text:style-name="P25"/>
      <text:p text:style-name="P25">instance variables</text:p>
      <text:p text:style-name="P25"><text:s text:c="2"/>si:int;</text:p>
      <text:p text:style-name="P25"><text:s text:c="2"/>sj:int;</text:p>
      <text:p text:style-name="P25"><text:s text:c="2"/>public static sk:int := 123;</text:p>
      <text:p text:style-name="P25"/>
      <text:p text:style-name="P25">operations</text:p>
      <text:p text:style-name="P25"/>
      <text:p text:style-name="P25">public op: int * int ==&gt; int</text:p>
      <text:p text:style-name="P25"><text:s text:c="2"/>op(i, j) ==</text:p>
      <text:p text:style-name="P25"><text:s text:c="2"/>( si := i;</text:p>
      <text:p text:style-name="P25"><text:s text:c="4"/>sj := j;</text:p>
      <text:p text:style-name="P25"><text:s text:c="4"/>sk := i + j;</text:p>
      <text:p text:style-name="P25"><text:s text:c="4"/>return sk;</text:p>
      <text:p text:style-name="P25"><text:s text:c="2"/>);</text:p>
      <text:p text:style-name="P25"/>
      <text:p text:style-name="P25">public static test: () ==&gt; int</text:p>
      <text:p text:style-name="P25"><text:s text:c="4"/>test() == let a = new A() in a.op(1, 2);</text:p>
      <text:p text:style-name="P25"/>
      <text:p text:style-name="P25">end A</text:p>
      <text:p text:style-name="P25"/>
      <text:p text:style-name="P25"/>
      <text:p text:style-name="P35">$ java -jar vdmj-4.n.n.jar -vdmpp -i test.vpp <text:s text:c="9"/></text:p>
      <text:p text:style-name="P29">Parsed 1 class in 0.236 secs. No syntax errors <text:s text:c="26"/></text:p>
      <text:p text:style-name="P29">Warning 5001: Instance variable 'si' is not initialized in 'A' (test.vpp) at line 4:3</text:p>
      <text:p text:style-name="P29">Warning 5001: Instance variable 'sj' is not initialized in 'A' (test.vpp) at line 5:3</text:p>
      <text:p text:style-name="P29">Type checked 1 class in 0.02 secs. No type errors and 2 warnings <text:s text:c="20"/></text:p>
      <text:p text:style-name="P29">Initialized 1 class in 0.052 secs. <text:s text:c="50"/></text:p>
      <text:p text:style-name="P29">Interpreter started <text:s text:c="65"/></text:p>
      <text:p text:style-name="P35">&gt; classes <text:s text:c="75"/></text:p>
      <text:p text:style-name="P29">A (default) <text:s text:c="73"/></text:p>
      <text:p text:style-name="P35">&gt; state <text:s text:c="77"/></text:p>
      <text:p text:style-name="P29">Command is only availble for VDM-SL <text:s text:c="47"/></text:p>
      <text:p text:style-name="P35">&gt; p new A() <text:s text:c="73"/></text:p>
      <text:p text:style-name="P29">= A{#1, si:=undefined, sj:=undefined, sk:=123}</text:p>
      <text:p text:style-name="P29">Executed in 0.026 secs.</text:p>
      <text:p text:style-name="P35">&gt; env</text:p>
      <text:p text:style-name="P29">test() = (() ==&gt; int)</text:p>
      <text:p text:style-name="P29"><text:soft-page-break/>sk = 123</text:p>
      <text:p text:style-name="P35">&gt; p test()</text:p>
      <text:p text:style-name="P29">= 3</text:p>
      <text:p text:style-name="P29">Executed in 0.0070 secs.</text:p>
      <text:p text:style-name="P35">&gt; env</text:p>
      <text:p text:style-name="P29">test() = (() ==&gt; int)</text:p>
      <text:p text:style-name="P29">sk = 3</text:p>
      <text:p text:style-name="P35">&gt; p new A().op(123,456)</text:p>
      <text:p text:style-name="P29">= 579</text:p>
      <text:p text:style-name="P29">Executed in 0.0090 secs.</text:p>
      <text:p text:style-name="P35">&gt; env</text:p>
      <text:p text:style-name="P29">test() = (() ==&gt; int)</text:p>
      <text:p text:style-name="P29">sk = 579</text:p>
      <text:p text:style-name="P35">&gt; create a := new A()</text:p>
      <text:p text:style-name="P35">&gt; env</text:p>
      <text:p text:style-name="P29">test() = (() ==&gt; int)</text:p>
      <text:p text:style-name="P29">sk = 579</text:p>
      <text:p text:style-name="P35">&gt; p a.op(111,222)</text:p>
      <text:p text:style-name="P29">= 333</text:p>
      <text:p text:style-name="P29">Executed in 0.0020 secs.</text:p>
      <text:p text:style-name="P35">&gt; quit</text:p>
      <text:p text:style-name="P67">Bye</text:p>
      <text:p text:style-name="P67"/>
      <text:p text:style-name="P25"/>
      <text:p text:style-name="Text_20_body"><text:span text:style-name="T21">Executing a specification written in the VDM-RT dialect is essentially the same as with VDM++. There </text:span><text:span text:style-name="T40">are</text:span><text:span text:style-name="T21"> </text:span><text:span text:style-name="T40">two</text:span><text:span text:style-name="T21"> additional command</text:span><text:span text:style-name="T40">s</text:span><text:span text:style-name="T21">, </text:span><text:span text:style-name="T7">log </text:span><text:span text:style-name="T40">and </text:span><text:span text:style-name="T19">validate</text:span><text:span text:style-name="T21">, which </text:span><text:span text:style-name="T40">are</text:span><text:span text:style-name="T21"> used to indicate where real-time events from the interpreter should be </text:span><text:span text:style-name="T40">written</text:span><text:span text:style-name="T21"> </text:span><text:span text:style-name="T40">and subsequently validates them</text:span><text:span text:style-name="T21">:</text:span></text:p>
      <text:p text:style-name="P35"/>
      <text:p text:style-name="P35">&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validate &lt;file&gt; - validate RT log events</text:p>
      <text:p text:style-name="Preformatted_20_Text">...</text:p>
      <text:p text:style-name="P25"/>
      <text:p text:style-name="Text_20_body"><text:span text:style-name="T21">By default, event logging is turned off. But logging can be enabled to the console by using </text:span><text:span text:style-name="T7">log </text:span><text:span text:style-name="T21">with no arguments, or to a file using </text:span><text:span text:style-name="T7">log &lt;filename&gt;</text:span><text:span text:style-name="T21">. Logging can subsequently be turned off again by using </text:span><text:span text:style-name="T7">log off</text:span><text:span text:style-name="T21">. For example, the following can be used to see the real time events for the initialization of a VDM-RT specification:</text:span></text:p>
      <text:p text:style-name="P35"/>
      <text:p text:style-name="P35">&gt; log</text:p>
      <text:p text:style-name="Preformatted_20_Text">RT events now logged to the console</text:p>
      <text:p text:style-name="Preformatted_20_Text"/>
      <text:p text:style-name="P4">&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text:soft-page-break/>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4">&gt; log off</text:p>
      <text:p text:style-name="Preformatted_20_Text">RT event logging disabled</text:p>
      <text:p text:style-name="P4">&gt; validate <text:span text:style-name="T141">saved.log</text:span></text:p>
      <text:p text:style-name="Preformatted_20_Text">Enable annotations first, using 'set annotations on'</text:p>
      <text:p text:style-name="P45"><text:s/></text:p>
      <text:p text:style-name="P25"/>
      <text:p text:style-name="Text_20_body"><text:span text:style-name="T21">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7">coverage </text:span><text:span text:style-name="T21">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4">&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4"><text:soft-page-break/>&gt; p new A().f(1,2)</text:p>
      <text:p text:style-name="Preformatted_20_Text">= 0.5</text:p>
      <text:p text:style-name="Preformatted_20_Text">Executed in 0.036 secs. </text:p>
      <text:p text:style-name="Preformatted_20_Text">&gt; </text:p>
      <text:p text:style-name="P4">&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7">coverage </text:span><text:span text:style-name="T21">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21">Typically, the testing of a specification will be incremental, and so it is convenient to be able to “save” the coverage achieved in each test session, and subsequently merge the results together. This can be achieved with the </text:span><text:span text:style-name="T7">write &lt;dir&gt; </text:span><text:span text:style-name="T21">and </text:span><text:span text:style-name="T7">merge &lt;dir&gt; </text:span><text:span text:style-name="T21">options to the </text:span><text:span text:style-name="T7">coverage </text:span><text:span text:style-name="T21">command. The </text:span><text:span text:style-name="T7">write </text:span><text:span text:style-name="T21">option saves the current coverage information in </text:span><text:span text:style-name="T7">&lt;dir&gt;</text:span><text:span text:style-name="T21"> for each specification file loaded; the </text:span><text:span text:style-name="T7">merge </text:span><text:span text:style-name="T21">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21">Detailed coverage information is available with the </text:span><text:span text:style-name="T7">latex </text:span><text:span text:style-name="T21">and </text:span><text:span text:style-name="T7">latexdoc </text:span><text:span text:style-name="T21">commands. These write LaTeX files with parts of the specification highlighted where they have not been executed. The LaTeX output also contains a table of percentage cover by module/class and the number of times functions and operations were hit during the execution. The </text:span><text:span text:style-name="T7">latexdoc </text:span><text:span text:style-name="T21">command is the same, except that output files are wrapped in LaTeX document headers. The LaTeX output files are written to the same directory as source files, one per source file, with the extension .tex.</text:span></text:p>
      <text:p text:style-name="P25"/>
      <text:p text:style-name="P35">&gt; latex</text:p>
      <text:p text:style-name="P25">Latex coverage written to coverage.vpp.tex</text:p>
      <text:p text:style-name="P25">&gt;</text:p>
      <text:p text:style-name="P25"/>
      <text:p text:style-name="Text_20_body"><text:span text:style-name="T21">Similarly, the </text:span><text:span text:style-name="T7">word </text:span><text:span text:style-name="T21">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25"/>
      <text:p text:style-name="P35">&gt; word</text:p>
      <text:p text:style-name="P25">Word HTML coverage written to coverage.vpp.doc</text:p>
      <text:p text:style-name="P25">&gt;</text:p>
      <text:p text:style-name="P25"/>
      <text:p text:style-name="Text_20_body"><text:span text:style-name="T21">Coverage information is reset when a specification is loaded or initialized, or when the command </text:span><text:span text:style-name="T7">coverage clear </text:span><text:span text:style-name="T21">is executed, otherwise coverage is cumulative. If several files are loaded, the coverage for just one source file can be listed with </text:span><text:span text:style-name="T7">coverage</text:span><text:span text:style-name="T21"> &lt;</text:span><text:span text:style-name="T7">file</text:span><text:span text:style-name="T21">&gt;, </text:span><text:span text:style-name="T7">latex &lt;file&gt; </text:span><text:span text:style-name="T21">or </text:span><text:span text:style-name="T7">word &lt;file&gt;.</text:span></text:p>
      <text:list xml:id="list214003187618435" text:continue-numbering="true" text:style-name="Outline">
        <text:list-item>
          <text:list>
            <text:list-item>
              <text:list>
                <text:list-item>
                  <text:h text:style-name="P171" text:outline-level="3"><text:bookmark-start text:name="__RefHeading___Toc7191_985567249"/><text:soft-page-break/>Suppressing Runtime Checks<text:bookmark-end text:name="__RefHeading___Toc7191_985567249"/></text:h>
                </text:list-item>
              </text:list>
            </text:list-item>
          </text:list>
        </text:list-item>
      </text:list>
      <text:p text:style-name="P22">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21">However, the checks also take a certain amount of processing power and result in a slower evaluation of expressions or tests. If you are certain that a specification will not violate the checks, you can use the </text:span><text:span text:style-name="T7">-pre, -post, -inv,</text:span><text:span text:style-name="T21"> </text:span><text:span text:style-name="T7">-dtc</text:span><text:span text:style-name="T11">,</text:span><text:span text:style-name="T21"> </text:span><text:span text:style-name="T7">-measures</text:span><text:span text:style-name="T11"> </text:span><text:span text:style-name="T31">and </text:span><text:span text:style-name="T11">-annotat</text:span><text:span text:style-name="T17">i</text:span><text:span text:style-name="T11">ons</text:span><text:span text:style-name="T7"> </text:span><text:span text:style-name="T21">options to selectively </text:span><text:span text:style-name="T31">control</text:span><text:span text:style-name="T21"> them. These can either be passed on the command line to VDMJ, or issued at any time via the </text:span><text:span text:style-name="T7">set </text:span><text:span text:style-name="T21">command.</text:span></text:p>
      <text:p text:style-name="P101"><text:span text:style-name="T21">The </text:span><text:span text:style-name="T7">-pre </text:span><text:span text:style-name="T21">and </text:span><text:span text:style-name="T7">-post </text:span><text:span text:style-name="T21">options suppress the evaluation of both function and operation pre- and postconditions. <text:s/>The </text:span><text:span text:style-name="T7">-inv </text:span><text:span text:style-name="T21">option suppresses the evaluation of type invariants, state invariants (in VDM-SL) and class invariants (in VDM++ and VDM-RT). The </text:span><text:span text:style-name="T7">-dtc </text:span><text:span text:style-name="T21">option (</text:span><text:span text:style-name="T7">dynamic type checking</text:span><text:span text:style-name="T21">) is equivalent to </text:span><text:span text:style-name="T7">-inv </text:span><text:span text:style-name="T21">plus suppression of the checks that occur whenever a value of one type is assigned to another (eg. in parameter passing, result returns, in "let" definitions and binds, variable initializers etc). The </text:span><text:span text:style-name="T7">-measures </text:span><text:span text:style-name="T21">option suppresses recursive function measure checking.</text:span><text:span text:style-name="T31"> The </text:span><text:span text:style-name="T11">-annotations </text:span><text:span text:style-name="T31">option controls annotation processing (see below); if this option is changed, the specification must be re-parsed using the </text:span><text:span text:style-name="T11">reload </text:span><text:span text:style-name="T31">command afterwards.</text:span></text:p>
      <text:list xml:id="list214003005083443" text:continue-numbering="true" text:style-name="Outline">
        <text:list-item>
          <text:list>
            <text:list-item>
              <text:h text:style-name="Heading_20_2" text:outline-level="2"><text:bookmark-start text:name="__RefHeading___Toc7292_2130014378"/>Debugging<text:bookmark-end text:name="__RefHeading___Toc7292_2130014378"/></text:h>
              <text:list>
                <text:list-item>
                  <text:h text:style-name="P171" text:outline-level="3"><text:bookmark-start text:name="__RefHeading___Toc7193_985567249"/>Single-threaded Debugging<text:bookmark-end text:name="__RefHeading___Toc7193_985567249"/></text:h>
                </text:list-item>
              </text:list>
            </text:list-item>
          </text:list>
        </text:list-item>
      </text:list>
      <text:p text:style-name="P22">As well as evaluating expressions and displaying the value of state variables, the interpreter is able to stop execution part way through an evaluation, and allow the evaluation to be single-stepped or traced, and intermediate values displayed.</text:p>
      <text:p text:style-name="P22">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21">Using the </text:span><text:span text:style-name="T7">class A </text:span><text:span text:style-name="T21">example from section 2.4, we can stop on the </text:span><text:span text:style-name="T7">op </text:span><text:span text:style-name="T21">operation as follows:</text:span></text:p>
      <text:p text:style-name="P25"/>
      <text:p text:style-name="P51">&gt; break op <text:s text:c="74"/></text:p>
      <text:p text:style-name="P45">Created break [1] in 'A' (test.vpp) at line 9:1 <text:s text:c="36"/></text:p>
      <text:p text:style-name="P45">12: <text:s text:c="3"/>( si := i; <text:s text:c="67"/></text:p>
      <text:p text:style-name="P51">&gt; p test() <text:s text:c="74"/></text:p>
      <text:p text:style-name="P45">Stopped break [1] in 'A' (test.vpp) at line 9:1 <text:s text:c="36"/></text:p>
      <text:p text:style-name="P45">12: <text:s text:c="3"/>( si := i; <text:s text:c="67"/></text:p>
      <text:p text:style-name="P51">[MainThread]&gt; help <text:s text:c="64"/></text:p>
      <text:p text:style-name="P45">step - step one expression/statement <text:s text:c="48"/></text:p>
      <text:p text:style-name="P45">next - step over functions or operations <text:s text:c="44"/></text:p>
      <text:p text:style-name="P45">out - run to the return of functions or operations <text:s text:c="34"/></text:p>
      <text:p text:style-name="P54">...</text:p>
      <text:p text:style-name="P183">trace [&lt;file&gt;:]&lt;line#&gt; [&lt;exp&gt;] - create a tracepoint</text:p>
      <text:p text:style-name="P183">trace &lt;function/operation&gt; [&lt;exp&gt;] - create a tracepoint</text:p>
      <text:p text:style-name="P183">remove &lt;breakpoint#&gt; - remove a trace/breakpoint</text:p>
      <text:p text:style-name="P183">list - list breakpoints</text:p>
      <text:p text:style-name="P183">--</text:p>
      <text:p text:style-name="P183">Stopped break [1] in 'A' (test.vpp) at line 9:1</text:p>
      <text:p text:style-name="P183">9: <text:s/>( si := i;</text:p>
      <text:p text:style-name="P180"><text:span text:style-name="T60">MainThread&gt; </text:span><text:span text:style-name="T62">stack</text:span><text:span text:style-name="T60"> <text:s text:c="63"/></text:span></text:p>
      <text:p text:style-name="P45">Stopped at break [1] in 'A' (test.vpp) at line <text:span text:style-name="T143">9:1</text:span> <text:s text:c="33"/></text:p>
      <text:p text:style-name="P45"><text:s text:c="8"/>j = 2 <text:s text:c="71"/></text:p>
      <text:p text:style-name="P45"><text:s text:c="8"/>i = 1 <text:s text:c="71"/></text:p>
      <text:p text:style-name="P45"><text:s text:c="8"/>self = A{#1, si:=undefined, sj:=undefined, sk:=123} <text:s text:c="25"/></text:p>
      <text:p text:style-name="P45">In object context of op(i, j) in 'A' (test.vpp) at line 19:34 <text:s text:c="23"/></text:p>
      <text:p text:style-name="P45"><text:soft-page-break/>In context of let statement in 'A' (test.vpp) at line 19:15 <text:s text:c="25"/></text:p>
      <text:p text:style-name="P45">In class context of test() in 'A' (console) at line 1:1 <text:s text:c="29"/></text:p>
      <text:p text:style-name="P45">In root context of global static scope</text:p>
      <text:p text:style-name="P45">--</text:p>
      <text:p text:style-name="P45">Stopped break [1] in 'A' (test.vpp) at line 9:1</text:p>
      <text:p text:style-name="P45">9: <text:s/>( si := i;</text:p>
      <text:p text:style-name="P51">[MainThread]&gt; source <text:s text:c="62"/></text:p>
      <text:p text:style-name="P45">7: <text:s text:c="82"/></text:p>
      <text:p text:style-name="P45">8: <text:s/>operations <text:s text:c="70"/></text:p>
      <text:p text:style-name="P45">9: <text:s text:c="82"/></text:p>
      <text:p text:style-name="P45">10: <text:s/>public op: int * int ==&gt; int <text:s text:c="51"/></text:p>
      <text:p text:style-name="P45">11: <text:s text:c="3"/>op(i, j) == <text:s text:c="66"/></text:p>
      <text:p text:style-name="P45">12:&gt;&gt; <text:s/>( si := i; <text:s text:c="67"/></text:p>
      <text:p text:style-name="P45">13: <text:s text:c="5"/>sj := j; <text:s text:c="67"/></text:p>
      <text:p text:style-name="P45">14: <text:s text:c="5"/>sk := i + j; <text:s text:c="63"/></text:p>
      <text:p text:style-name="P45">15: <text:s text:c="5"/>return sk; <text:s text:c="65"/></text:p>
      <text:p text:style-name="P45">16: <text:s text:c="3"/>); <text:s text:c="75"/></text:p>
      <text:p text:style-name="P45">17: <text:s text:c="81"/></text:p>
      <text:p text:style-name="P51">[MainThread]&gt; down <text:s text:c="64"/></text:p>
      <text:p text:style-name="P45">In context of let statement in 'A' (test.vpp) at line 19:15</text:p>
      <text:p text:style-name="P45">--</text:p>
      <text:p text:style-name="P45">Stopped break [1] in 'A' (test.vpp) at line 9:1</text:p>
      <text:p text:style-name="P45">9: <text:s/>( si := i;</text:p>
      <text:p text:style-name="P51">[MainThread]&gt; stack <text:s text:c="63"/></text:p>
      <text:p text:style-name="P45">Stopped at break [1] in 'A' (test.vpp) at line <text:span text:style-name="T143">9:1</text:span> <text:s text:c="33"/></text:p>
      <text:p text:style-name="P45"><text:s text:c="8"/>a = A{#1, si:=undefined, sj:=undefined, sk:=123} <text:s text:c="28"/></text:p>
      <text:p text:style-name="P45">In context of let statement in 'A' (test.vpp) at line 19:15 <text:s text:c="25"/></text:p>
      <text:p text:style-name="P45">In class context of test() in 'A' (console) at line 1:1 <text:s text:c="29"/></text:p>
      <text:p text:style-name="P45">In root context of global static scope</text:p>
      <text:p text:style-name="P45">--</text:p>
      <text:p text:style-name="P45">Stopped break [1] in 'A' (test.vpp) at line 9:1</text:p>
      <text:p text:style-name="P45">9: <text:s/>( si := i;</text:p>
      <text:p text:style-name="P51">[MainThread]&gt; print a</text:p>
      <text:p text:style-name="P45">a = A{#1, si:=undefined, sj:=undefined, sk:=123}</text:p>
      <text:p text:style-name="P45">--</text:p>
      <text:p text:style-name="P45">Stopped break [1] in 'A' (test.vpp) at line 9:1</text:p>
      <text:p text:style-name="P45">9: <text:s/>( si := i;</text:p>
      <text:p text:style-name="P51">MainThread&gt; step</text:p>
      <text:p text:style-name="P45">10: <text:s/>sj := j;</text:p>
      <text:p text:style-name="P51">MainThread&gt; step</text:p>
      <text:p text:style-name="P45">11: <text:s/>sk := i + j;</text:p>
      <text:p text:style-name="P51">MainThread&gt; step</text:p>
      <text:p text:style-name="P45">12: <text:s/>return sk;</text:p>
      <text:p text:style-name="P51">MainThread&gt; step</text:p>
      <text:p text:style-name="P45">= 3</text:p>
      <text:p text:style-name="P45">Executed in 303.669 secs. </text:p>
      <text:p text:style-name="P45">&gt;</text:p>
      <text:p text:style-name="P51">&gt; list</text:p>
      <text:p text:style-name="P45">break [1] in 'A' (test.vpp) at line <text:span text:style-name="T143">9:1</text:span></text:p>
      <text:p text:style-name="P45">12: <text:s text:c="3"/>( si := i;</text:p>
      <text:p text:style-name="P51">&gt; break op i &lt; 10</text:p>
      <text:p text:style-name="P45">Overwriting [1] in 'A' (test.vpp) at line 9:1</text:p>
      <text:p text:style-name="P45">Created break [2] when "(A`i &lt; 10)" in 'A' (test.vpp) at line 9:1</text:p>
      <text:p text:style-name="P45">9: <text:s/>( si := i;</text:p>
      <text:p text:style-name="P51">&gt; print new A().op(1,2)</text:p>
      <text:p text:style-name="P45">Stopped break [2] when "i &lt; 10" in 'A' (test.vpp) at line 9:1</text:p>
      <text:p text:style-name="P45">12: <text:s text:c="3"/>( si := i;</text:p>
      <text:p text:style-name="P51">[MainThread]&gt; continue</text:p>
      <text:p text:style-name="P45">= 3</text:p>
      <text:p text:style-name="P45">Executed in 21.217 secs.</text:p>
      <text:p text:style-name="P51">&gt; print new A().op(100,200)</text:p>
      <text:p text:style-name="P45">= 300</text:p>
      <text:p text:style-name="P45">Executed in 0.0020 secs.</text:p>
      <text:p text:style-name="P45">&gt;</text:p>
      <text:p text:style-name="P45"/>
      <text:p text:style-name="P29"><text:soft-page-break/></text:p>
      <text:p text:style-name="P22">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4">&gt; break 9 = 4</text:p>
      <text:p text:style-name="P67">Overwriting [2] in 'A' (test.vpp) at line 9:1</text:p>
      <text:p text:style-name="P67">Created break [3] when "hits = 4" in 'A' (test.vpp) at line 9:1</text:p>
      <text:p text:style-name="P67">9: <text:s/>( si := i;</text:p>
      <text:p text:style-name="P4">&gt; break 9 &gt; 4</text:p>
      <text:p text:style-name="P67">Overwriting [3] in 'A' (test.vpp) at line 9:1</text:p>
      <text:p text:style-name="P67">Created break [4] when "hits &gt; 4" in 'A' (test.vpp) at line 9:1</text:p>
      <text:p text:style-name="P67">9: <text:s/>( si := i;</text:p>
      <text:p text:style-name="P4">&gt; break 9 &gt;= 4</text:p>
      <text:p text:style-name="P67">Overwriting [4] in 'A' (test.vpp) at line 9:1</text:p>
      <text:p text:style-name="P67">Created break [5] when "hits &gt;= 4" in 'A' (test.vpp) at line 9:1</text:p>
      <text:p text:style-name="P67">9: <text:s/>( si := i;</text:p>
      <text:p text:style-name="P4">&gt; break 9 mod 4</text:p>
      <text:p text:style-name="P67">Overwriting [5] in 'A' (test.vpp) at line 9:1</text:p>
      <text:p text:style-name="P67">Created break [6] when "hits multiple of 4" in 'A' (test.vpp) at line 9:1</text:p>
      <text:p text:style-name="P67">9: <text:s/>( si := i;</text:p>
      <text:p text:style-name="P4">&gt; break 9 i &gt; j or i+j &gt; 10</text:p>
      <text:p text:style-name="P67">Overwriting [6] in 'A' (test.vpp) at line 9:1</text:p>
      <text:p text:style-name="P67">Created break [7] when "((A`i &gt; A`j) or ((A`i + A`j) &gt; 10))" in 'A' (test.vpp) at line 9:1</text:p>
      <text:p text:style-name="P67">9: <text:s/>( si := i;</text:p>
      <text:p text:style-name="P67">&gt; </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21">The other debugger commands are fairly standard, and do what you would expect. <text:s/>You can display the call </text:span><text:span text:style-name="T7">stack</text:span><text:span text:style-name="T21">, move </text:span><text:span text:style-name="T7">up </text:span><text:span text:style-name="T21">and </text:span><text:span text:style-name="T7">down </text:span><text:span text:style-name="T21">stack frames and evaluate expressions when a breakpoint is reached. <text:s/>You can examine the </text:span><text:span text:style-name="T7">source</text:span><text:span text:style-name="T21"> for the current breakpoint. <text:s/>You can use </text:span><text:span text:style-name="T7">step</text:span><text:span text:style-name="T21"> (or </text:span><text:span text:style-name="T7">next</text:span><text:span text:style-name="T21"> or </text:span><text:span text:style-name="T7">out</text:span><text:span text:style-name="T21">, to step over and out of functions/operations). <text:s/>You can </text:span><text:span text:style-name="T7">list</text:span><text:span text:style-name="T21"> and </text:span><text:span text:style-name="T7">remove</text:span><text:span text:style-name="T21"> breakpoints by number.</text:span></text:p>
      <text:p text:style-name="Text_20_body"><text:span text:style-name="T21">Tracepoints are similar to breakpoints, except there is an implicit </text:span><text:span text:style-name="T7">continue </text:span><text:span text:style-name="T21">command after they have printed the value of the expression they contain. The trace expression is evaluated and printed </text:span><text:span text:style-name="T7">before </text:span><text:span text:style-name="T21">the expression or statement is executed, for example:</text:span></text:p>
      <text:p text:style-name="P25"/>
      <text:p text:style-name="P35">&gt; trace 14 mk_(i, j, sk)</text:p>
      <text:p text:style-name="P29">Created trace [1] show "mk_(i, j, sk)" in 'A' (test.vpp) at line 14:5</text:p>
      <text:p text:style-name="P29">14: <text:s text:c="5"/>sk := i + j;</text:p>
      <text:p text:style-name="P35">&gt; p test()</text:p>
      <text:p text:style-name="P29">mk_(i, j, sk) = mk_(1, 2, 123) at [1]</text:p>
      <text:p text:style-name="P29">= 3</text:p>
      <text:p text:style-name="P29">Executed in 0.0040 secs.</text:p>
      <text:p text:style-name="P29">&gt;</text:p>
      <text:p text:style-name="P29"/>
      <text:p text:style-name="P22">Note that new breakpoints and tracepoints can be set when stopped in the debugger (ie. when the command prompt is “[thread-name-n]&gt;”). <text:s/>Setting a trace or breakpoint at the same location as an existing one replaces the existing one silently.</text:p>
      <text:p text:style-name="P22">Some commonly used commands can be abbreviated to a single letter: s for step, n for next, o for out, p for print, c for continue.</text:p>
      <text:p text:style-name="P22">As well as at breakpoints, the debugger is also entered when a specification raises runtime faults. <text:soft-page-break/>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4">&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185">[MainThread]&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4">[MainThread]&gt; p x</text:p>
      <text:p text:style-name="Preformatted_20_Text">x = -1</text:p>
      <text:p text:style-name="P4">[MainThread]&gt; p y</text:p>
      <text:p text:style-name="Preformatted_20_Text">y = 0</text:p>
      <text:p text:style-name="P4">[MainThread]&gt; continue</text:p>
      <text:p text:style-name="Preformatted_20_Text">Runtime: Error 4134: Infinite or NaN trouble in 'A' (coverage.vpp) at line 5:11</text:p>
      <text:p text:style-name="Preformatted_20_Text">&gt;</text:p>
      <text:p text:style-name="P125"/>
      <text:p text:style-name="P108">Catchpoints can be set to catch exceptions thrown by a VDM specification using the “exit” statement. They are similar to breakpoints, but they are not located at a particular line. Rather, in effect, they set a breakpoint on every “exit” statement in the specification.</text:p>
      <text:p text:style-name="P108">By default, catchpoints will stop on every “exit” statement, but they can optionally take a list of values, and will only stop when those values are thrown by an exit statement. In the case of VDM++ and VDM-RT, catching the name of a class will stop if any instance of that class is thrown.</text:p>
      <text:p text:style-name="Preformatted_20_Text"/>
      <text:p text:style-name="P4">&gt; catch</text:p>
      <text:p text:style-name="Preformatted_20_Text">Created catch [1] (all exceptions)</text:p>
      <text:p text:style-name="P4">&gt; print op()</text:p>
      <text:p text:style-name="Preformatted_20_Text">Stopped catch [1] (all exceptions)</text:p>
      <text:p text:style-name="Preformatted_20_Text">11: <text:s/><text:tab/><text:tab/>exit 123;</text:p>
      <text:p text:style-name="P4">MainThread&gt; s</text:p>
      <text:p text:style-name="Preformatted_20_Text">5: <text:s/><text:tab/><text:tab/><text:tab/>return x</text:p>
      <text:p text:style-name="P4">MainThread&gt; s</text:p>
      <text:p text:style-name="Preformatted_20_Text">= 123</text:p>
      <text:p text:style-name="Preformatted_20_Text">Executed in 5.447 secs. </text:p>
      <text:p text:style-name="Preformatted_20_Text">&gt;</text:p>
      <text:p text:style-name="Preformatted_20_Text"/>
      <text:p text:style-name="P4">&gt; catch 456 789</text:p>
      <text:p text:style-name="Preformatted_20_Text">Created catch [1] value = 456</text:p>
      <text:p text:style-name="Preformatted_20_Text">Created catch [2] value = 789</text:p>
      <text:p text:style-name="P4">&gt; p op()</text:p>
      <text:p text:style-name="Preformatted_20_Text">= 123</text:p>
      <text:p text:style-name="Preformatted_20_Text">Executed in 0.006 secs. </text:p>
      <text:p text:style-name="Preformatted_20_Text">&gt; </text:p>
      <text:p text:style-name="P108"/>
      <text:p text:style-name="P108">Here, the second example did not trap because the catch command created two catchpoints that would stop when the values 456 and 789 were thrown, respectively. Since the exit statement throws 123, the evaluation completes.</text:p>
      <text:p text:style-name="Text_20_body">The examples above are all inside a single module or class called "A", and by default all variable <text:soft-page-break/>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p text:style-name="P156">It is sometimes useful to know the return value of a function or an operation, especially if the value is not assigned to a variable by the caller. This information is provided as a “RESULT” value that is displayed when you step into and then out of a function or operation. The value also appears temporarily in the top stack frame, until you resume. For example:</text:p>
      <text:p text:style-name="Preformatted_20_Text">functions</text:p>
      <text:p text:style-name="Preformatted_20_Text"><text:tab/>f: nat * nat -&gt; nat</text:p>
      <text:p text:style-name="Preformatted_20_Text"><text:tab/>f(a, b) ==</text:p>
      <text:p text:style-name="Preformatted_20_Text"><text:tab/><text:tab/>g(a) + g(b); <text:s text:c="2"/>-- <text:span text:style-name="T138">Breakpoint here</text:span></text:p>
      <text:p text:style-name="Preformatted_20_Text"><text:tab/><text:tab/></text:p>
      <text:p text:style-name="Preformatted_20_Text"><text:tab/>g: nat -&gt; nat</text:p>
      <text:p text:style-name="Preformatted_20_Text"><text:tab/>g(a) ==</text:p>
      <text:p text:style-name="Preformatted_20_Text"><text:tab/><text:tab/>a * 2;</text:p>
      <text:p text:style-name="Preformatted_20_Text"/>
      <text:p text:style-name="P4">&gt; break 4</text:p>
      <text:p text:style-name="Preformatted_20_Text">Created break [<text:span text:style-name="T138">1</text:span>] in 'DEFAULT' (test.vdm) at line 4:9</text:p>
      <text:p text:style-name="Preformatted_20_Text">4: <text:s/><text:tab/><text:tab/>g(a) + g(b);</text:p>
      <text:p text:style-name="P4">&gt; p f(1,2)</text:p>
      <text:p text:style-name="Preformatted_20_Text">Stopped break [<text:span text:style-name="T138">1</text:span>] in 'DEFAULT' (test.vdm) at line 4:9</text:p>
      <text:p text:style-name="Preformatted_20_Text">4: <text:s/><text:tab/><text:tab/>g(a) + g(b);</text:p>
      <text:p text:style-name="P4">MainThread&gt; s</text:p>
      <text:p text:style-name="Preformatted_20_Text">8: <text:s/><text:tab/><text:tab/>a * 2;</text:p>
      <text:p text:style-name="P4">MainThread&gt; s</text:p>
      <text:p text:style-name="P4">RESULT g(a) = 2</text:p>
      <text:p text:style-name="Preformatted_20_Text">Stopped break [<text:span text:style-name="T138">1</text:span>] in 'DEFAULT' (test.vdm) at line 4:9</text:p>
      <text:p text:style-name="Preformatted_20_Text">4: <text:s/><text:tab/><text:tab/>g(a) + g(b);</text:p>
      <text:p text:style-name="P4">MainThread&gt; s</text:p>
      <text:p text:style-name="Preformatted_20_Text">8: <text:s/><text:tab/><text:tab/>a * 2;</text:p>
      <text:p text:style-name="P4">MainThread&gt; <text:span text:style-name="T137">out</text:span></text:p>
      <text:p text:style-name="P4">RESULT g(b) = 4</text:p>
      <text:p text:style-name="Preformatted_20_Text">4: <text:s/><text:tab/><text:tab/>g(a) + g(b);</text:p>
      <text:p text:style-name="P4">MainThread&gt; s</text:p>
      <text:p text:style-name="Preformatted_20_Text">= 6</text:p>
      <text:p text:style-name="Preformatted_20_Text">Executed in 12.018 secs. </text:p>
      <text:p text:style-name="Preformatted_20_Text">&gt; </text:p>
      <text:p text:style-name="Preformatted_20_Text"/>
      <text:p text:style-name="P156">Notice that after the first invocation of “g(a)”, stepping past the end <text:span text:style-name="T138">says</text:span> “RESULT g(a) = 2” and then again after the “g(b)” call, using “out” reports that “RESULT g(b) = 4”.</text:p>
      <text:list xml:id="list214003070738138" text:continue-numbering="true" text:style-name="Outline">
        <text:list-item>
          <text:list>
            <text:list-item>
              <text:list>
                <text:list-item>
                  <text:h text:style-name="Heading_20_3" text:outline-level="3"><text:bookmark-start text:name="__RefHeading___Toc7195_985567249"/>VDM++ Multi-threaded Debugging<text:bookmark-end text:name="__RefHeading___Toc7195_985567249"/></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text:span text:style-name="T125">are</text:span> <text:span text:style-name="T124">two</text:span> extra command<text:span text:style-name="T124">s</text:span> available, “<text:span text:style-name="T124">thread” and </text:span>“threads”, which <text:span text:style-name="T124">allow a thread to be selected and </text:span>display the status of all active threads, <text:span text:style-name="T124">respectively</text:span>.</text:p>
      <text:p text:style-name="Text_20_body">When a breakpoint is reached, all threads will be suspended. Single stepping will then advance the currently scheduled thread, while the others remain suspended until the scheduler selects them. Using the “continue” command will resume <text:span text:style-name="T125">all</text:span> thread<text:span text:style-name="T124">s</text:span>. <text:span text:style-name="T125">S</text:span>ingle stepping may flip to one of the other threads, which can be confusing. The current thread name is always shown in the debugger prompt.</text:p>
      <text:p text:style-name="Text_20_body"><text:soft-page-break/>If any thread encounters a runtime error, then all threads are aborted. If the main thread terminates, all threads are aborted.</text:p>
      <text:p text:style-name="Text_20_body">The following debug session illustrates some of the issues – the specification contains three threads, <text:span text:style-name="T124">plus the main thread, all of</text:span> which print out their thread IDs <text:span text:style-name="T125">regularly</text:span> (see the listing at the end of the section):</text:p>
      <text:p text:style-name="Preformatted_20_Text"/>
      <text:p text:style-name="P51">&gt; break 9</text:p>
      <text:p text:style-name="P45">Created break [1] in 'A' (test.vpp) at line 9:13</text:p>
      <text:p text:style-name="P45">9: <text:s/><text:tab/><text:tab/><text:tab/>for x = 1 to 10000 do skip</text:p>
      <text:p text:style-name="P51">&gt; p new A().run()</text:p>
      <text:p text:style-name="P45">Thread 1...</text:p>
      <text:p text:style-name="P45">Stopped break [1] in 'A' (test.vpp) at line 9:13</text:p>
      <text:p text:style-name="P45">9: <text:s/><text:tab/><text:tab/><text:tab/>for x = 1 to 10000 do skip</text:p>
      <text:p text:style-name="P51">MainThread&gt; threads</text:p>
      <text:p text:style-name="P45">11: MainThread <text:s text:c="2"/>break [1] in 'A' (test.vpp) at line 9:13</text:p>
      <text:p text:style-name="P45">12: Object-A-12 <text:s/>(not started)</text:p>
      <text:p text:style-name="P45">13: Object-A-13 <text:s/>(not started)</text:p>
      <text:p text:style-name="P45">14: Object-A-14 <text:s/>(not started)</text:p>
      <text:p text:style-name="P45"/>
      <text:p text:style-name="P45">Stopped break [1] in 'A' (test.vpp) at line 9:13</text:p>
      <text:p text:style-name="P45">9: <text:s/><text:tab/><text:tab/><text:tab/>for x = 1 to 10000 do skip</text:p>
      <text:p text:style-name="P51">MainThread&gt; c</text:p>
      <text:p text:style-name="P45">Thread 12...</text:p>
      <text:p text:style-name="P45">Stopped break [1] in 'A' (test.vpp) at line 9:13</text:p>
      <text:p text:style-name="P45">9: <text:s/><text:tab/><text:tab/><text:tab/>for x = 1 to 10000 do skip</text:p>
      <text:p text:style-name="P51">Object-A-12&gt; c</text:p>
      <text:p text:style-name="P45">Thread 13...</text:p>
      <text:p text:style-name="P45">Stopped break [1] in 'A' (test.vpp) at line 9:13</text:p>
      <text:p text:style-name="P45">9: <text:s/><text:tab/><text:tab/><text:tab/>for x = 1 to 10000 do skip</text:p>
      <text:p text:style-name="P51">Object-A-13&gt; c</text:p>
      <text:p text:style-name="P45">Thread 14...</text:p>
      <text:p text:style-name="P45">Stopped break [1] in 'A' (test.vpp) at line 9:13</text:p>
      <text:p text:style-name="P45">9: <text:s/><text:tab/><text:tab/><text:tab/>for x = 1 to 10000 do skip</text:p>
      <text:p text:style-name="P51">Object-A-14&gt; c</text:p>
      <text:p text:style-name="P45">Thread 1...</text:p>
      <text:p text:style-name="P45">Stopped break [1] in 'A' (test.vpp) at line 9:13</text:p>
      <text:p text:style-name="P45">9: <text:s/><text:tab/><text:tab/><text:tab/>for x = 1 to 10000 do skip</text:p>
      <text:p text:style-name="P51">MainThread&gt; threads</text:p>
      <text:p text:style-name="P45">11: MainThread <text:s text:c="2"/>break [1] in 'A' (test.vpp) at line 9:13</text:p>
      <text:p text:style-name="P45">12: Object-A-12 <text:s/>in 'A' (test.vpp) at line 9:35</text:p>
      <text:p text:style-name="P45">13: Object-A-13 <text:s/>in 'A' (test.vpp) at line 9:35</text:p>
      <text:p text:style-name="P45">14: Object-A-14 <text:s/>in 'A' (test.vpp) at line 9:35</text:p>
      <text:p text:style-name="P45"/>
      <text:p text:style-name="P45">Stopped break [1] in 'A' (test.vpp) at line 9:13</text:p>
      <text:p text:style-name="P45">9: <text:s/><text:tab/><text:tab/><text:tab/>for x = 1 to 10000 do skip</text:p>
      <text:p text:style-name="P51">MainThread&gt; stack</text:p>
      <text:p text:style-name="P45">Stopped [MainThread] in 'A' (test.vpp) at line 9:13</text:p>
      <text:p text:style-name="P45">In context of block statement in 'A' (test.vpp) at line 7:9</text:p>
      <text:p text:style-name="P45">In context of block statement in 'A' (test.vpp) at line 5:5</text:p>
      <text:p text:style-name="P45"><text:tab/>A`self = A{#1}</text:p>
      <text:p text:style-name="P45">In object context of op() in 'A' (test.vpp) at line 17:9</text:p>
      <text:p text:style-name="P45">In context of block statement in 'A' (test.vpp) at line 15:5</text:p>
      <text:p text:style-name="P45">In object context of run() in 'A' (console) at line 1:1</text:p>
      <text:p text:style-name="P45">In root context of global static scope</text:p>
      <text:p text:style-name="P45"/>
      <text:p text:style-name="P45">Stopped break [1] in 'A' (test.vpp) at line 9:13</text:p>
      <text:p text:style-name="P45">9: <text:s/><text:tab/><text:tab/><text:tab/>for x = 1 to 10000 do skip</text:p>
      <text:p text:style-name="P51">MainThread&gt; thread 14</text:p>
      <text:p text:style-name="P45">9: <text:s/><text:tab/><text:tab/><text:tab/>for x = 1 to 10000 do skip</text:p>
      <text:p text:style-name="P51">Object-A-14&gt; stack</text:p>
      <text:p text:style-name="P45">Stopped [Object-A-14] in 'A' (test.vpp) at line 9:35</text:p>
      <text:p text:style-name="P45"><text:tab/>x = 9989</text:p>
      <text:p text:style-name="P45">In context of for index in 'A' (test.vpp) at line 9:13</text:p>
      <text:p text:style-name="P45"><text:soft-page-break/>In context of block statement in 'A' (test.vpp) at line 7:9</text:p>
      <text:p text:style-name="P45">In context of block statement in 'A' (test.vpp) at line 5:5</text:p>
      <text:p text:style-name="P45"><text:tab/>A`self = A{#4}</text:p>
      <text:p text:style-name="P45">In object context of op() in 'A' (test.vpp) at line 21:5</text:p>
      <text:p text:style-name="P45">In object context of thread() in 'A' (test.vpp) at line 16:9</text:p>
      <text:p text:style-name="P45">In object context of Thread 14, self #4, class A in 'A' (test.vpp) at line 16:9</text:p>
      <text:p text:style-name="P45">In root context of global static scope</text:p>
      <text:p text:style-name="P45"/>
      <text:p text:style-name="P51">Object-A-14&gt; c</text:p>
      <text:p text:style-name="P45">Thread 12...</text:p>
      <text:p text:style-name="P45">Stopped break [1] in 'A' (test.vpp) at line 9:13</text:p>
      <text:p text:style-name="P45">9: <text:s/><text:tab/><text:tab/><text:tab/>for x = 1 to 10000 do skip</text:p>
      <text:p text:style-name="P51">Object-A-12&gt; c</text:p>
      <text:p text:style-name="P45">Thread 13...</text:p>
      <text:p text:style-name="P45">Stopped break [1] in 'A' (test.vpp) at line 9:13</text:p>
      <text:p text:style-name="P45">9: <text:s/><text:tab/><text:tab/><text:tab/>for x = 1 to 10000 do skip</text:p>
      <text:p text:style-name="P51">Object-A-13&gt; c</text:p>
      <text:p text:style-name="P45">Thread 14...</text:p>
      <text:p text:style-name="P45">Stopped break [1] in 'A' (test.vpp) at line 9:13</text:p>
      <text:p text:style-name="P45">9: <text:s/><text:tab/><text:tab/><text:tab/>for x = 1 to 10000 do skip</text:p>
      <text:p text:style-name="P51">Object-A-14&gt; stop</text:p>
      <text:p text:style-name="P54">= undefined</text:p>
      <text:p text:style-name="P54">Executed in 573.929 secs. </text:p>
      <text:p text:style-name="P54">&gt;</text:p>
      <text:p text:style-name="P4"/>
      <text:p text:style-name="P45"/>
      <text:p text:style-name="Text_20_body">The operation, “op” <text:span text:style-name="T124">loops, </text:span>call<text:span text:style-name="T124">ing</text:span> the IO class to print out its thread ID, followed by a skip statement <text:span text:style-name="T125">pause</text:span>. This is executed by three threads (see specification below), <text:span text:style-name="T124">plus the main thread</text:span>.</text:p>
      <text:p text:style-name="Text_20_body"><text:span text:style-name="T124">This debug session starts by putting a breakpoint on the skip pause loop, and then starting the </text:span><text:span text:style-name="T12">run</text:span><text:span text:style-name="T33"> operation</text:span>. <text:span text:style-name="T124">The execution stops quickly on the skip in the MainThread, and the </text:span><text:span text:style-name="T12">threads </text:span><text:span text:style-name="T33">command indicates that there are three other threads, which have not started.</text:span></text:p>
      <text:p text:style-name="P102"><text:span text:style-name="T21">A sequence of </text:span><text:span text:style-name="T7">continue </text:span><text:span text:style-name="T21">commands allows each thread to run, eventually returning to the MainThread. This time the </text:span><text:span text:style-name="T7">threads </text:span><text:span text:style-name="T21">command shows that the other threads have all started and are stopped at line 9 (which is the skip loop).</text:span></text:p>
      <text:p text:style-name="P103"><text:span text:style-name="T21">The </text:span><text:span text:style-name="T7">stack </text:span><text:span text:style-name="T21">of the MainThread shows that the self object is A(#1). Using the </text:span><text:span text:style-name="T7">thread </text:span><text:span text:style-name="T21">command to switch to the Object-A-14 thread, a </text:span><text:span text:style-name="T7">stack</text:span><text:span text:style-name="T21"> command shows that its self object is A(#4), and the skip loop is part way through when its time-slice ended, so x = 9989. A sequence of </text:span><text:span text:style-name="T7">continue </text:span><text:span text:style-name="T21">commands carries on around the threads until the execution is stopped with </text:span><text:span text:style-name="T7">stop </text:span><text:span text:style-name="T21">or </text:span><text:span text:style-name="T7">quit</text:span><text:span text:style-name="T21">. The result of interrupting the execution is usually </text:span><text:span text:style-name="T7">undefined </text:span><text:span text:style-name="T21">(since it did not really complete) and the execution time is the total duration of the debug session.</text:span></text:p>
      <text:p text:style-name="Preformatted_20_Text"/>
      <text:p text:style-name="Preformatted_20_Text">operations</text:p>
      <text:p text:style-name="Preformatted_20_Text"><text:tab/>public op: () ==&gt; ()</text:p>
      <text:p text:style-name="Preformatted_20_Text"><text:tab/>op() ==</text:p>
      <text:p text:style-name="Preformatted_20_Text"><text:tab/>(</text:p>
      <text:p text:style-name="Preformatted_20_Text"><text:tab/><text:tab/>while true do</text:p>
      <text:p text:style-name="Preformatted_20_Text"><text:tab/><text:tab/>(</text:p>
      <text:p text:style-name="Preformatted_20_Text"><text:tab/><text:tab/><text:tab/>IO`printf("Thread %s...\n", [threadid]);</text:p>
      <text:p text:style-name="Preformatted_20_Text"><text:tab/><text:tab/><text:tab/>for x = 1 to 10000 do skip</text:p>
      <text:p text:style-name="Preformatted_20_Text"><text:tab/><text:tab/>)</text:p>
      <text:p text:style-name="Preformatted_20_Text"><text:tab/>);</text:p>
      <text:p text:style-name="Preformatted_20_Text"><text:tab/></text:p>
      <text:p text:style-name="Preformatted_20_Text"><text:tab/>public run: () ==&gt; ()</text:p>
      <text:p text:style-name="Preformatted_20_Text"><text:tab/>run() ==</text:p>
      <text:p text:style-name="Preformatted_20_Text"><text:tab/>(</text:p>
      <text:p text:style-name="Preformatted_20_Text"><text:tab/><text:tab/>startlist({new A(), new A(), new A()});</text:p>
      <text:p text:style-name="Preformatted_20_Text"><text:tab/><text:tab/>op()</text:p>
      <text:p text:style-name="Preformatted_20_Text"><text:tab/>);</text:p>
      <text:p text:style-name="Preformatted_20_Text"><text:tab/></text:p>
      <text:p text:style-name="Preformatted_20_Text">thread</text:p>
      <text:p text:style-name="Preformatted_20_Text"><text:tab/>op();</text:p>
      <text:list xml:id="list214001294071885" text:continue-numbering="true" text:style-name="Outline">
        <text:list-item>
          <text:list>
            <text:list-item>
              <text:h text:style-name="Heading_20_2" text:outline-level="2"><text:bookmark-start text:name="__RefHeading___Toc7199_985567249"/><text:soft-page-break/>Sessions<text:bookmark-end text:name="__RefHeading___Toc7199_985567249"/></text:h>
            </text:list-item>
          </text:list>
        </text:list-item>
      </text:list>
      <text:p text:style-name="Text_20_body">The state of a specification (ie. the <text:span text:style-name="T7">state </text:span><text:span text:style-name="T21">sections in a VDM-SL specification, or the static </text:span><text:span text:style-name="T7">instance variables</text:span><text:span text:style-name="T21"> of VDM++ and VDM-RT specifications) is initialized once when the specification is loaded, and is modified thereafter by operation calls, for example using the </text:span><text:span text:style-name="T7">print &lt;expression&gt; </text:span><text:span text:style-name="T21">from the</text:span><text:span text:style-name="T7"> </text:span><text:span text:style-name="T21">command prompt. The state can be restored to its initial state at any time using the </text:span><text:span text:style-name="T7">init </text:span><text:span text:style-name="T21">command.</text:span></text:p>
      <text:p text:style-name="Text_20_body"><text:span text:style-name="T21">For VDM++ and VDM-RT specifications, the state of any background threads, the CPUs they are allocated to, the BUSses that connect them, and the messages waiting to be sent between them are also maintained between command line calls. Though again, the </text:span><text:span text:style-name="T7">init </text:span><text:span text:style-name="T21">command can be used to clear all threads, CPUs, BUSses and messages, and reset the system to its initial state.</text:span></text:p>
      <text:p text:style-name="Text_20_body"><text:span text:style-name="T21">This leads to the concept of a </text:span><text:span text:style-name="T7">session</text:span><text:span text:style-name="T21">,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7">print </text:span><text:span text:style-name="T21">command, the thread scheduling and normal BUS activity of the model is suspended - in effect, "time" in the simulation is stopped until the user types the next </text:span><text:span text:style-name="T7">print </text:span><text:span text:style-name="T21">expression, which allows the model to evolve until that expression has completed.</text:span></text:p>
      <text:p text:style-name="P22">For example, consider the following VDM++ specification:</text:p>
      <text:p text:style-name="P25"/>
      <text:p text:style-name="P42">class A</text:p>
      <text:p text:style-name="P65">instance variables</text:p>
      <text:p text:style-name="P65"><text:s text:c="8"/>iv:int := 0;</text:p>
      <text:p text:style-name="P65"/>
      <text:p text:style-name="P65">operations</text:p>
      <text:p text:style-name="P65"><text:s text:c="8"/>private <text:span text:style-name="T73">inc</text:span>: () ==&gt; ()</text:p>
      <text:p text:style-name="P65"><text:s text:c="8"/><text:span text:style-name="T73">inc</text:span>() == iv := iv + 1;</text:p>
      <text:p text:style-name="P65"><text:s text:c="7"/></text:p>
      <text:p text:style-name="P65"><text:s text:c="8"/>public get: () ==&gt; <text:span text:style-name="T73">int</text:span></text:p>
      <text:p text:style-name="P65"><text:s text:c="8"/>get() == return iv;</text:p>
      <text:p text:style-name="P65"/>
      <text:p text:style-name="P65"><text:s text:c="8"/>private run: () ==&gt; ()</text:p>
      <text:p text:style-name="P65"><text:s text:c="8"/>run() == while true do <text:span text:style-name="T73">inc</text:span>();</text:p>
      <text:p text:style-name="P65"/>
      <text:p text:style-name="P65"><text:s text:c="8"/>public static go: A ==&gt; ()</text:p>
      <text:p text:style-name="P65"><text:s text:c="8"/>go(a) == start(a);</text:p>
      <text:p text:style-name="P65"/>
      <text:p text:style-name="P65">sync</text:p>
      <text:p text:style-name="P65"><text:s text:c="8"/>per <text:span text:style-name="T73">inc</text:span> =&gt; #fin(get) &gt; #fin(<text:span text:style-name="T73">inc</text:span>);</text:p>
      <text:p text:style-name="P65"><text:s text:c="8"/>per get =&gt; #fin(get) = #fin(<text:span text:style-name="T73">inc</text:span>);</text:p>
      <text:p text:style-name="P65"/>
      <text:p text:style-name="P65">thread</text:p>
      <text:p text:style-name="P65"><text:s text:c="8"/>run();</text:p>
      <text:p text:style-name="P65"/>
      <text:p text:style-name="P65">end A</text:p>
      <text:p text:style-name="P65"/>
      <text:p text:style-name="P64"><text:span text:style-name="T21">The model has a single instance variable, </text:span><text:span text:style-name="T7">iv</text:span><text:span text:style-name="T21">, which is incremented by the private </text:span><text:span text:style-name="T7">inc </text:span><text:span text:style-name="T21">operation, which is called in an infinite loop by the run operation, which in turn is the body of a thread. The thread is started by a static </text:span><text:span text:style-name="T7">go </text:span><text:span text:style-name="T21">operation. Permission predicates in the </text:span><text:span text:style-name="T7">sync </text:span><text:span text:style-name="T21">section mean that the </text:span><text:span text:style-name="T7">inc </text:span><text:span text:style-name="T21">operation can only be called once the </text:span><text:span text:style-name="T7">get </text:span><text:span text:style-name="T21">operation has "seen" each particular value of </text:span><text:span text:style-name="T7">iv</text:span><text:span text:style-name="T21">. So to test this model, we have to call </text:span><text:span text:style-name="T7">go</text:span><text:span text:style-name="T21">, and then make successive calls to </text:span><text:span text:style-name="T7">get. T</text:span><text:span text:style-name="T21">he background thread will continue running in between calls within the session. For example:</text:span></text:p>
      <text:p text:style-name="P25"/>
      <text:p text:style-name="P25">Parsed 1 class in 0.829 secs. No syntax errors</text:p>
      <text:p text:style-name="P25">Type checked 1 class in 0.064 secs. No type errors</text:p>
      <text:p text:style-name="Preformatted_20_Text"><text:span text:style-name="T41">Initialized 1 class in 0.128 secs.</text:span><text:span text:style-name="T21"> </text:span></text:p>
      <text:p text:style-name="P25">Interpreter started</text:p>
      <text:p text:style-name="P35">&gt; create a := new A()</text:p>
      <text:p text:style-name="P35">&gt; p a</text:p>
      <text:p text:style-name="P29">= A{#1, iv:=0}</text:p>
      <text:p text:style-name="P29">Executed in 0.0050 secs. </text:p>
      <text:p text:style-name="P35"><text:soft-page-break/>&gt; threads</text:p>
      <text:p text:style-name="P29">No threads running</text:p>
      <text:p text:style-name="P35">&gt; p a.get()</text:p>
      <text:p text:style-name="P29">= 0</text:p>
      <text:p text:style-name="P29">Executed in 0.012 secs. </text:p>
      <text:p text:style-name="P35">&gt; threads</text:p>
      <text:p text:style-name="P29">No threads running</text:p>
      <text:p text:style-name="P35">&gt; p go(a)</text:p>
      <text:p text:style-name="P29">= ()</text:p>
      <text:p text:style-name="P29">Executed in 0.017 secs. </text:p>
      <text:p text:style-name="P35">&gt; threads</text:p>
      <text:p text:style-name="P67"><text:span text:style-name="T21">ObjectThread-10 (</text:span><text:span text:style-name="T41">RUNNABLE</text:span><text:span text:style-name="T21">)</text:span></text:p>
      <text:p text:style-name="P35">&gt; p a</text:p>
      <text:p text:style-name="P29">= A{#1, iv:=1}</text:p>
      <text:p text:style-name="P29">Executed in 0.0060 secs. </text:p>
      <text:p text:style-name="P35">&gt; p a.get()</text:p>
      <text:p text:style-name="P29">= 1</text:p>
      <text:p text:style-name="P29">Executed in 0.019 secs. </text:p>
      <text:p text:style-name="P35">&gt; threads</text:p>
      <text:p text:style-name="P67"><text:span text:style-name="T21">ObjectThread-10 (</text:span><text:span text:style-name="T41">RUNNABLE</text:span><text:span text:style-name="T21">)</text:span></text:p>
      <text:p text:style-name="P35">&gt; p a</text:p>
      <text:p text:style-name="P29">= A{#1, iv:=2}</text:p>
      <text:p text:style-name="P29">Executed in 0.0080 secs. </text:p>
      <text:p text:style-name="P29"/>
      <text:p text:style-name="P25"/>
      <text:p text:style-name="Text_20_body"><text:span text:style-name="T21">This illustrates a single session. Initially there are no threads running, as the </text:span><text:span text:style-name="T7">threads </text:span><text:span text:style-name="T21">command shows. The call to </text:span><text:span text:style-name="T7">go(a)</text:span><text:span text:style-name="T21"> creates a thread for object </text:span><text:span text:style-name="T7">a </text:span><text:span text:style-name="T21">and successive calls to </text:span><text:span text:style-name="T7">a.get() </text:span><text:span text:style-name="T21">return the value of the </text:span><text:span text:style-name="T7">iv </text:span><text:span text:style-name="T21">state variable. The thread continues to run in the background between calls to </text:span><text:span text:style-name="T7">a.get()</text:span><text:span text:style-name="T21">.</text:span></text:p>
      <text:list xml:id="list214001648812999" text:continue-numbering="true" text:style-name="Outline">
        <text:list-item>
          <text:list>
            <text:list-item>
              <text:h text:style-name="P170" text:outline-level="2"><text:bookmark-start text:name="__RefHeading___Toc7182_1937143098"/>Interrupting Executions<text:bookmark-end text:name="__RefHeading___Toc7182_1937143098"/></text:h>
            </text:list-item>
          </text:list>
        </text:list-item>
      </text:list>
      <text:p text:style-name="P154">Normally, the execution of a function or operation call will complete within a reasonable time and print the result on the console together with the execution time. However, sometimes executions can take a very long time. Such executions can be stopped by killing the entire process (typically CTRL-C, or a kill signal), but then it is not obvious where the evaluation was looping or why it was taking as long as it did.</text:p>
      <text:p text:style-name="P154">Therefore VDMJ executions can be interrupted safely from the console. An interrupt can either pause the execution, such that it can be stepped and resumed, or it may stop the execution completely. A pause is similar to hitting a breakpoint; a stop is similar to raising a runtime exception.</text:p>
      <text:p text:style-name="P154">If a <text:span text:style-name="T7">loop() </text:span><text:span text:style-name="T21">operation is defined as a simple </text:span><text:span text:style-name="T7">while true do skip</text:span><text:span text:style-name="T21"> loop, the following illustrates an interrupted execution:</text:span></text:p>
      <text:p text:style-name="Preformatted_20_Text"/>
      <text:p text:style-name="P4">&gt; p loop()</text:p>
      <text:p text:style-name="Preformatted_20_Text">&lt;<text:span text:style-name="T136">hit return here&gt;</text:span></text:p>
      <text:p text:style-name="Preformatted_20_Text">Still executing: loop()</text:p>
      <text:p text:style-name="Preformatted_20_Text">[p]ause to pause execution</text:p>
      <text:p text:style-name="Preformatted_20_Text">[q]uit or [k]ill to cancel</text:p>
      <text:p text:style-name="P4"><text:span text:style-name="T139">pause</text:span><text:span text:style-name="T98">&lt;return&gt;</text:span></text:p>
      <text:p text:style-name="Preformatted_20_Text">Pausing...</text:p>
      <text:p text:style-name="Preformatted_20_Text">12: <text:s text:c="8"/>while true do</text:p>
      <text:p text:style-name="P4">MainThread&gt; s</text:p>
      <text:p text:style-name="Preformatted_20_Text">13: <text:s text:c="12"/>skip;</text:p>
      <text:p text:style-name="P4">MainThread&gt; s</text:p>
      <text:p text:style-name="Preformatted_20_Text">12: <text:s text:c="8"/>while true do</text:p>
      <text:p text:style-name="P4">MainThread&gt; s</text:p>
      <text:p text:style-name="Preformatted_20_Text">13: <text:s text:c="12"/>skip;</text:p>
      <text:p text:style-name="P4">MainThread&gt; c</text:p>
      <text:p text:style-name="P4">k<text:span text:style-name="T96">&lt;</text:span><text:span text:style-name="T98">return&gt;</text:span></text:p>
      <text:p text:style-name="Preformatted_20_Text">Terminating...</text:p>
      <text:p text:style-name="Preformatted_20_Text">Error 4175: Execution cancelled in 'DEFAULT' (test.vdm) at line 12:15</text:p>
      <text:p text:style-name="P4">MainThread&gt; stack</text:p>
      <text:p text:style-name="P67"><text:soft-page-break/>Stopped [MainThread] in 'DEFAULT' (test.vdm) at line <text:span text:style-name="T136">12:15</text:span></text:p>
      <text:p text:style-name="P67">In root context of loop() in 'DEFAULT' (console) at line 1:1</text:p>
      <text:p text:style-name="P67">In root context of module scope</text:p>
      <text:p text:style-name="P67">--</text:p>
      <text:p text:style-name="P67">Error 4175: Execution cancelled in 'DEFAULT' (test.vdm) at line 13:9</text:p>
      <text:p text:style-name="P67"/>
      <text:p text:style-name="Preformatted_20_Text"/>
      <text:p text:style-name="P155"><text:span text:style-name="T136">Here, after the</text:span><text:span text:style-name="T16"> loop()</text:span><text:span text:style-name="T38"> operation is started, the user types &lt;enter&gt; before the execution completes (it never completes!). This causes the possible interrupt commands to be listed: either</text:span><text:span text:style-name="T16"> pause</text:span><text:span text:style-name="T38">, which can be abbreviated to</text:span><text:span text:style-name="T16"> p</text:span><text:span text:style-name="T38">, or</text:span><text:span text:style-name="T16"> quit</text:span><text:span text:style-name="T38"> or</text:span><text:span text:style-name="T16"> kill</text:span><text:span text:style-name="T38">, which can be abbreviated as</text:span><text:span text:style-name="T16"> q</text:span><text:span text:style-name="T38"> or</text:span><text:span text:style-name="T16"> k</text:span><text:span text:style-name="T38">, that stops the execution.</text:span></text:p>
      <text:p text:style-name="P155"><text:span text:style-name="T38">In the example, the user chooses </text:span><text:span text:style-name="T16">p</text:span><text:span text:style-name="T38">, which stops at line 12 as though a breakpoint had been reached. The session then steps the execution a few times before continuing. Then a</text:span><text:span text:style-name="T16"> q</text:span><text:span text:style-name="T38"> command is given, which causes an</text:span><text:span text:style-name="T16"> Execution cancelled</text:span><text:span text:style-name="T38"> exception to be raised. Finally, a </text:span><text:span text:style-name="T16">stack </text:span><text:span text:style-name="T38">command shows where the execution was interrupted.</text:span></text:p>
      <text:p text:style-name="P154"><text:span text:style-name="T21">The same technique can be used to interrupt the implicit initialization of a specification (or the execution of an </text:span><text:span text:style-name="T7">init </text:span><text:span text:style-name="T21">command), and it can also be used to interrupt </text:span><text:span text:style-name="T7">runtrace </text:span><text:span text:style-name="T21">commands.</text:span></text:p>
      <text:list xml:id="list214003117645410" text:continue-numbering="true" text:style-name="Outline">
        <text:list-item>
          <text:list>
            <text:list-item>
              <text:h text:style-name="Heading_20_2" text:outline-level="2"><text:bookmark-start text:name="__RefHeading___Toc7201_985567249"/>Standard Libraries<text:bookmark-end text:name="__RefHeading___Toc7201_985567249"/></text:h>
            </text:list-item>
          </text:list>
        </text:list-item>
      </text:list>
      <text:p text:style-name="Text_20_body">There are three standard libraries available to VDMJ: <text:span text:style-name="T7">IO, MATH </text:span><text:span text:style-name="T21">and </text:span><text:span text:style-name="T7">VDMUtil</text:span><text:span text:style-name="T21">. <text:s/>These enable the interpreter to call out to standard library functions in Java, for example to read data from a file or to perform various mathematical functions. </text:span><text:span text:style-name="T36">They are packaged into a jar called “stdlib-&lt;version&gt;.jar”.</text:span></text:p>
      <text:p text:style-name="P148"><text:span text:style-name="T21">To use librar</text:span><text:span text:style-name="T36">ies</text:span><text:span text:style-name="T21">, you must include the library jar on your classpath. Library jars include the VDM source</text:span><text:span text:style-name="T36">s</text:span><text:span text:style-name="T21"> of the library, plus any supporting Java native code needed (see </text:span><text:span text:style-name="T21"><text:bookmark-ref text:reference-format="number" text:ref-name="__RefNumPara__7015_3082763341">[10]</text:bookmark-ref></text:span><text:span text:style-name="T21">).</text:span></text:p>
      <text:p text:style-name="P149"><text:span text:style-name="T35">Unfortunately, if you </text:span><text:span text:style-name="T127">require</text:span><text:span text:style-name="T35"> more than one jar on the </text:span><text:span text:style-name="T36">Java</text:span><text:span text:style-name="T35"> classpath, you can no longer start VDMJ using the “-jar” option. Instead, you have to set the classpath using “-cp” and then </text:span><text:span text:style-name="T127">name</text:span><text:span text:style-name="T35"> the main class, which </text:span><text:span text:style-name="T40">for convenience is available in the default Java package a</text:span><text:span text:style-name="T35">s “VDMJ”. </text:span><text:span text:style-name="T36">See the example below.</text:span></text:p>
      <text:p text:style-name="P149"><text:span text:style-name="T35">Note that </text:span><text:span text:style-name="T36">if your project does not already contain the VDM source of the library, </text:span><text:span text:style-name="T35">the sources of the library modules that you </text:span><text:span text:style-name="T127">mention</text:span><text:span text:style-name="T35"> will be copied out of the library </text:span><text:span text:style-name="T37">into a “lib”</text:span><text:span text:style-name="T35"> </text:span><text:span text:style-name="T37">folder</text:span><text:span text:style-name="T35"> </text:span><text:span text:style-name="T127">and</text:span><text:span text:style-name="T35"> associated with your session. The </text:span><text:span text:style-name="T37">library</text:span><text:span text:style-name="T35"> files </text:span><text:span text:style-name="T37">remain</text:span><text:span text:style-name="T35"> when VDMJ closes.</text:span></text:p>
      <text:p text:style-name="Text_20_body"><text:span text:style-name="T21">For example, the following </text:span><text:span text:style-name="T127">example</text:span><text:span text:style-name="T21"> </text:span><text:span text:style-name="T37">uses</text:span><text:span text:style-name="T21"> the sine function from the MATH library, assuming the VDM-SL source is </text:span><text:span text:style-name="T35">called </text:span><text:span text:style-name="T7">MATH.vdm</text:span><text:span text:style-name="T14">sl</text:span><text:span text:style-name="T21">.</text:span></text:p>
      <text:p text:style-name="Preformatted_20_Text"/>
      <text:p text:style-name="Preformatted_20_Text"><text:span text:style-name="T41">$ java -</text:span><text:span text:style-name="T68">cp</text:span><text:span text:style-name="T41"> vdmj-4.</text:span><text:span text:style-name="T43">n.n</text:span><text:span text:style-name="T41">.jar:</text:span><text:span text:style-name="T42">stdlib-4.</text:span><text:span text:style-name="T43">n.n.</text:span><text:span text:style-name="T42">jar VDMJ</text:span><text:span text:style-name="T41"> -vdmsl -i MATH.vdm</text:span><text:span text:style-name="T42">sl</text:span></text:p>
      <text:p text:style-name="P25">Parsed 1 module in 0.092 secs. No syntax errors</text:p>
      <text:p text:style-name="P25">Type checked 1 module in 0.246 secs. No type errors</text:p>
      <text:p text:style-name="P25">Initialized 1 module in 0.196 secs. </text:p>
      <text:p text:style-name="P25">Interpreter started</text:p>
      <text:p text:style-name="P35">&gt; files</text:p>
      <text:p text:style-name="P25"><text:span text:style-name="T135">lib/</text:span>MATH.vdmsl</text:p>
      <text:p text:style-name="P25"/>
      <text:p text:style-name="P35">&gt; p sin(MATH`pi/4)</text:p>
      <text:p text:style-name="P25">= 0.7071067811865475</text:p>
      <text:p text:style-name="P25">Executed in 0.005 secs. </text:p>
      <text:p text:style-name="P25">&gt; </text:p>
      <text:p text:style-name="P25"/>
      <text:p text:style-name="P22"/>
      <text:list xml:id="list214003082405350" text:continue-numbering="true" text:style-name="Outline">
        <text:list-item>
          <text:h text:style-name="Heading_20_1" text:outline-level="1"><text:bookmark-start text:name="__RefHeading___Toc7203_985567249"/>VDMJUnit Testing<text:bookmark-end text:name="__RefHeading___Toc7203_985567249"/></text:h>
        </text:list-item>
      </text:list>
      <text:p text:style-name="Text_20_body"><text:span text:style-name="T21">Section </text:span><text:span text:style-name="T21"><text:bookmark-ref text:reference-format="chapter" text:ref-name="__RefHeading___Toc7292_2130014378">2.6</text:bookmark-ref></text:span><text:span text:style-name="T21"><text:s/>describes the debugging of specifications using features built into the command line tools, either directly in VDMJ or indirectly using the VDMJC client. But once a specification is working, it is also possible to automatically execute batches of tests by using VDMJUnit, which adds VDM interpreter support to the Java JUnit 4 framework </text:span><text:span text:style-name="T21"><text:bookmark-ref text:reference-format="number" text:ref-name="__RefNumPara__7596_887378419">[12]</text:bookmark-ref></text:span><text:span text:style-name="T21">.</text:span></text:p>
      <text:p text:style-name="P22">JUnit tests are written in Java, and are usually executed as part of an automated build of a larger system, or executed piecemeal in a development IDE. The JUnit framework allows Java classes and methods to be annotated to identify them as tests, and then provides the means to execute all of the tests in a give class or package, reporting any errors encountered.</text:p>
      <text:p text:style-name="P22">The VDMJUnit package includes base classes that provide tests with the means to load a specification from file(s), (re)initialize them, and make test evaluations against the specification loaded, including tests which look for specific runtime errors, such as invariant failures.</text:p>
      <text:p text:style-name="P22">Here is a minimal example:</text:p>
      <text:p text:style-name="P110"/>
      <text:p text:style-name="Preformatted_20_Text"><text:span text:style-name="T84">public</text:span><text:span text:style-name="T51"> </text:span><text:span text:style-name="T84">class</text:span><text:span text:style-name="T51"> SpecTest </text:span><text:span text:style-name="T84">extends</text:span><text:span text:style-name="T51"> VDMJUnitTestPP</text:span></text:p>
      <text:p text:style-name="Preformatted_20_Text">{</text:p>
      <text:p text:style-name="Preformatted_20_Text"><text:span text:style-name="T48"><text:tab/></text:span><text:span text:style-name="T86">@BeforeClass</text:span></text:p>
      <text:p text:style-name="Preformatted_20_Text"><text:span text:style-name="T48"><text:tab/></text:span><text:span text:style-name="T83">public</text:span><text:span text:style-name="T48"> </text:span><text:span text:style-name="T83">static</text:span><text:span text:style-name="T48"> </text:span><text:span text:style-name="T83">void</text:span><text:span text:style-name="T48"> start() </text:span><text:span text:style-name="T83">throws</text:span><text:span text:style-name="T48"> Exception</text:span></text:p>
      <text:p text:style-name="Preformatted_20_Text"><text:tab/>{</text:p>
      <text:p text:style-name="Preformatted_20_Text"><text:tab/><text:tab/><text:span text:style-name="T52">setRelease</text:span><text:span text:style-name="T49">(Release.</text:span><text:span text:style-name="T93">VDM_10</text:span><text:span text:style-name="T49">);</text:span></text:p>
      <text:p text:style-name="Preformatted_20_Text"><text:span text:style-name="T48"><text:tab/><text:tab/></text:span><text:span text:style-name="T54">readSpecification</text:span><text:span text:style-name="T48">(</text:span><text:span text:style-name="T88">"test.vpp"</text:span><text:span text:style-name="T48">);</text:span></text:p>
      <text:p text:style-name="Preformatted_20_Text"><text:tab/>}</text:p>
      <text:p text:style-name="Preformatted_20_Text"><text:tab/></text:p>
      <text:p text:style-name="Preformatted_20_Text"><text:span text:style-name="T48"><text:tab/></text:span><text:span text:style-name="T86">@Before</text:span></text:p>
      <text:p text:style-name="Preformatted_20_Text"><text:span text:style-name="T48"><text:tab/></text:span><text:span text:style-name="T83">public</text:span><text:span text:style-name="T48"> </text:span><text:span text:style-name="T83">void</text:span><text:span text:style-name="T48"> setUp()</text:span></text:p>
      <text:p text:style-name="Preformatted_20_Text"><text:tab/>{</text:p>
      <text:p text:style-name="Preformatted_20_Text"><text:tab/><text:tab/><text:span text:style-name="T7">init</text:span>();</text:p>
      <text:p text:style-name="Preformatted_20_Text"><text:tab/>}</text:p>
      <text:p text:style-name="Preformatted_20_Text"><text:tab/></text:p>
      <text:p text:style-name="Preformatted_20_Text"><text:span text:style-name="T48"><text:tab/></text:span><text:span text:style-name="T86">@Test</text:span></text:p>
      <text:p text:style-name="Preformatted_20_Text"><text:span text:style-name="T48"><text:tab/></text:span><text:span text:style-name="T83">public</text:span><text:span text:style-name="T48"> </text:span><text:span text:style-name="T83">void</text:span><text:span text:style-name="T48"> test() </text:span><text:span text:style-name="T83">throws</text:span><text:span text:style-name="T48"> Exception</text:span></text:p>
      <text:p text:style-name="Preformatted_20_Text"><text:tab/>{</text:p>
      <text:p text:style-name="Preformatted_20_Text"><text:span text:style-name="T48"><text:tab/><text:tab/></text:span><text:span text:style-name="T54">assertEquals</text:span><text:span text:style-name="T48">(10, runInt(</text:span><text:span text:style-name="T88">"new A().f(9)"</text:span><text:span text:style-name="T48">));</text:span></text:p>
      <text:p text:style-name="Preformatted_20_Text"><text:tab/>}</text:p>
      <text:p text:style-name="P45">}</text:p>
      <text:p text:style-name="P45"/>
      <text:p text:style-name="P45"/>
      <text:p text:style-name="Text_20_body">Where the file "test.vpp" might contain the following VDM class definition:</text:p>
      <text:p text:style-name="Preformatted_20_Text"/>
      <text:p text:style-name="Preformatted_20_Text">class A</text:p>
      <text:p text:style-name="Preformatted_20_Text">functions</text:p>
      <text:p text:style-name="Preformatted_20_Text"><text:tab/>public f: <text:span text:style-name="T53">nat</text:span><text:span text:style-name="T95"> -&gt; </text:span><text:span text:style-name="T53">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text:span text:style-name="T7">VDMJUnitTestPP</text:span>; similar base classes are provided for VDM-SL and VDM-RT.</text:p>
      <text:p text:style-name="Text_20_body">@BeforeClass is a standard JUnit 4 annotation which indicates that this static method is to be executed once before all tests in the class. This is used to execute the <text:span text:style-name="T7">setRelease </text:span><text:span text:style-name="T21">and</text:span> <text:span text:style-name="T7">readSpecification </text:span><text:span text:style-name="T21">methods, inherited from </text:span><text:span text:style-name="T7">VDMJUnitTestPP</text:span><text:span text:style-name="T21">, which loads the file name(s) passed, and parses and type checks them using the </text:span><text:span text:style-name="T7">VDM10</text:span><text:span text:style-name="T21"> language extensions. There must be no parse or type checking errors. The </text:span><text:span text:style-name="T7">readSpecification </text:span><text:span text:style-name="T21">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7">readSpecification </text:span><text:span text:style-name="T21">method must always be called, and called only once per test class.</text:span></text:p>
      <text:p text:style-name="Text_20_body"><text:soft-page-break/><text:span text:style-name="T21">The @Before annotation is also from JUnit 4, and indicates that this method should be executed before each test defined in the class. The </text:span><text:span text:style-name="T7">init</text:span><text:span text:style-name="T21"> method shown initializes the specification (eg. setting the state data back to the original settings). Without an @Before method to do this, tests will see the effect of earlier tests on the specification state (which may be useful). If the specification is not initialized per test, then it must be initialized once in the @BeforeClass method, after the specification is loaded.</text:span></text:p>
      <text:p text:style-name="Text_20_body"><text:span text:style-name="T21">Lastly, the @Test annotation identifies test methods, in this example a test asserting that a particular expression should produce a given (integer) value. The string argument to </text:span><text:span text:style-name="T7">runInt </text:span><text:span text:style-name="T21">can be any valid VDM expression that returns an integer value. The simpler </text:span><text:span text:style-name="T7">run </text:span><text:span text:style-name="T21">method returns a raw VDMJ </text:span><text:span text:style-name="T7">Value </text:span><text:span text:style-name="T21">object, which can return arbitrarily complex values (sets, records, objects etc).</text:span></text:p>
      <text:p text:style-name="P82"><text:span text:style-name="T21">A method called </text:span><text:span text:style-name="T7">assertVDM</text:span><text:span text:style-name="T21"> is provided to make assertions about VDM values by using VDM expressions. This can be useful if it is too difficult to unpick the Value objects returned, when a VDM expression would be far simpler. The methods set a “RESULT” variable from the value passed in (or as a result of evaluating the expression passed), and this should be used to create a boolean VDM assertion expression. Assertion expressions can use global constants defined in the specification.</text:span></text:p>
      <text:p text:style-name="P23"/>
      <text:p text:style-name="P83"><text:span text:style-name="T58"><text:tab/></text:span><text:span text:style-name="T87">@Test</text:span></text:p>
      <text:p text:style-name="P126"><text:span text:style-name="T56"><text:tab/></text:span><text:span text:style-name="T85">public</text:span><text:span text:style-name="T56"> </text:span><text:span text:style-name="T85">void</text:span><text:span text:style-name="T56"> one() </text:span><text:span text:style-name="T85">throws</text:span><text:span text:style-name="T56"> Exception</text:span></text:p>
      <text:p text:style-name="P60"><text:tab/>{</text:p>
      <text:p text:style-name="P126"><text:span text:style-name="T56"><text:tab/><text:tab/>run(</text:span><text:span text:style-name="T89">"setValue(123)"</text:span><text:span text:style-name="T56">);</text:span></text:p>
      <text:p text:style-name="P126"><text:span text:style-name="T56"><text:tab/><text:tab/>assertVDM(</text:span><text:span text:style-name="T89">"getValue()"</text:span><text:span text:style-name="T56">, </text:span><text:span text:style-name="T89">"RESULT = 123"</text:span><text:span text:style-name="T56">);</text:span></text:p>
      <text:p text:style-name="P60"><text:tab/><text:tab/></text:p>
      <text:p text:style-name="P126"><text:span text:style-name="T56"><text:tab/><text:tab/></text:span><text:span text:style-name="T85">try</text:span></text:p>
      <text:p text:style-name="P60"><text:tab/><text:tab/>{</text:p>
      <text:p text:style-name="P126"><text:span text:style-name="T56"><text:tab/><text:tab/><text:tab/></text:span><text:span text:style-name="T57">Value r = run(</text:span><text:span text:style-name="T90">"getValue()"</text:span><text:span text:style-name="T57">);</text:span></text:p>
      <text:p text:style-name="P126"><text:span text:style-name="T56"><text:tab/><text:tab/><text:tab/>assertVDM(</text:span><text:span text:style-name="T89">"Testing!"</text:span><text:span text:style-name="T56">, </text:span><text:span text:style-name="T90">r</text:span><text:span text:style-name="T56">, </text:span><text:span text:style-name="T89">"RESULT = 456"</text:span><text:span text:style-name="T56">);</text:span></text:p>
      <text:p text:style-name="P126"><text:span text:style-name="T56"><text:tab/><text:tab/><text:tab/></text:span><text:span text:style-name="T59">fail</text:span><text:span text:style-name="T56">(</text:span><text:span text:style-name="T89">"Expected failure"</text:span><text:span text:style-name="T56">);</text:span></text:p>
      <text:p text:style-name="P60"><text:tab/><text:tab/>}</text:p>
      <text:p text:style-name="P126"><text:span text:style-name="T56"><text:tab/><text:tab/></text:span><text:span text:style-name="T85">catch</text:span><text:span text:style-name="T56"> (AssertionError </text:span><text:span text:style-name="T108">e</text:span><text:span text:style-name="T56">)</text:span></text:p>
      <text:p text:style-name="P60"><text:tab/><text:tab/>{</text:p>
      <text:p text:style-name="P126"><text:span text:style-name="T56"><text:tab/><text:tab/><text:tab/></text:span><text:span text:style-name="T59">assertEquals</text:span><text:span text:style-name="T56">(</text:span><text:span text:style-name="T108">e</text:span><text:span text:style-name="T56">.getMessage(), </text:span><text:span text:style-name="T89">"Testing!"</text:span><text:span text:style-name="T56">);</text:span></text:p>
      <text:p text:style-name="P60"><text:tab/><text:tab/>}</text:p>
      <text:p text:style-name="P60"><text:tab/>}</text:p>
      <text:p text:style-name="P24"/>
      <text:p text:style-name="P22">Tests can catch and check exceptions if they believe a VDM runtime error should occur, for example:</text:p>
      <text:p text:style-name="P56"/>
      <text:p text:style-name="P113">@Test</text:p>
      <text:p text:style-name="Preformatted_20_Text"><text:span text:style-name="T83">public</text:span><text:span text:style-name="T48"> </text:span><text:span text:style-name="T83">void</text:span><text:span text:style-name="T48"> one() </text:span><text:span text:style-name="T83">throws</text:span><text:span text:style-name="T48"> Exception</text:span></text:p>
      <text:p text:style-name="Preformatted_20_Text">{</text:p>
      <text:p text:style-name="Preformatted_20_Text"><text:span text:style-name="T48"><text:tab/></text:span><text:span text:style-name="T83">try</text:span></text:p>
      <text:p text:style-name="Preformatted_20_Text"><text:tab/>{</text:p>
      <text:p text:style-name="Preformatted_20_Text"><text:span text:style-name="T48"><text:tab/><text:tab/>create(</text:span><text:span text:style-name="T88">"object"</text:span><text:span text:style-name="T48">, </text:span><text:span text:style-name="T88">"new A()"</text:span><text:span text:style-name="T48">);</text:span></text:p>
      <text:p text:style-name="Preformatted_20_Text"><text:span text:style-name="T48"><text:tab/><text:tab/>run(</text:span><text:span text:style-name="T88">"object.f(100)"</text:span><text:span text:style-name="T48">);</text:span></text:p>
      <text:p text:style-name="Preformatted_20_Text"><text:span text:style-name="T48"><text:tab/><text:tab/></text:span><text:span text:style-name="T54">fail</text:span><text:span text:style-name="T48">(</text:span><text:span text:style-name="T88">"Expecting precondition failure"</text:span><text:span text:style-name="T48">);</text:span></text:p>
      <text:p text:style-name="Preformatted_20_Text"><text:tab/>}</text:p>
      <text:p text:style-name="Preformatted_20_Text"><text:span text:style-name="T48"><text:tab/></text:span><text:span text:style-name="T83">catch</text:span><text:span text:style-name="T48"> (ContextException e)</text:span></text:p>
      <text:p text:style-name="Preformatted_20_Text"><text:tab/>{</text:p>
      <text:p text:style-name="Preformatted_20_Text"><text:span text:style-name="T48"><text:tab/><text:tab/></text:span><text:span text:style-name="T91">// Error 4055: Precondition failure: pre_f in 'A' at line 5:11</text:span></text:p>
      <text:p text:style-name="Preformatted_20_Text"><text:span text:style-name="T48"><text:tab/><text:tab/></text:span><text:span text:style-name="T54">assertEquals</text:span><text:span text:style-name="T48">(4055, e.</text:span><text:span text:style-name="T92">number</text:span><text:span text:style-name="T48">);</text:span></text:p>
      <text:p text:style-name="Preformatted_20_Text"><text:span text:style-name="T48"><text:tab/><text:tab/></text:span><text:span text:style-name="T54">assertEquals</text:span><text:span text:style-name="T48">(</text:span><text:span text:style-name="T88">"A"</text:span><text:span text:style-name="T48">, e.</text:span><text:span text:style-name="T92">location</text:span><text:span text:style-name="T48">.</text:span><text:span text:style-name="T92">module</text:span><text:span text:style-name="T48">);</text:span></text:p>
      <text:p text:style-name="Preformatted_20_Text"><text:span text:style-name="T48"><text:tab/><text:tab/></text:span><text:span text:style-name="T54">assertEquals</text:span><text:span text:style-name="T48">(</text:span><text:span text:style-name="T88">"test.vpp"</text:span><text:span text:style-name="T48">, e.</text:span><text:span text:style-name="T92">location</text:span><text:span text:style-name="T48">.</text:span><text:span text:style-name="T92">file</text:span><text:span text:style-name="T48">.getName());</text:span></text:p>
      <text:p text:style-name="Preformatted_20_Text"><text:span text:style-name="T48"><text:tab/><text:tab/></text:span><text:span text:style-name="T54">assertEquals</text:span><text:span text:style-name="T48">(5, e.</text:span><text:span text:style-name="T92">location</text:span><text:span text:style-name="T48">.</text:span><text:span text:style-name="T92">startLine</text:span><text:span text:style-name="T48">);</text:span></text:p>
      <text:p text:style-name="Preformatted_20_Text"><text:span text:style-name="T48"><text:tab/><text:tab/></text:span><text:span text:style-name="T54">assertEquals</text:span><text:span text:style-name="T48">(11, e.</text:span><text:span text:style-name="T92">location</text:span><text:span text:style-name="T48">.</text:span><text:span text:style-name="T92">startPos</text:span><text:span text:style-name="T48">);</text:span></text:p>
      <text:p text:style-name="Preformatted_20_Text"><text:tab/>}</text:p>
      <text:p text:style-name="Preformatted_20_Text">}</text:p>
      <text:p text:style-name="P25"/>
      <text:p text:style-name="Text_20_body">In this case, a VDMJ <text:span text:style-name="T7">ContextException</text:span> contains all of the information about the error that occurred, which can be checked by the test. Note that an <text:span text:style-name="T7">init </text:span><text:span text:style-name="T21">call should be made after an error to reset the specification to a known state, perhaps in the @Before method.</text:span></text:p>
      <text:p text:style-name="Text_20_body"><text:soft-page-break/>It is also possible to execute combinatorial tests from within the VDMJUnit framework (see section <text:bookmark-ref text:reference-format="number" text:ref-name="__RefHeading__5914_1803781844"> 4</text:bookmark-ref>). As with the command line, all the tests generated from a trace may be executed, or <text:span text:style-name="T107">a contiguous range of tests</text:span>, or a reduced subset of the tests. Three <text:span text:style-name="T7">runTrace </text:span>methods are provided, as follows:</text:p>
      <text:p text:style-name="P55"/>
      <text:p text:style-name="P112">@Test</text:p>
      <text:p text:style-name="Preformatted_20_Text"><text:span text:style-name="T83">public</text:span><text:span text:style-name="T48"> </text:span><text:span text:style-name="T83">void</text:span><text:span text:style-name="T48"> one() </text:span><text:span text:style-name="T83">throws</text:span><text:span text:style-name="T48"> Exception</text:span></text:p>
      <text:p text:style-name="Preformatted_20_Text">{</text:p>
      <text:p text:style-name="Preformatted_20_Text"><text:span text:style-name="T48"><text:tab/></text:span><text:span text:style-name="T54">assertTrue</text:span><text:span text:style-name="T48">(runTrace(</text:span><text:span text:style-name="T88">"T1"</text:span><text:span text:style-name="T48">));</text:span></text:p>
      <text:p text:style-name="Preformatted_20_Text">}</text:p>
      <text:p text:style-name="Preformatted_20_Text"/>
      <text:p text:style-name="P112">@Test</text:p>
      <text:p text:style-name="Preformatted_20_Text"><text:span text:style-name="T83">public</text:span><text:span text:style-name="T48"> </text:span><text:span text:style-name="T83">void</text:span><text:span text:style-name="T48"> two() </text:span><text:span text:style-name="T83">throws</text:span><text:span text:style-name="T48"> Exception</text:span></text:p>
      <text:p text:style-name="Preformatted_20_Text">{</text:p>
      <text:p text:style-name="Preformatted_20_Text"><text:span text:style-name="T48"><text:tab/></text:span><text:span text:style-name="T54">assertTrue</text:span><text:span text:style-name="T48">(runTrace(</text:span><text:span text:style-name="T88">"T1"</text:span><text:span text:style-name="T48">, </text:span><text:span text:style-name="T55">1, </text:span><text:span text:style-name="T48">3));</text:span></text:p>
      <text:p text:style-name="Preformatted_20_Text">}</text:p>
      <text:p text:style-name="Preformatted_20_Text"/>
      <text:p text:style-name="P112">@Test</text:p>
      <text:p text:style-name="Preformatted_20_Text"><text:span text:style-name="T83">public</text:span><text:span text:style-name="T48"> </text:span><text:span text:style-name="T83">void</text:span><text:span text:style-name="T48"> three() </text:span><text:span text:style-name="T83">throws</text:span><text:span text:style-name="T48"> Exception</text:span></text:p>
      <text:p text:style-name="Preformatted_20_Text">{</text:p>
      <text:p text:style-name="Preformatted_20_Text"><text:span text:style-name="T48"><text:tab/></text:span><text:span text:style-name="T54">assertTrue</text:span><text:span text:style-name="T48">(runTrace(</text:span><text:span text:style-name="T88">"T1"</text:span><text:span text:style-name="T48">, 0.5, TraceReductionType.</text:span><text:span text:style-name="T94">RANDOM</text:span><text:span text:style-name="T48">, 123));</text:span></text:p>
      <text:p text:style-name="Preformatted_20_Text">}</text:p>
      <text:p text:style-name="Preformatted_20_Text"/>
      <text:p text:style-name="Preformatted_20_Text"/>
      <text:p text:style-name="Text_20_body">The first method executes all the tests generated from the "T1" trace. <text:span text:style-name="T21">The second method runs </text:span><text:span text:style-name="T26">a range of tests</text:span><text:span text:style-name="T21"> from those generated (tests are numbered from 1). The third method reduces the number of tests generated to 50% (ie. 0.5) using a RANDOM reduction technique, seeded with the value 123 (for reproducible results). There is a description of test reduction in section </text:span><text:span text:style-name="T21"><text:bookmark-ref text:reference-format="number" text:ref-name="__RefHeading__5916_1803781844"> 4.2</text:bookmark-ref></text:span><text:span text:style-name="T21">.</text:span></text:p>
      <text:p text:style-name="Text_20_body"><text:span text:style-name="T21">In all three cases, if all of the tests pass, the </text:span><text:span text:style-name="T7">runTrace </text:span><text:span text:style-name="T21">method returns true else false. Note that INCONCLUSIVE results are regarded as a failure. The expansion of the individual test cases, including test numbers and the output from each test execution, is sent to stdout in the same format as they are from the command line (see section </text:span><text:span text:style-name="T21"><text:bookmark-ref text:reference-format="number" text:ref-name="__RefHeading__5914_1803781844"> 4</text:bookmark-ref></text:span><text:span text:style-name="T21">).</text:span></text:p>
      <text:p text:style-name="P84"/>
      <text:p text:style-name="Text_20_body">The VDMJUnitTest framework provides the following methods to tests:</text:p>
      <text:list text:style-name="L1">
        <text:list-item>
          <text:p text:style-name="P193"><text:span text:style-name="T60">setRelease(Release) </text:span><text:span text:style-name="T96">to specify the language release to parse. The default is VDM classic.</text:span></text:p>
        </text:list-item>
        <text:list-item>
          <text:p text:style-name="P194">readSpecification([Charset], file/dirs...) <text:span text:style-name="T96">to parse and type check specification files.</text:span></text:p>
        </text:list-item>
        <text:list-item>
          <text:p text:style-name="P195">getErrors()<text:span text:style-name="T96"> to get a List&lt;VDMError&gt; of syntax or type checking errors after readSpecification</text:span></text:p>
        </text:list-item>
        <text:list-item>
          <text:p text:style-name="P195">getWarnings()<text:span text:style-name="T96"> to get a List&lt;VDMWarning&gt; after readSpecification</text:span></text:p>
        </text:list-item>
        <text:list-item>
          <text:p text:style-name="P194">init <text:span text:style-name="T96">to (re)initialize a loaded specification.</text:span></text:p>
        </text:list-item>
        <text:list-item>
          <text:p text:style-name="P194">setDefault(Name) <text:span text:style-name="T96">to set the default module or class name.</text:span></text:p>
        </text:list-item>
        <text:list-item>
          <text:p text:style-name="P194">create(Name, Expr) <text:span text:style-name="T96">for VDM++ and VDM-RT only, to create temporary object values</text:span></text:p>
        </text:list-item>
        <text:list-item>
          <text:p text:style-name="P194">run(Expr) <text:span text:style-name="T96">to parse and evaluate the expression and return a VDMJ Value.</text:span></text:p>
        </text:list-item>
        <text:list-item>
          <text:p text:style-name="P194">runInt(Expr) <text:span text:style-name="T96">same as run, but return a long.</text:span></text:p>
        </text:list-item>
        <text:list-item>
          <text:p text:style-name="P194">runReal(Expr) <text:span text:style-name="T96">same as run, but return a double.</text:span></text:p>
        </text:list-item>
        <text:list-item>
          <text:p text:style-name="P194">runBool(Expr) <text:span text:style-name="T96">same as run, but return a boolean.</text:span></text:p>
        </text:list-item>
        <text:list-item>
          <text:p text:style-name="P194">runTrace(Name) <text:span text:style-name="T96">run all the tests from the named combinatorial trace.</text:span></text:p>
        </text:list-item>
        <text:list-item>
          <text:p text:style-name="P194">runTrace(Name, <text:span text:style-name="T107">first, last</text:span>) <text:span text:style-name="T96">run the specific test </text:span><text:span text:style-name="T97">range</text:span><text:span text:style-name="T96"> from a trace.</text:span></text:p>
        </text:list-item>
        <text:list-item>
          <text:p text:style-name="P194">runTrace(Name, subset, method, seed) <text:span text:style-name="T96">run a subset of tests, reduced by the given method.</text:span></text:p>
        </text:list-item>
        <text:list-item>
          <text:p text:style-name="P196">assertVDM([Message], Value, VDM assertion) <text:span text:style-name="T96">test value against a VDM assertion</text:span></text:p>
        </text:list-item>
        <text:list-item>
          <text:p text:style-name="P196">assertVDM([Message], Expr, VDM assertion) <text:span text:style-name="T96">test VDM expression against VDM assertion</text:span></text:p>
        </text:list-item>
      </text:list>
      <text:p text:style-name="P71"/>
      <text:p text:style-name="P71"><text:soft-page-break/>Note that a Java <text:span text:style-name="T7">Charset</text:span> can be passed to <text:span text:style-name="T7">readSpecification</text:span>, if the files are not in the default character encoding for your locale. See the Javadocs for full details.</text:p>
      <text:p text:style-name="Text_20_body"><text:span text:style-name="T96">A subclass of the VDMJ </text:span><text:span text:style-name="T20">Value</text:span><text:span text:style-name="T96"> class is returned from the </text:span><text:span text:style-name="T20">run</text:span><text:span text:style-name="T44"> method, which allows any value to be returned. Such </text:span><text:span text:style-name="T20">Value</text:span><text:span text:style-name="T44"> objects either have fields or getter methods to allow them to be examined, though note that many </text:span><text:span text:style-name="T20">Value</text:span><text:span text:style-name="T44"> subtypes contain other </text:span><text:span text:style-name="T20">Values</text:span><text:span text:style-name="T44"> – for example, a </text:span><text:span text:style-name="T20">SetValue</text:span><text:span text:style-name="T44"> contains a set of </text:span><text:span text:style-name="T20">Values</text:span><text:span text:style-name="T44">, and a </text:span><text:span text:style-name="T20">RecordValue</text:span><text:span text:style-name="T44"> contains a map of String field names to </text:span><text:span text:style-name="T20">Values</text:span><text:span text:style-name="T44">. </text:span><text:span text:style-name="T20">Values</text:span><text:span text:style-name="T44"> can be converted to Java primitives using (for example) the </text:span><text:span text:style-name="T20">boolValue</text:span><text:span text:style-name="T44"> or </text:span><text:span text:style-name="T20">realValue</text:span><text:span text:style-name="T44"> methods.</text:span></text:p>
      <text:p text:style-name="P66">To execute JUnit tests with VDMJUnit, you need to have the VDMJ jar as well as the Junit 4 and VDMJUnit jars on the classpath.</text:p>
      <text:p text:style-name="P66">Although <text:span text:style-name="T7">VDMJUnitTestSL </text:span><text:span text:style-name="T21">and related classes</text:span><text:span text:style-name="T7"> </text:span><text:span text:style-name="T21">are intended to be used with JUnit tests, the same methods can be used in stand-alone Java applications. For example, the following code will load a specification and execute an expression passed from the command line.</text:span></text:p>
      <text:p text:style-name="P111"/>
      <text:p text:style-name="P111"/>
      <text:p text:style-name="Preformatted_20_Text"><text:span text:style-name="T83">public</text:span><text:span text:style-name="T48"> </text:span><text:span text:style-name="T83">class</text:span><text:span text:style-name="T48"> NonJUnitExample </text:span><text:span text:style-name="T83">extends</text:span><text:span text:style-name="T48"> VDMJUnitTestSL</text:span></text:p>
      <text:p text:style-name="Preformatted_20_Text">{</text:p>
      <text:p text:style-name="Preformatted_20_Text"><text:span text:style-name="T48"><text:tab/></text:span><text:span text:style-name="T83">public</text:span><text:span text:style-name="T48"> </text:span><text:span text:style-name="T83">static</text:span><text:span text:style-name="T48"> </text:span><text:span text:style-name="T83">void</text:span><text:span text:style-name="T48"> main(String[] args) </text:span><text:span text:style-name="T83">throws</text:span><text:span text:style-name="T48"> Exception</text:span></text:p>
      <text:p text:style-name="Preformatted_20_Text"><text:tab/>{</text:p>
      <text:p text:style-name="Preformatted_20_Text"><text:span text:style-name="T48"><text:tab/><text:tab/></text:span><text:span text:style-name="T83">new</text:span><text:span text:style-name="T48"> NonJUnitExample().execute(args);</text:span></text:p>
      <text:p text:style-name="Preformatted_20_Text"><text:tab/>}</text:p>
      <text:p text:style-name="Preformatted_20_Text"><text:tab/></text:p>
      <text:p text:style-name="Preformatted_20_Text"><text:span text:style-name="T48"><text:tab/></text:span><text:span text:style-name="T83">public</text:span><text:span text:style-name="T48"> </text:span><text:span text:style-name="T83">void</text:span><text:span text:style-name="T48"> execute(String[] args) </text:span><text:span text:style-name="T83">throws</text:span><text:span text:style-name="T48"> Exception</text:span></text:p>
      <text:p text:style-name="Preformatted_20_Text"><text:tab/>{</text:p>
      <text:p text:style-name="Preformatted_20_Text"><text:span text:style-name="T48"><text:tab/><text:tab/></text:span><text:span text:style-name="T54">setRelease</text:span><text:span text:style-name="T48">(Release.</text:span><text:span text:style-name="T94">VDM_10</text:span><text:span text:style-name="T48">);</text:span></text:p>
      <text:p text:style-name="Preformatted_20_Text"><text:tab/><text:tab/><text:span text:style-name="T7">readSpecification</text:span>(args[0]);</text:p>
      <text:p text:style-name="Preformatted_20_Text"><text:tab/><text:tab/><text:span text:style-name="T7">init</text:span>();</text:p>
      <text:p text:style-name="Preformatted_20_Text"><text:span text:style-name="T48"><text:tab/><text:tab/>System.</text:span><text:span text:style-name="T94">out</text:span><text:span text:style-name="T48">.println(run(args[1]));</text:span></text:p>
      <text:p text:style-name="Preformatted_20_Text"><text:tab/>}</text:p>
      <text:p text:style-name="P45">}</text:p>
      <text:list xml:id="list214002326254718" text:continue-list="list214003082405350" text:style-name="Outline">
        <text:list-item>
          <text:h text:style-name="Heading_20_1" text:outline-level="1"><text:bookmark-start text:name="__RefHeading__5914_1803781844"/><text:bookmark-start text:name="__RefNumPara__7506_887378419"/>Combinatorial Testing<text:bookmark-end text:name="__RefHeading__5914_1803781844"/><text:bookmark-end text:name="__RefNumPara__7506_887378419"/></text:h>
        </text:list-item>
      </text:list>
      <text:p text:style-name="P104">(This section is a simplified version of <text:bookmark-ref text:reference-format="number" text:ref-name="__RefNumPara__7602_887378419">[16]</text:bookmark-ref>).</text:p>
      <text:p text:style-name="Text_20_body">Creating a comprehensive set of tests for VDM specifications can be a very time consuming process. To try to make the generation of test cases simpler, VDMJ supports a VDM language extension (for all dialects) known as <text:span text:style-name="T7">Combinatorial Testing</text:span><text:span text:style-name="T21"> </text:span><text:span text:style-name="T21"><text:bookmark-ref text:reference-format="number" text:ref-name="__RefNumPara__7594_887378419">[7]</text:bookmark-ref></text:span><text:span text:style-name="T21">.</text:span></text:p>
      <text:p text:style-name="P22">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21">To provide this, a class or module may define a "traces" section that defines an arbitrary number of trace specifications. Each of these is a </text:span><text:span text:style-name="T7">pattern </text:span><text:span text:style-name="T21">which expands into a number of operation call sequences to be made against one or more instances of the classes under test (which is usually not the class with the traces definition).</text:span></text:p>
      <text:p text:style-name="P22">For example:</text:p>
      <text:p text:style-name="P25"/>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53">int</text:span></text:p>
      <text:p text:style-name="Preformatted_20_Text"><text:tab/>op1() == ( total := total + 1; return total; )</text:p>
      <text:p text:style-name="Preformatted_20_Text"/>
      <text:p text:style-name="Preformatted_20_Text">end Tested</text:p>
      <text:p text:style-name="Preformatted_20_Text"/>
      <text:p text:style-name="Preformatted_20_Text"/>
      <text:p text:style-name="P25">class Tester</text:p>
      <text:p text:style-name="P25">instance variables</text:p>
      <text:p text:style-name="P25"><text:tab/>obj:Tested := new Tested();</text:p>
      <text:p text:style-name="P25"/>
      <text:p text:style-name="P25">traces</text:p>
      <text:p text:style-name="P25"><text:tab/>test1: obj.op1();</text:p>
      <text:p text:style-name="P25"><text:tab/>test2: obj.op1(); obj.op1(); obj.op1();</text:p>
      <text:p text:style-name="P25"/>
      <text:p text:style-name="P25">end Tester</text:p>
      <text:p text:style-name="P25"/>
      <text:p text:style-name="P25"/>
      <text:p text:style-name="P22">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7">runtrace</text:span> command to execute such traces.</text:p>
      <text:p text:style-name="P22">If this specification is loaded into the VDMJ interpreter, the following output is produced:</text:p>
      <text:p text:style-name="P25"/>
      <text:p text:style-name="P5">&gt; runtrace Tester`test1</text:p>
      <text:p text:style-name="P114">Generated 1 tests</text:p>
      <text:p text:style-name="P114">Test 1 = obj.op1()</text:p>
      <text:p text:style-name="P114">Result = [1, PASSED]</text:p>
      <text:p text:style-name="P114">Executed in 0.013 secs. </text:p>
      <text:p text:style-name="P114">All tests passed</text:p>
      <text:p text:style-name="Preformatted_20_Text"/>
      <text:p text:style-name="P5">&gt; runtrace Tester`test2</text:p>
      <text:p text:style-name="P69">Generated 1 tests</text:p>
      <text:p text:style-name="P69">Test 1 = obj.op1(); obj.op1(); obj.op1()</text:p>
      <text:p text:style-name="P69">Result = [1, 2, 3, PASSED]</text:p>
      <text:p text:style-name="P69">Executed in 0.01 secs. </text:p>
      <text:p text:style-name="P69">All tests passed</text:p>
      <text:p text:style-name="P68"/>
      <text:p text:style-name="P67"/>
      <text:p text:style-name="Text_20_body">Each test first prints out the sequences of calls they will make. Both traces only produce one test <text:soft-page-break/>sequence so they are both called "Test 1", but there can be several (see below). Then each test sequence is executed, printing out a sequence of results from the operation steps, followed by a <text:span text:style-name="T7">verdict </text:span><text:span text:style-name="T21">on how the test sequence completed.</text:span></text:p>
      <text:p text:style-name="P22">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25"/>
      <text:p text:style-name="Preformatted_20_Text"><text:span text:style-name="T21"><text:tab/>test2: obj.op1()</text:span><text:span text:style-name="T41">{1,5}</text:span></text:p>
      <text:p text:style-name="P25"/>
      <text:p text:style-name="P25"/>
      <text:p text:style-name="P22">That indicates that the op1 call is to be made once, then twice, then three times and so on, up to five times – ie. this single trace specification actually describes five separate tests:</text:p>
      <text:p text:style-name="P25"/>
      <text:p text:style-name="P36">&gt; runtrace Tester`test2a</text:p>
      <text:p text:style-name="P30">Generated 5 tests</text:p>
      <text:p text:style-name="P30">Test 1 = obj.op1()</text:p>
      <text:p text:style-name="P30">Result = [1, PASSED]</text:p>
      <text:p text:style-name="P30">Test 2 = obj.op1(); obj.op1()</text:p>
      <text:p text:style-name="P30">Result = [1, 2, PASSED]</text:p>
      <text:p text:style-name="P30">Test 3 = obj.op1(); obj.op1(); obj.op1()</text:p>
      <text:p text:style-name="P30">Result = [1, 2, 3, PASSED]</text:p>
      <text:p text:style-name="P30">Test 4 = obj.op1(); obj.op1(); obj.op1(); obj.op1()</text:p>
      <text:p text:style-name="P30">Result = [1, 2, 3, 4, PASSED]</text:p>
      <text:p text:style-name="P30">Test 5 = obj.op1(); obj.op1(); obj.op1(); obj.op1(); obj.op1()</text:p>
      <text:p text:style-name="P30">Result = [1, 2, 3, 4, 5, PASSED]</text:p>
      <text:p text:style-name="P30">Executed in 0.02 secs. </text:p>
      <text:p text:style-name="P68"><text:span text:style-name="T22">All tests passed</text:span> </text:p>
      <text:p text:style-name="P67"/>
      <text:p text:style-name="P67"/>
      <text:p text:style-name="P22">Notice that now there are five tests listed, Test 1 to Test 5, and that they each has one more op1 call than the previous test. Note also that the object being tested has been <text:span text:style-name="T7">initialized</text:span> between each test – since the results start at 1 every time.</text:p>
      <text:p text:style-name="P22">Far more complicated test specifications can be given, involving several different pattern types, each of which expand into multiple tests. These are described in more detail in <text:bookmark-ref text:reference-format="number" text:ref-name="__RefNumPara__7594_887378419">[7]</text:bookmark-ref>, but the following illustrates a combination of patterns:</text:p>
      <text:p text:style-name="Preformatted_20_Text"/>
      <text:p text:style-name="Preformatted_20_Text"><text:tab/>test3:</text:p>
      <text:p text:style-name="P65"><text:tab/><text:tab/>let x in set {1,...,10} be <text:span text:style-name="T48">st</text:span> x <text:span text:style-name="T48">mod</text:span> 2 = 0 in</text:p>
      <text:p text:style-name="Preformatted_20_Text"><text:tab/><text:tab/><text:tab/>let y = x + 1 in</text:p>
      <text:p text:style-name="P65"><text:tab/><text:tab/><text:tab/><text:tab/>(<text:span text:style-name="T48">obj</text:span>.op1(); <text:span text:style-name="T48">obj</text:span>.op2(x,y){1,2} | <text:span text:style-name="T48">obj</text:span>.op1())</text:p>
      <text:p text:style-name="P65"/>
      <text:p text:style-name="Preformatted_20_Text"/>
      <text:p text:style-name="Text_20_body">When this is executed, the 'x' takes <text:span text:style-name="T7">all</text:span> the values 2, 4, 6, <text:s/>8 and 10; for each value of x, y takes the value of x+1; and then the bracketed set of operations are called, with an op1 followed by <text:span text:style-name="T7">either</text:span> one and two calls to op2, <text:span text:style-name="T7">or</text:span> a single call to op1. So that's five values for x and y, with three alternative call sequences for each, making 15 test sequences in all. If op2 adds its two arguments to the running total, we get:</text:p>
      <text:p text:style-name="Preformatted_20_Text"/>
      <text:p text:style-name="P52">&gt; runtrace Tester`test3</text:p>
      <text:p text:style-name="P46">Generated 15 tests</text:p>
      <text:p text:style-name="P46">Test 1 = obj.op1(); obj.op2(2, 3)</text:p>
      <text:p text:style-name="P46">Result = [1, 6, PASSED]</text:p>
      <text:p text:style-name="P46">Test 2 = obj.op1(); obj.op2(2, 3); obj.op2(2, 3)</text:p>
      <text:p text:style-name="P46">Result = [1, 6, 11, PASSED]</text:p>
      <text:p text:style-name="P46">Test 3 = obj.op1(); obj.op1()</text:p>
      <text:p text:style-name="P46">Result = [1, 2, PASSED]</text:p>
      <text:p text:style-name="P46">Test 4 = obj.op1(); obj.op2(4, 5)</text:p>
      <text:p text:style-name="P46">Result = [1, 10, PASSED]</text:p>
      <text:p text:style-name="P46"><text:soft-page-break/>Test 5 = obj.op1(); obj.op2(4, 5); obj.op2(4, 5)</text:p>
      <text:p text:style-name="P46">Result = [1, 10, 19, PASSED]</text:p>
      <text:p text:style-name="P46">Test 6 = obj.op1(); obj.op1()</text:p>
      <text:p text:style-name="P46">Result = [1, 2, PASSED]</text:p>
      <text:p text:style-name="P46">Test 7 = obj.op1(); obj.op2(6, 7)</text:p>
      <text:p text:style-name="P46">Result = [1, 14, PASSED]</text:p>
      <text:p text:style-name="P46">Test 8 = obj.op1(); obj.op2(6, 7); obj.op2(6, 7)</text:p>
      <text:p text:style-name="P46">Result = [1, 14, 27, PASSED]</text:p>
      <text:p text:style-name="P46">Test 9 = obj.op1(); obj.op1()</text:p>
      <text:p text:style-name="P46">Result = [1, 2, PASSED]</text:p>
      <text:p text:style-name="P46">Test 10 = obj.op1(); obj.op2(8, 9)</text:p>
      <text:p text:style-name="P46">Result = [1, 18, PASSED]</text:p>
      <text:p text:style-name="P46">Test 11 = obj.op1(); obj.op2(8, 9); obj.op2(8, 9)</text:p>
      <text:p text:style-name="P46">Result = [1, 18, 35, PASSED]</text:p>
      <text:p text:style-name="P46">Test 12 = obj.op1(); obj.op1()</text:p>
      <text:p text:style-name="P46">Result = [1, 2, PASSED]</text:p>
      <text:p text:style-name="P46">Test 13 = obj.op1(); obj.op2(10, 11)</text:p>
      <text:p text:style-name="P46">Result = [1, 22, PASSED]</text:p>
      <text:p text:style-name="P46">Test 14 = obj.op1(); obj.op2(10, 11); obj.op2(10, 11)</text:p>
      <text:p text:style-name="P46">Result = [1, 22, 43, PASSED]</text:p>
      <text:p text:style-name="P46">Test 15 = obj.op1(); obj.op1()</text:p>
      <text:p text:style-name="P46">Result = [1, 2, PASSED]</text:p>
      <text:p text:style-name="P46">Executed in 0.055 secs. </text:p>
      <text:p text:style-name="P46">All tests passed</text:p>
      <text:p text:style-name="P47"/>
      <text:p text:style-name="P45"/>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7">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65"><text:tab/>public op2: <text:span text:style-name="T48">int</text:span> * <text:span text:style-name="T48">int</text:span> ==&gt; <text:span text:style-name="T48">int</text:span></text:p>
      <text:p text:style-name="P65"><text:tab/>op2(x, y) == ( total := total + x + y; return total; )</text:p>
      <text:p text:style-name="P65"><text:tab/>post total &lt; 10;</text:p>
      <text:p text:style-name="Preformatted_20_Text">...</text:p>
      <text:p text:style-name="Preformatted_20_Text"/>
      <text:p text:style-name="P6">&gt; runtrace Tester`test3</text:p>
      <text:p text:style-name="P115">Generated 15 tests</text:p>
      <text:p text:style-name="P115">Test 1 = obj.op1(); obj.op2(2, 3)</text:p>
      <text:p text:style-name="P115">Result = [1, 6, PASSED]</text:p>
      <text:p text:style-name="P115">Test 2 = obj.op1(); obj.op2(2, 3); obj.op2(2, 3)</text:p>
      <text:p text:style-name="P115">Result = [1, 6, Error 4072: Postcondition failure: post_op2 in 'Tested' (test.vpp) at line 14:20, <text:span text:style-name="T60">FAILED</text:span>]</text:p>
      <text:p text:style-name="P115">Test 3 = obj.op1(); obj.op1()</text:p>
      <text:p text:style-name="P115">Result = [1, 2, PASSED]</text:p>
      <text:p text:style-name="P115">Test 4 = obj.op1(); obj.op2(4, 5)</text:p>
      <text:p text:style-name="P115">Result = [1, Error 4072: Postcondition failure: post_op2 in 'Tested' (test.vpp) at line 14:20, <text:span text:style-name="T60">FAILED</text:span>]</text:p>
      <text:p text:style-name="P115">Test 5 = obj.op1(); obj.op2(4, 5); obj.op2(4, 5)</text:p>
      <text:p text:style-name="P6">Test 5 FILTERED by test 4</text:p>
      <text:p text:style-name="P115">Test 6 = obj.op1(); obj.op1()</text:p>
      <text:p text:style-name="P115">Result = [1, 2, PASSED]</text:p>
      <text:p text:style-name="Preformatted_20_Text"><text:soft-page-break/>...</text:p>
      <text:p text:style-name="Preformatted_20_Text"/>
      <text:p text:style-name="Text_20_body">Notice that the error message is included in the result sequence, and that tests 2 and 4 fail. Furthermore, the system knows that test 5 <text:span text:style-name="T7">would</text:span> fail as it starts with the same sequence that failed in test 4, so this is filtered from the run (it is listed, but not executed).</text:p>
      <text:p text:style-name="P75">For large test runs, it can be useful to redirect the output to a file rather than let it scroll past on the screen. This can be done with the <text:span text:style-name="T7">savetrace </text:span><text:span text:style-name="T21">command.</text:span></text:p>
      <text:p text:style-name="Preformatted_20_Text"/>
      <text:p text:style-name="P4">&gt; savetrace output<text:span text:style-name="T101">file</text:span></text:p>
      <text:p text:style-name="Preformatted_20_Text">runtrace output redirected to output<text:span text:style-name="T101">file</text:span></text:p>
      <text:p text:style-name="P4">&gt; runtrace Tester`test3</text:p>
      <text:p text:style-name="Preformatted_20_Text">Trace output sent to output<text:span text:style-name="T101">file</text:span></text:p>
      <text:p text:style-name="Preformatted_20_Text">Executed in 0.111 secs. </text:p>
      <text:p text:style-name="Preformatted_20_Text">Some tests failed or indeterminate</text:p>
      <text:p text:style-name="P4">&gt; savetrace off</text:p>
      <text:p text:style-name="Preformatted_20_Text">runtrace output is not redirected</text:p>
      <text:p text:style-name="Preformatted_20_Text">&gt; </text:p>
      <text:p text:style-name="Preformatted_20_Text"/>
      <text:p text:style-name="P85">For specifications with large numbers of trace definitions, it can be useful to run all of the traces, or all of the traces defined in a particular module or class, in one go. This can be done with the <text:span text:style-name="T7">runalltraces </text:span><text:span text:style-name="T21">command, which optionally takes a</text:span><text:span text:style-name="T27"> </text:span><text:span text:style-name="T28">pattern</text:span><text:span text:style-name="T21"> argument </text:span><text:span text:style-name="T28">to select</text:span><text:span text:style-name="T27"> </text:span><text:span text:style-name="T21">module or class names.</text:span></text:p>
      <text:p text:style-name="P25"/>
      <text:p text:style-name="P59">&gt; runalltraces</text:p>
      <text:p text:style-name="P57">-------------------------------------</text:p>
      <text:p text:style-name="P57">runtrace A`T</text:p>
      <text:p text:style-name="P57">Generated 1 tests in 0.019 secs. </text:p>
      <text:p text:style-name="P57">Test 1 = op()</text:p>
      <text:p text:style-name="P57">Result = [(), PASSED]</text:p>
      <text:p text:style-name="P57">Executed in 0.0070 secs. </text:p>
      <text:p text:style-name="P57">All tests passed</text:p>
      <text:p text:style-name="P57">-------------------------------------</text:p>
      <text:p text:style-name="P57">runtrace B`T</text:p>
      <text:p text:style-name="P57">Generated 1 tests in 0.0 secs. </text:p>
      <text:p text:style-name="P57">Test 1 = op()</text:p>
      <text:p text:style-name="P57">Result = [(), PASSED]</text:p>
      <text:p text:style-name="P57">Executed in 0.0010 secs. </text:p>
      <text:p text:style-name="P57">All tests passed</text:p>
      <text:p text:style-name="P57">&gt; </text:p>
      <text:list xml:id="list214003192211630" text:continue-numbering="true" text:style-name="Outline">
        <text:list-item>
          <text:list>
            <text:list-item>
              <text:h text:style-name="Heading_20_2" text:outline-level="2"><text:bookmark-start text:name="__RefHeading___Toc7205_985567249"/>Debugging Tests<text:bookmark-end text:name="__RefHeading___Toc7205_985567249"/></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7">runtrace</text:span> command, which will cause just one test to be executed – and therefore debugged in isolation. For example:</text:p>
      <text:p text:style-name="Preformatted_20_Text"/>
      <text:p text:style-name="Preformatted_20_Text">traces</text:p>
      <text:p text:style-name="Preformatted_20_Text"><text:span text:style-name="T63"><text:tab/>T1: let x in set {111, 222} in obj.</text:span><text:span text:style-name="T49">op</text:span><text:span text:style-name="T72">(x){1, 3}</text:span></text:p>
      <text:p text:style-name="Preformatted_20_Text"/>
      <text:p text:style-name="Preformatted_20_Text"/>
      <text:p text:style-name="P51">&gt; runtrace Tester`T1<text:tab/><text:tab/>-- run everything, as before</text:p>
      <text:p text:style-name="P116">Generated 6 tests</text:p>
      <text:p text:style-name="P116">Test 1 = obj.op(111)</text:p>
      <text:p text:style-name="P116">Result = [111, PASSED]</text:p>
      <text:p text:style-name="P116">Test 2 = obj.op(111); obj.op(111)</text:p>
      <text:p text:style-name="P116">Result = [111, 222, PASSED]</text:p>
      <text:p text:style-name="P116">Test 3 = obj.op(111); obj.op(111); obj.op(111)</text:p>
      <text:p text:style-name="P116">Result = [111, 222, 333, PASSED]</text:p>
      <text:p text:style-name="P116"><text:soft-page-break/>Test 4 = obj.op(222)</text:p>
      <text:p text:style-name="P116">Result = [222, PASSED]</text:p>
      <text:p text:style-name="P116">Test 5 = obj.op(222); obj.op(222)</text:p>
      <text:p text:style-name="P116">Result = [222, 444, PASSED]</text:p>
      <text:p text:style-name="P116">Test 6 = obj.op(222); obj.op(222); obj.op(222)</text:p>
      <text:p text:style-name="P116">Result = [222, 444, 666, PASSED]</text:p>
      <text:p text:style-name="P116">Executed in 0.02 secs. </text:p>
      <text:p text:style-name="P116">All tests passed</text:p>
      <text:p text:style-name="Preformatted_20_Text"/>
      <text:p text:style-name="P51">&gt; runtrace Tester`T1 5<text:tab/><text:tab/>-- just run test 5</text:p>
      <text:p text:style-name="P116">Generated 6 tests</text:p>
      <text:p text:style-name="P116">Test 5 = obj.op(222); obj.op(222)</text:p>
      <text:p text:style-name="P116">Result = [222, 444, PASSED]</text:p>
      <text:p text:style-name="P116">Excluded 5 tests</text:p>
      <text:p text:style-name="P116">Executed in 0.005 secs. </text:p>
      <text:p text:style-name="P116">All tests passed</text:p>
      <text:p text:style-name="Preformatted_20_Text"/>
      <text:p text:style-name="P7">&gt; break op</text:p>
      <text:p text:style-name="P116">Created break [1] in 'Tested' (test.vpp) at line 10:18</text:p>
      <text:p text:style-name="P116">10: <text:s/><text:tab/><text:tab/>op(a) == ( total := total + a; return total; );</text:p>
      <text:p text:style-name="P7">&gt; runtrace Tester`T1 5</text:p>
      <text:p text:style-name="P116">Generated 6 tests</text:p>
      <text:p text:style-name="P116">Stopped break [1] in 'Tested' (test.vpp) at line 10:18</text:p>
      <text:p text:style-name="P116">10: <text:s/><text:tab/><text:tab/>op(a) == ( total := total + a; return total; );</text:p>
      <text:p text:style-name="P7">[CTMainThread]&gt; p total</text:p>
      <text:p text:style-name="P116">total = 0</text:p>
      <text:p text:style-name="P186"><text:span text:style-name="T99">[CTMainThread]&gt; c</text:span></text:p>
      <text:p text:style-name="P116">Stopped break [1] in 'Tested' (test.vpp) at line 10:18</text:p>
      <text:p text:style-name="P116">10: <text:s/><text:tab/><text:tab/>op(a) == ( total := total + a; return total; );</text:p>
      <text:p text:style-name="P7">[CTMainThread]&gt; p total</text:p>
      <text:p text:style-name="P116">total = 222</text:p>
      <text:p text:style-name="P7">[CTMainThread]&gt; p a</text:p>
      <text:p text:style-name="P116">a = 222</text:p>
      <text:p text:style-name="P7">[CTMainThread]&gt; c</text:p>
      <text:p text:style-name="P116">Test 5 = obj.op(222); obj.op(222)</text:p>
      <text:p text:style-name="P116">Result = [222, 444, PASSED]</text:p>
      <text:p text:style-name="P116">Excluded 5 tests</text:p>
      <text:p text:style-name="P116">Executed in 41.841 secs. </text:p>
      <text:p text:style-name="P117"><text:span text:style-name="T99">All tests passed</text:span> </text:p>
      <text:p text:style-name="Preformatted_20_Text"/>
      <text:p text:style-name="P4">&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65">class A</text:p>
      <text:p text:style-name="P65">operations</text:p>
      <text:p text:style-name="P65"><text:tab/>public <text:span text:style-name="T48">op</text:span>: <text:span text:style-name="T48">int</text:span> * <text:span text:style-name="T48">int</text:span> ==&gt; ()</text:p>
      <text:p text:style-name="P65"><text:tab/><text:span text:style-name="T48">op</text:span>(a, b) == let - = a/b in skip;</text:p>
      <text:p text:style-name="P65"><text:tab/></text:p>
      <text:p text:style-name="P65">end A</text:p>
      <text:p text:style-name="P65"/>
      <text:p text:style-name="P65">class B</text:p>
      <text:p text:style-name="P65">instance variables</text:p>
      <text:p text:style-name="P65"><text:tab/>obj:A := new A();</text:p>
      <text:p text:style-name="P65"><text:tab/></text:p>
      <text:p text:style-name="P65"><text:soft-page-break/>traces</text:p>
      <text:p text:style-name="P65"><text:tab/>T: let x in set {-1, 0, 1} in <text:span text:style-name="T48">obj</text:span>.<text:span text:style-name="T48">op</text:span>(1, x);</text:p>
      <text:p text:style-name="P65"><text:tab/></text:p>
      <text:p text:style-name="P61">end B</text:p>
      <text:p text:style-name="P61"/>
      <text:p text:style-name="P61"/>
      <text:p text:style-name="Text_20_body">If we simply run the B`T test, this will produce a result with a divide by zero error in the 2nd test:</text:p>
      <text:p text:style-name="Preformatted_20_Text"/>
      <text:p text:style-name="P4">&gt; runtrace B`T</text:p>
      <text:p text:style-name="P49">Generated 3 tests</text:p>
      <text:p text:style-name="P49">Test 1 = obj.op(1, -1)</text:p>
      <text:p text:style-name="P49">Result = [(), PASSED]</text:p>
      <text:p text:style-name="P49">Test 2 = obj.op(1, 0)</text:p>
      <text:p text:style-name="P49">Result = [Error 4134: Infinite or NaN trouble in 'A' (test.vpp) at line 4:26, FAILED]</text:p>
      <text:p text:style-name="P49">Test 3 = obj.op(1, 1)</text:p>
      <text:p text:style-name="P49">Result = [(), PASSED]</text:p>
      <text:p text:style-name="P49">Executed in 0.014 secs. </text:p>
      <text:p text:style-name="P49">Some tests failed or indeterminate</text:p>
      <text:p text:style-name="P117"><text:span text:style-name="T50">&gt; </text:span><text:span text:style-name="T49"><text:s/></text:span></text:p>
      <text:p text:style-name="Preformatted_20_Text"/>
      <text:p text:style-name="Text_20_body">So we might try to set a breakpoint on the operation, re-run just the second test and step into the evaluation.</text:p>
      <text:p text:style-name="Preformatted_20_Text"/>
      <text:p text:style-name="P4">&gt; break op</text:p>
      <text:p text:style-name="P116">Created break [1] in 'A' (test.vpp) at line 4:17</text:p>
      <text:p text:style-name="P116">4: <text:s/><text:tab/>op(a, b) == let - = a/b in skip;</text:p>
      <text:p text:style-name="P7">&gt; runtrace B`T 2</text:p>
      <text:p text:style-name="P116">Generated 3 tests</text:p>
      <text:p text:style-name="P116">Stopped break [1] in 'A' (test.vpp) at line 4:17</text:p>
      <text:p text:style-name="P116">4: <text:s/><text:tab/>op(a, b) == let - = a/b in skip;</text:p>
      <text:p text:style-name="P7">[CTMainThread]&gt; n</text:p>
      <text:p text:style-name="P116">Test 2 = obj.op(1, 0)</text:p>
      <text:p text:style-name="P116">Result = [Error 4134: Infinite or NaN trouble in 'A' (test.vpp) at line 4:26, FAILED]</text:p>
      <text:p text:style-name="P116">Excluded 2 tests</text:p>
      <text:p text:style-name="P116">Executed in 10.305 secs. </text:p>
      <text:p text:style-name="P116">Some tests failed or indeterminate</text:p>
      <text:p text:style-name="P117"><text:span text:style-name="T99">&gt;</text:span>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7">do </text:span><text:span text:style-name="T21">trap into the debugger, you can start them with a different command: </text:span><text:span text:style-name="T7">debugtrace</text:span><text:span text:style-name="T21">. In this mode, we don't need the breakpoint to let us "step up to" the error, we can just let it run until it fails, and traps into the debugger.</text:span></text:p>
      <text:p text:style-name="Preformatted_20_Text"/>
      <text:p text:style-name="P51">&gt; remove 1</text:p>
      <text:p text:style-name="P45">Cleared break [1] in 'A' (CT.vpp) at line 4:17</text:p>
      <text:p text:style-name="P45">4: <text:s/><text:tab/>op(a, b) == let - = a/b in skip;</text:p>
      <text:p text:style-name="P53">&gt; debugtrace B`T 2</text:p>
      <text:p text:style-name="P50">Generated 3 tests</text:p>
      <text:p text:style-name="P50">Stopped in 'A' (test.vpp) at line 4:26</text:p>
      <text:p text:style-name="P50">4: <text:s/><text:tab/>op(a, b) == let - = a/b in skip;</text:p>
      <text:p text:style-name="P53">[CTMainThread]&gt; p a</text:p>
      <text:p text:style-name="P50">a = 1</text:p>
      <text:p text:style-name="P53">[CTMainThread]&gt; p b</text:p>
      <text:p text:style-name="P50">b = 0</text:p>
      <text:p text:style-name="P53">[CTMainThread]&gt; stack</text:p>
      <text:p text:style-name="P50">Stopped [CTMainThread] in 'A' (test.vpp) at line 4:26</text:p>
      <text:p text:style-name="P50">In context of let statement in 'A' (test.vpp) at line 4:17</text:p>
      <text:p text:style-name="P50"><text:tab/>self = A{#1}</text:p>
      <text:p text:style-name="P50"><text:soft-page-break/><text:tab/>b = 0</text:p>
      <text:p text:style-name="P50"><text:tab/>a = 1</text:p>
      <text:p text:style-name="P50">In object context of op(a, b) in 'B' (test.vpp) at line 13:35</text:p>
      <text:p text:style-name="P50">In object context of B() in 'B' (test.vpp) at line 8:7</text:p>
      <text:p text:style-name="P50">In root context of public static environment</text:p>
      <text:p text:style-name="P53">[CTMainThread]&gt; c</text:p>
      <text:p text:style-name="P50">Test 2 = obj.op(1, 0)</text:p>
      <text:p text:style-name="P50">Result = [Error 4134: Infinite or NaN trouble in 'A' (test.vpp) at line 4:26, FAILED]</text:p>
      <text:p text:style-name="P50">Excluded 2 tests</text:p>
      <text:p text:style-name="P50">Executed in 49.197 secs. </text:p>
      <text:p text:style-name="P50">Some tests failed or indeterminate</text:p>
      <text:p text:style-name="P48"><text:span text:style-name="T100">&gt; </text:span><text:s/></text:p>
      <text:list xml:id="list214002288483493"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text:span text:style-name="T103">20</text:span>} in op(x){1,<text:span text:style-name="T102">6</text:span>};</text:p>
      <text:p text:style-name="Preformatted_20_Text"/>
      <text:p text:style-name="Text_20_body">That generates <text:span text:style-name="T103">120</text:span> tests...</text:p>
      <text:p text:style-name="Preformatted_20_Text"/>
      <text:p text:style-name="P10">&gt; runtrace T</text:p>
      <text:p text:style-name="P120">Generated 120 tests</text:p>
      <text:p text:style-name="P120">Test 1 = op(1)</text:p>
      <text:p text:style-name="P120">Result = [(), PASSED]</text:p>
      <text:p text:style-name="P120">Test 2 = op(1); op(1)</text:p>
      <text:p text:style-name="P120">Result = [(), (), PASSED]</text:p>
      <text:p text:style-name="P120">Test 3 = op(1); op(1); op(1)</text:p>
      <text:p text:style-name="P120">Result = [(), (), (), PASSED]</text:p>
      <text:p text:style-name="P120">Test 4 = op(1); op(1); op(1); op(1)</text:p>
      <text:p text:style-name="P120">Result = [(), (), (), (), PASSED]</text:p>
      <text:p text:style-name="Preformatted_20_Text">...</text:p>
      <text:p text:style-name="P120">Test 117 = op(20); op(20); op(20)</text:p>
      <text:p text:style-name="P120">Result = [(), (), (), PASSED]</text:p>
      <text:p text:style-name="P120">Test 118 = op(20); op(20); op(20); op(20)</text:p>
      <text:p text:style-name="P120">Result = [(), (), (), (), PASSED]</text:p>
      <text:p text:style-name="P120">Test 119 = op(20); op(20); op(20); op(20); op(20)</text:p>
      <text:p text:style-name="P120">Result = [(), (), (), (), (), PASSED]</text:p>
      <text:p text:style-name="P120">Test 120 = op(20); op(20); op(20); op(20); op(20); op(20)</text:p>
      <text:p text:style-name="P120">Result = [(), (), (), (), (), (), PASSED]</text:p>
      <text:p text:style-name="P120">Executed in 0.163 secs. </text:p>
      <text:p text:style-name="P120">All tests passed</text:p>
      <text:p text:style-name="P122"><text:span text:style-name="T103">&gt; </text:span><text:s/></text:p>
      <text:p text:style-name="Preformatted_20_Text"/>
      <text:p text:style-name="P80">You can see how a similar trace could generate thousands or millions of tests. <text:span text:style-name="T107">The simplest way to reduce the number of tests executed is to specify a range of test numbers to run. For example:</text:span></text:p>
      <text:p text:style-name="P11"/>
      <text:p text:style-name="P11">&gt; runtrace T <text:span text:style-name="T107">100 110</text:span></text:p>
      <text:p text:style-name="P57">Generated 120 tests</text:p>
      <text:p text:style-name="P57">Test 100 = op(17); op(17); op(17); op(17)</text:p>
      <text:p text:style-name="P57">Result = [18, 18, 18, 18, PASSED]</text:p>
      <text:p text:style-name="P57">Test 101 = op(17); op(17); op(17); op(17); op(17)</text:p>
      <text:p text:style-name="P57">Result = [18, 18, 18, 18, 18, PASSED]</text:p>
      <text:p text:style-name="P57">Test 102 = op(17); op(17); op(17); op(17); op(17); op(17)</text:p>
      <text:p text:style-name="P57"><text:soft-page-break/>Result = [18, 18, 18, 18, 18, 18, PASSED]</text:p>
      <text:p text:style-name="P57">Test 103 = op(18)</text:p>
      <text:p text:style-name="P57">Result = [19, PASSED]</text:p>
      <text:p text:style-name="P57">Test 104 = op(18); op(18)</text:p>
      <text:p text:style-name="P57">Result = [19, 19, PASSED]</text:p>
      <text:p text:style-name="P57">Test 105 = op(18); op(18); op(18)</text:p>
      <text:p text:style-name="P57">Result = [19, 19, 19, PASSED]</text:p>
      <text:p text:style-name="P57">Test 106 = op(18); op(18); op(18); op(18)</text:p>
      <text:p text:style-name="P57">Result = [19, 19, 19, 19, PASSED]</text:p>
      <text:p text:style-name="P57">Test 107 = op(18); op(18); op(18); op(18); op(18)</text:p>
      <text:p text:style-name="P57">Result = [19, 19, 19, 19, 19, PASSED]</text:p>
      <text:p text:style-name="P57">Test 108 = op(18); op(18); op(18); op(18); op(18); op(18)</text:p>
      <text:p text:style-name="P57">Result = [19, 19, 19, 19, 19, 19, PASSED]</text:p>
      <text:p text:style-name="P57">Test 109 = op(19)</text:p>
      <text:p text:style-name="P57">Result = [20, PASSED]</text:p>
      <text:p text:style-name="P57">Test 110 = op(19); op(19)</text:p>
      <text:p text:style-name="P57">Result = [20, 20, PASSED]</text:p>
      <text:p text:style-name="P58">Excluded 109 tests</text:p>
      <text:p text:style-name="P57">Executed in 0.012 secs. </text:p>
      <text:p text:style-name="P57">All tests passed</text:p>
      <text:p text:style-name="P121">&gt;</text:p>
      <text:p text:style-name="P81"/>
      <text:p text:style-name="Text_20_body">Notice that the tests executed include the range specified, and that as a result <text:span text:style-name="T107">109 of the 120 tests were excluded. This method of trace reduction is useful if a very large number of tests need to be executed, and it is convenient to (say) execute one million per day, and check the results.</text:span></text:p>
      <text:p text:style-name="P80"><text:span text:style-name="T107">Another way</text:span> to reduce the number of tests executed <text:span text:style-name="T107">is the</text:span> <text:span text:style-name="T7">filter </text:span><text:span text:style-name="T21">command. This is a global setting that applies to all combinatorial tests. The simplest way to use the command is to specify a percentage of the tests you want to run – say </text:span><text:span text:style-name="T24">10</text:span><text:span text:style-name="T21">%.</text:span></text:p>
      <text:p text:style-name="P120"/>
      <text:p text:style-name="P10">&gt; filter 10</text:p>
      <text:p text:style-name="P120">Trace filter currently 10.0% RANDOM (seed 0)</text:p>
      <text:p text:style-name="P10">&gt; runtrace T</text:p>
      <text:p text:style-name="P10">Generated 120 tests, reduced to 12</text:p>
      <text:p text:style-name="P120">Test 5 = op(1); op(1); op(1); op(1); op(1)</text:p>
      <text:p text:style-name="P120">Result = [(), (), (), (), (), PASSED]</text:p>
      <text:p text:style-name="P120">Test 41 = op(7); op(7); op(7); op(7); op(7)</text:p>
      <text:p text:style-name="P120">Result = [(), (), (), (), (), PASSED]</text:p>
      <text:p text:style-name="P120">Test 43 = op(8)</text:p>
      <text:p text:style-name="P120">Result = [(), PASSED]</text:p>
      <text:p text:style-name="P120">Test 56 = op(10); op(10)</text:p>
      <text:p text:style-name="P120">Result = [(), (), PASSED]</text:p>
      <text:p text:style-name="P120">Test 62 = op(11); op(11)</text:p>
      <text:p text:style-name="P120">Result = [(), (), PASSED]</text:p>
      <text:p text:style-name="P120">Test 70 = op(12); op(12); op(12); op(12)</text:p>
      <text:p text:style-name="P120">Result = [(), (), (), (), PASSED]</text:p>
      <text:p text:style-name="P120">Test 71 = op(12); op(12); op(12); op(12); op(12)</text:p>
      <text:p text:style-name="P120">Result = [(), (), (), (), (), PASSED]</text:p>
      <text:p text:style-name="P120">Test 78 = op(13); op(13); op(13); op(13); op(13); op(13)</text:p>
      <text:p text:style-name="P120">Result = [(), (), (), (), (), (), PASSED]</text:p>
      <text:p text:style-name="P120">Test 82 = op(14); op(14); op(14); op(14)</text:p>
      <text:p text:style-name="P120">Result = [(), (), (), (), PASSED]</text:p>
      <text:p text:style-name="P120">Test 92 = op(16); op(16)</text:p>
      <text:p text:style-name="P120">Result = [(), (), PASSED]</text:p>
      <text:p text:style-name="P120">Test 103 = op(18)</text:p>
      <text:p text:style-name="P120">Result = [(), PASSED]</text:p>
      <text:p text:style-name="P120">Test 109 = op(19)</text:p>
      <text:p text:style-name="P120">Result = [(), PASSED]</text:p>
      <text:p text:style-name="P120">Excluded 108 tests</text:p>
      <text:p text:style-name="P120">Executed in 0.039 secs. </text:p>
      <text:p text:style-name="P120">All tests passed</text:p>
      <text:p text:style-name="P120">&gt; </text:p>
      <text:p text:style-name="Preformatted_20_Text"/>
      <text:p text:style-name="Text_20_body">Notice that now we only generate <text:span text:style-name="T103">12</text:span> tests (<text:span text:style-name="T103">10</text:span>% of <text:span text:style-name="T103">12</text:span>0). The <text:span text:style-name="T103">12</text:span> we get are selected at random from <text:soft-page-break/>the <text:span text:style-name="T103">120</text:span>, so you can see the first one is number <text:span text:style-name="T103">5</text:span>, then <text:span text:style-name="T103">41</text:span>, and the last two are <text:span text:style-name="T103">103</text:span> and <text:span text:style-name="T103">109</text:span>. If you run the test again <text:span text:style-name="T7">you will get precisely the same selection of tests</text:span><text:span text:style-name="T21">. This is important, because you want the selection to be repeatable while you are testing. <text:s/></text:span><text:span text:style-name="T23">The </text:span><text:span text:style-name="T9">seed </text:span><text:span text:style-name="T23">for the random number generator can be changed using the </text:span><text:span text:style-name="T9">seedtrace </text:span><text:span text:style-name="T23">command:</text:span></text:p>
      <text:p text:style-name="P9"/>
      <text:p text:style-name="P12">&gt; seedtrace 12345</text:p>
      <text:p text:style-name="P70">Seed now set to 12345</text:p>
      <text:p text:style-name="P9">&gt; filter 1<text:span text:style-name="T104">0</text:span></text:p>
      <text:p text:style-name="P118">Trace filter currently 1<text:span text:style-name="T104">0</text:span>% RANDOM <text:span text:style-name="T102">(seed 12345)</text:span></text:p>
      <text:p text:style-name="P119">&gt;</text:p>
      <text:p text:style-name="P37"/>
      <text:p text:style-name="P22">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reformatted_20_Text"><text:span text:style-name="T60">&gt; filter shapes</text:span><text:span text:style-name="T76">_</text:span><text:span text:style-name="T60">novars</text:span></text:p>
      <text:p text:style-name="Preformatted_20_Text">Trace filter currently <text:span text:style-name="T104">10</text:span>% SHAPES_NOVARS <text:span text:style-name="T102">(seed 12345)</text:span></text:p>
      <text:p text:style-name="P8">&gt; runtrace T</text:p>
      <text:p text:style-name="P123">Generated 120 tests</text:p>
      <text:p text:style-name="P123">Test 1 = op(1)</text:p>
      <text:p text:style-name="P123">Result = [(), PASSED]</text:p>
      <text:p text:style-name="P123">Test 2 = op(1); op(1)</text:p>
      <text:p text:style-name="P123">Result = [(), (), PASSED]</text:p>
      <text:p text:style-name="P123">Test 3 = op(1); op(1); op(1)</text:p>
      <text:p text:style-name="P123">Result = [(), (), (), PASSED]</text:p>
      <text:p text:style-name="P123">Test 4 = op(1); op(1); op(1); op(1)</text:p>
      <text:p text:style-name="P123">Result = [(), (), (), (), PASSED]</text:p>
      <text:p text:style-name="P123">Test 5 = op(1); op(1); op(1); op(1); op(1)</text:p>
      <text:p text:style-name="P123">Result = [(), (), (), (), (), PASSED]</text:p>
      <text:p text:style-name="P123">Test 6 = op(1); op(1); op(1); op(1); op(1); op(1)</text:p>
      <text:p text:style-name="P123">Result = [(), (), (), (), (), (), PASSED]</text:p>
      <text:p text:style-name="P123">Test 71 = op(12); op(12); op(12); op(12); op(12)</text:p>
      <text:p text:style-name="P123">Result = [(), (), (), (), (), PASSED]</text:p>
      <text:p text:style-name="P123">Test 78 = op(13); op(13); op(13); op(13); op(13); op(13)</text:p>
      <text:p text:style-name="P123">Result = [(), (), (), (), (), (), PASSED]</text:p>
      <text:p text:style-name="P123">Test 82 = op(14); op(14); op(14); op(14)</text:p>
      <text:p text:style-name="P123">Result = [(), (), (), (), PASSED]</text:p>
      <text:p text:style-name="P123">Test 92 = op(16); op(16)</text:p>
      <text:p text:style-name="P123">Result = [(), (), PASSED]</text:p>
      <text:p text:style-name="P123">Test 103 = op(18)</text:p>
      <text:p text:style-name="P123">Result = [(), PASSED]</text:p>
      <text:p text:style-name="P123">Test 109 = op(19)</text:p>
      <text:p text:style-name="P123">Result = [(), PASSED]</text:p>
      <text:p text:style-name="P123">Excluded 108 tests</text:p>
      <text:p text:style-name="P123">Executed in 0.045 secs. </text:p>
      <text:p text:style-name="P123">All tests passed</text:p>
      <text:p text:style-name="Preformatted_20_Text"/>
      <text:p text:style-name="P4">&gt; filter</text:p>
      <text:p text:style-name="Preformatted_20_Text">Usage: filter %age | RANDOM | SHAPES_NOVARS | SHAPES_VARNAMES | SHAPES_VARVALUES</text:p>
      <text:p text:style-name="Preformatted_20_Text">Trace filter currently 10% SHAPES_NOVARS <text:span text:style-name="T102">(seed 0)</text:span></text:p>
      <text:p text:style-name="Preformatted_20_Text"/>
      <text:p text:style-name="P74">Notice that in the random 1<text:span text:style-name="T104">0</text:span>% reduction (giving <text:span text:style-name="T104">12</text:span> tests) <text:span text:style-name="T104">no tests were selected that had three op calls</text:span>. There are tests with <text:span text:style-name="T104">three</text:span> op calls, but this "shape" is missed entirely. By changing the filter to use shapes, a different set of tests is selected and this time those with a<text:span text:style-name="T104">ll</text:span> shape<text:span text:style-name="T104">s</text:span> <text:span text:style-name="T104">are</text:span> represented. <text:span text:style-name="T100">The first new instance of every shape will be present in the selected tests, plus a random selection of tests to achieve the filter percentage reduction requested.</text:span></text:p>
      <text:p text:style-name="P74">The other reduction options additionally consider "let" variable names and their values when identifying shapes. See <text:bookmark-ref text:reference-format="number" text:ref-name="__RefNumPara__7590_887378419">[11]</text:bookmark-ref>.</text:p>
      <text:list xml:id="list214001792008420" text:continue-numbering="true" text:style-name="Outline">
        <text:list-item>
          <text:h text:style-name="P165" text:outline-level="1"><text:bookmark-start text:name="__RefHeading___Toc7207_985567249"/>Annotations<text:bookmark-end text:name="__RefHeading___Toc7207_985567249"/></text:h>
          <text:list>
            <text:list-item>
              <text:h text:style-name="Heading_20_2" text:outline-level="2"><text:bookmark-start text:name="__RefHeading___Toc7209_985567249"/>Overview<text:bookmark-end text:name="__RefHeading___Toc7209_985567249"/></text:h>
            </text:list-item>
          </text:list>
        </text:list-item>
      </text:list>
      <text:p text:style-name="P88">Annotations were introduced in VDMJ version 4.<text:span text:style-name="T119">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89">VDMJ provides some standard annotations, but the intent is that specifiers can create new annotations and add them to the VDMJ system easily.</text:p>
      <text:p text:style-name="P93">Full details of VDMJ annotation support is in the Annotation Guide <text:bookmark-ref text:reference-format="number" text:ref-name="__RefNumPara__7600_887378419">[14]</text:bookmark-ref>.</text:p>
      <text:list xml:id="list214003044627980" text:continue-numbering="true" text:style-name="Outline">
        <text:list-item>
          <text:list>
            <text:list-item>
              <text:h text:style-name="Heading_20_2" text:outline-level="2"><text:bookmark-start text:name="__RefHeading___Toc284_3288896628"/>Syntax<text:bookmark-end text:name="__RefHeading___Toc284_3288896628"/></text:h>
            </text:list-item>
          </text:list>
        </text:list-item>
      </text:list>
      <text:p text:style-name="P89">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89">An annotation must be present at the start of a comment, and has the following <text:span text:style-name="T119">default </text:span>syntax:</text:p>
      <text:p text:style-name="P91"/>
      <text:p text:style-name="P95">‘@’, identifier, [ ‘(‘, expression list, ‘)’ ]</text:p>
      <text:p text:style-name="P94"/>
      <text:p text:style-name="P90">So for example, <text:span text:style-name="T120">an operation in a VDM++ class could be annotated as follows:</text:span></text:p>
      <text:p text:style-name="P96"/>
      <text:p text:style-name="P97">class A</text:p>
      <text:p text:style-name="P97">operations</text:p>
      <text:p text:style-name="P97"><text:s text:c="4"/>-- @Override</text:p>
      <text:p text:style-name="P97"><text:s text:c="4"/>public add: nat * nat ==&gt; nat</text:p>
      <text:p text:style-name="P97"><text:s text:c="4"/>add(a, b) == ...</text:p>
      <text:p text:style-name="P96"/>
      <text:p text:style-name="P90">Or the value of variable<text:span text:style-name="T121">s</text:span> can be traced during execution as follows:</text:p>
      <text:p text:style-name="P96"/>
      <text:p text:style-name="P98">functions</text:p>
      <text:p text:style-name="P98"><text:s text:c="4"/>add: nat * nat +&gt; nat</text:p>
      <text:p text:style-name="P98"><text:s text:c="4"/>add(a, b) ==</text:p>
      <text:p text:style-name="P92"><text:span text:style-name="T121"><text:s text:c="8"/>/</text:span>* @Trace(a, b) *<text:span text:style-name="T121">/ a + b;</text:span></text:p>
      <text:list xml:id="list214002878522216" text:continue-numbering="true" text:style-name="Outline">
        <text:list-item>
          <text:h text:style-name="Heading_20_1" text:outline-level="1"><text:bookmark-start text:name="__RefHeading___Toc7211_985567249"/><text:bookmark-start text:name="__RefNumPara__7508_887378419"/>Internationalization (I18N)<text:bookmark-end text:name="__RefHeading___Toc7211_985567249"/><text:bookmark-end text:name="__RefNumPara__7508_887378419"/></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4">$ java -jar vdmj-4.n.n.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4">$ java -jar vdmj-4.n.n.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4">$ java -jar vdmj-4.n.n.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4">$ java -jar vdmj-4.n.n.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45">&gt; </text:p>
      <text:p text:style-name="Preformatted_20_Text"/>
      <text:p text:style-name="Text_20_body">Appendix B lists the character set names that may be used with -c or -t.</text:p>
      <text:list xml:id="list214003196619287" text:continue-numbering="true" text:style-name="Outline">
        <text:list-item>
          <text:h text:style-name="Heading_20_1" text:outline-level="1"><text:bookmark-start text:name="__RefHeading___Toc7213_985567249"/>The vdmj.properties File<text:bookmark-end text:name="__RefHeading___Toc7213_985567249"/></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P105">The property names are all of the form <text:span text:style-name="T64">vdmj.&lt;area&gt;.&lt;</text:span><text:span text:style-name="T66">some_</text:span><text:span text:style-name="T64">name&gt;</text:span>.</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 (default 4)</text:p>
      <text:p text:style-name="Preformatted_20_Text"><text:span text:style-name="T128">vdmj.</text:span>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Nesting of block comments: 0=support, 1=warning, 2=error, 3=ignore</text:p>
      <text:p text:style-name="Preformatted_20_Text">vdmj.parser.comment_nesting = <text:span text:style-name="T130">3</text:span></text:p>
      <text:p text:style-name="Preformatted_20_Text"/>
      <text:p text:style-name="Text_20_body">This property controls the behaviour of nested block comments. They are either supported, supported but giving a warning or error, or ignored.</text:p>
      <text:p text:style-name="Preformatted_20_Text"/>
      <text:p text:style-name="Preformatted_20_Text"># External readers pattern/class pairs </text:p>
      <text:p text:style-name="Preformatted_20_Text">vdmj.parser.external_readers = null</text:p>
      <text:p text:style-name="Preformatted_20_Text"/>
      <text:p text:style-name="P150">This property is used to define external file readers. The property is a comma separated list of &lt;suffix&gt;=&lt;class&gt; pairs, for example “.pdf=examples.parser.PDFStreamReader”.</text:p>
      <text:p text:style-name="Preformatted_20_Text"/>
      <text:p text:style-name="Preformatted_20_Text"># The <text:span text:style-name="T67">package list</text:span> for annotation classes to load.</text:p>
      <text:p text:style-name="P147">vdmj.annotations.<text:span text:style-name="T67">packages</text:span> = com.fujitsu.vdmj.ast.annotations;annotations.ast</text:p>
      <text:p text:style-name="Preformatted_20_Text"/>
      <text:p text:style-name="Text_20_body">This is a <text:span text:style-name="T126">list of packages</text:span> that is used to look for annotation classes. For example @Warning would look for a class called ASTWarningAnnotation <text:span text:style-name="T126">within these packages</text:span>.</text:p>
      <text:p text:style-name="Preformatted_20_Text"><text:tab/></text:p>
      <text:p text:style-name="Preformatted_20_Text"># Enable annotation debugging (default false)</text:p>
      <text:p text:style-name="Preformatted_20_Text">vdmj.annotations.debug = false</text:p>
      <text:p text:style-name="Preformatted_20_Text"/>
      <text:p text:style-name="Text_20_body">This flag enables some debugging output for annotations.</text:p>
      <text:p text:style-name="Preformatted_20_Text"/>
      <text:p text:style-name="Preformatted_20_Text"># An alternative search path for the ClassMapper (default null)</text:p>
      <text:p text:style-name="Preformatted_20_Text"># vdmj.mapping.search_path = null</text:p>
      <text:p text:style-name="Preformatted_20_Text"/>
      <text:p text:style-name="Text_20_body"><text:span text:style-name="T128">This property </text:span><text:span text:style-name="T129">gives the ClassMapper locations to search for mapping files, in addition to the classpath.</text:span></text:p>
      <text:p text:style-name="Preformatted_20_Text"/>
      <text:p text:style-name="Preformatted_20_Text"># Skip the check for mutually-recursive function calls (default false)</text:p>
      <text:p text:style-name="Preformatted_20_Text">vdmj.tc.skip_recursive_check = false</text:p>
      <text:p text:style-name="Preformatted_20_Text"/>
      <text:p text:style-name="Text_20_body">If set, this property prevents the check for mutually recursive function calls (which can be expensive).</text:p>
      <text:p text:style-name="Preformatted_20_Text"/>
      <text:p text:style-name="Preformatted_20_Text"># Skip the check for definition dependency cycles (default false)</text:p>
      <text:p text:style-name="Preformatted_20_Text"><text:soft-page-break/>vdmj.tc.skip_cyclic_check = false</text:p>
      <text:p text:style-name="Preformatted_20_Text"/>
      <text:p text:style-name="Text_20_body">If set, this property prevents the check for dependency cycles between definitions (which can be expensive).</text:p>
      <text:p text:style-name="Preformatted_20_Text"/>
      <text:p text:style-name="Preformatted_20_Text"># The maximum TC errors reported before "Too many errors" (default 100)</text:p>
      <text:p text:style-name="Preformatted_20_Text">vdmj.tc.max_errors = 100</text:p>
      <text:p text:style-name="Preformatted_20_Text"/>
      <text:p text:style-name="Text_20_body">This is the maximum number of type checking errors that will be reported.</text:p>
      <text:p text:style-name="Preformatted_20_Text"/>
      <text:p text:style-name="P107"># The default timeslice (statements executed) for the FCFS policy</text:p>
      <text:p text:style-name="P107"><text:span text:style-name="T65">vdmj.</text:span>scheduler.fcfs_timeslice = 10</text:p>
      <text:p text:style-name="P107"/>
      <text:p text:style-name="P106">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107"/>
      <text:p text:style-name="P107"># The vCPU/vBUS timeslice (default 10000)</text:p>
      <text:p text:style-name="P107"><text:span text:style-name="T129">vdmj.</text:span>scheduler.virtual_timeslice = 10000</text:p>
      <text:p text:style-name="P107"/>
      <text:p text:style-name="P106">Virtual CPUs need to do as much work as possible in a timeslice, as they are intended to feed the rest of the system with events. Therefore they have a separate timeslice, which is larger than the default.</text:p>
      <text:p text:style-name="P107"/>
      <text:p text:style-name="P107"># The timeslice variation (+/- jitter ticks, default 0)</text:p>
      <text:p text:style-name="P107"><text:span text:style-name="T129">vdmj.</text:span>scheduler.jitter = 0</text:p>
      <text:p text:style-name="P107"/>
      <text:p text:style-name="P106">To avoid perfectly deterministic execution (and so reveal synchronization problems that worked "by luck") it is possible to add a random amount of jitter to each timeslice. By default this is zero, which produces deterministic execution.</text:p>
      <text:p text:style-name="P107"/>
      <text:p text:style-name="P107"># The default duration for RT statements (default 2)</text:p>
      <text:p text:style-name="Preformatted_20_Text"><text:span text:style-name="T129">vdmj.</text:span>rt.duration_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Enable transactional variable updates (default false)</text:p>
      <text:p text:style-name="Preformatted_20_Text"><text:span text:style-name="T129">vdmj.</text:span>rt.duration_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 (default false)</text:p>
      <text:p text:style-name="Preformatted_20_Text"><text:span text:style-name="T129">vdmj.</text:span>rt.log_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text:span text:style-name="T129">vdmj.rt.</text:span>diags_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text:soft-page-break/></text:p>
      <text:p text:style-name="Preformatted_20_Text"># Enable extra RT log diagnostics for timesteps (default false)</text:p>
      <text:p text:style-name="Preformatted_20_Text"><text:span text:style-name="T129">vdmj.rt.</text:span>diags_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P107"/>
      <text:p text:style-name="P107"># The maximum number of expansions for "+" and "*" patterns (default 5)</text:p>
      <text:p text:style-name="P107"><text:span text:style-name="T128">vdmj.</text:span>traces.max_repeats = 5</text:p>
      <text:p text:style-name="P107"/>
      <text:p text:style-name="P106">Combinatorial testing has "+" and "*" repeat patterns which produce an arbitrary number of iterations of the statement(s) being repeated. In practice, the tool has to decide how many iterations to make. This property defines the number.</text:p>
      <text:p text:style-name="P107"/>
      <text:p text:style-name="P107"># Serialize the system state between trace tests (default false)</text:p>
      <text:p text:style-name="P107">vdmj.traces.save_state = false</text:p>
      <text:p text:style-name="P107"/>
      <text:p text:style-name="Text_20_body">If set, this property causes the trace execution system to serialise and restore the specification state between tests. This can save time if the state is very complex to re-calculate each time.</text:p>
      <text:p text:style-name="P107"><text:tab/></text:p>
      <text:p text:style-name="P107"># The size below which trace function args are expanded (default 50)</text:p>
      <text:p text:style-name="P107">vdmj.traces.max_arg_length = 50</text:p>
      <text:p text:style-name="P107"/>
      <text:p text:style-name="Text_20_body">Normally, trace execution tries to include the value of arguments passed to operations and functions, like "op(123)" rather than "op(a)". But if the expanded value is longer than this property limit, the symbolic name will be used.</text:p>
      <text:p text:style-name="P107"/>
      <text:p text:style-name="P107"># The packages for command plugins to load from (default "plugins")</text:p>
      <text:p text:style-name="P107">vdmj.cmd.plugins_path = plugins</text:p>
      <text:p text:style-name="P107"/>
      <text:p text:style-name="P158">Unknown commands typed at the command line will be handled by classes on this path which implement the CommandPlugin interface.</text:p>
      <text:p text:style-name="Preformatted_20_Text"># A list of user defined VDMJ plugins</text:p>
      <text:p text:style-name="Preformatted_20_Text"># vdmj.plugins = &lt;fully qualified class CSV list&gt;</text:p>
      <text:p text:style-name="Preformatted_20_Text"/>
      <text:p text:style-name="P159">This option allows new analysis plugins to be added to VDMJ dynamically. These can define their own command line options, and console commands, as well as performing new analysis checks.</text:p>
      <text:p text:style-name="Preformatted_20_Text"/>
      <text:p text:style-name="P107"># The class name for the DebugLink (default null)</text:p>
      <text:p text:style-name="P107"># vdmj.debug.link_class = null</text:p>
      <text:p text:style-name="P107"/>
      <text:p text:style-name="Text_20_body">This allows the debugger to link to an alternative instance of the DebugLink class. It is used for connections to external IDEs.</text:p>
      <text:p text:style-name="Preformatted_20_Text"/>
      <text:p text:style-name="Preformatted_20_Text"># The set size limit for power set expressions */</text:p>
      <text:p text:style-name="Preformatted_20_Text">vdmj.in.powerset_limit = 30</text:p>
      <text:p text:style-name="Preformatted_20_Text"/>
      <text:p text:style-name="P150">This setting <text:span text:style-name="T131">causes the interpreter to fail with a meaningful error if it attempts to calculate the power set of a set containing more than this number of elements. This “fast fail” is usually better than allowing the interpreter to try to calculate billions of subsets, and eventually fail in an unhelpful way by running out of memory.</text:span></text:p>
      <text:p text:style-name="Preformatted_20_Text"/>
      <text:p text:style-name="Preformatted_20_Text"># The type size limit for type bind expansions</text:p>
      <text:p text:style-name="Preformatted_20_Text">vdmj.in.typebind_limit = 100000</text:p>
      <text:p text:style-name="Preformatted_20_Text"/>
      <text:p text:style-name="P154">This setting is similar to the power set limit above, but it applies when expanding type binds for finite types that have more than a certain number of values. For example, <text:span text:style-name="T7">set of bool </text:span><text:span text:style-name="T21">has four values; but a </text:span><text:span text:style-name="T7">set of set of set of bool </text:span><text:span text:style-name="T21">has 65536 values. This can quickly explode.</text:span></text:p>
      <text:p text:style-name="Preformatted_20_Text"><text:soft-page-break/></text:p>
      <text:p text:style-name="Preformatted_20_Text"># The maximum stack to dump via println(Throwable) */</text:p>
      <text:p text:style-name="Preformatted_20_Text">vdmj.diag.max_stack = 1;</text:p>
      <text:p text:style-name="Preformatted_20_Text"/>
      <text:p text:style-name="P157">This is the maximum number of lines of a Java stack dump that will be printed.</text:p>
      <text:list xml:id="list214001342318967" text:continue-numbering="true" text:style-name="Outline">
        <text:list-item>
          <text:h text:style-name="Heading_20_1" text:outline-level="1"><text:bookmark-start text:name="__RefHeading___Toc7215_985567249"/>Appendix A: The shmem Example<text:bookmark-end text:name="__RefHeading___Toc7215_985567249"/></text:h>
        </text:list-item>
      </text:list>
      <text:p text:style-name="Text_20_body">The following is the source of the <text:span text:style-name="T7">shmem.vdm </text:span><text:span text:style-name="T21">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reformatted_20_Text">&gt;<text:span text:style-name="T60">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73">seq</text:span> of M;</text:p>
      <text:p text:style-name="Preformatted_20_Text">--<text:span text:style-name="T73">inv</text:span> Q == </text:p>
      <text:p text:style-name="Preformatted_20_Text">-- <text:s/><text:span text:style-name="T73">forall</text:span> a in set <text:span text:style-name="T73">elems</text:span> Q &amp;</text:p>
      <text:p text:style-name="Preformatted_20_Text">-- <text:s text:c="3"/>(not exists b in set <text:span text:style-name="T73">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73">nat</text:span></text:p>
      <text:p text:style-name="Preformatted_20_Text"><text:s text:c="5"/>stop : <text:span text:style-name="T73">nat</text:span></text:p>
      <text:p text:style-name="Preformatted_20_Text"><text:span text:style-name="T73">inv</text:span> mk_M(-, a, b) == (b &gt;= a)</text:p>
      <text:p text:style-name="Preformatted_20_Text"/>
      <text:p text:style-name="Preformatted_20_Text"/>
      <text:p text:style-name="Preformatted_20_Text">state Memory of</text:p>
      <text:p text:style-name="Preformatted_20_Text"><text:s text:c="2"/><text:span text:style-name="T73">rseed</text:span>: <text:span text:style-name="T73">nat</text:span></text:p>
      <text:p text:style-name="Preformatted_20_Text"><text:s text:c="2"/>Q3: Quadrant</text:p>
      <text:p text:style-name="Preformatted_20_Text"><text:s text:c="2"/>Q4: Quadrant</text:p>
      <text:p text:style-name="Preformatted_20_Text"><text:span text:style-name="T73">inv</text:span> mk_Memory(-, q3, q4) == <text:span text:style-name="T73">len</text:span> q3 &gt; 0 and <text:span text:style-name="T73">len</text:span> q4 &gt; 0</text:p>
      <text:p text:style-name="Preformatted_20_Text"><text:span text:style-name="T73">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73">sizeof</text:span>: M -&gt; nat1</text:p>
      <text:p text:style-name="Preformatted_20_Text"><text:span text:style-name="T73">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73">spacefor</text:span>: nat1 * Quadrant -&gt; nat1</text:p>
      <text:p text:style-name="Preformatted_20_Text"><text:span text:style-name="T73">spacefor</text:span>(size, Q) ==</text:p>
      <text:p text:style-name="Preformatted_20_Text"><text:s text:c="2"/>cases Q:</text:p>
      <text:p text:style-name="Preformatted_20_Text"><text:s text:c="4"/>[] <text:s text:c="8"/>-&gt; MAXMEM + 1,</text:p>
      <text:p text:style-name="Preformatted_20_Text"><text:soft-page-break/><text:s text:c="4"/>[h] ^ tail -&gt; if h.type = &lt;FREE&gt; and <text:span text:style-name="T73">sizeof</text:span>(h) &gt;= size</text:p>
      <text:p text:style-name="Preformatted_20_Text"><text:s text:c="18"/>then <text:span text:style-name="T73">sizeof</text:span>(h) </text:p>
      <text:p text:style-name="Preformatted_20_Text"><text:s text:c="18"/>else <text:span text:style-name="T73">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73">nat</text:span></text:p>
      <text:p text:style-name="Preformatted_20_Text">QuadrantLen(-,list) == </text:p>
      <text:p text:style-name="Preformatted_20_Text"><text:s text:c="2"/><text:span text:style-name="T73">len</text:span> list;</text:p>
      <text:p text:style-name="Preformatted_20_Text"/>
      <text:p text:style-name="Preformatted_20_Text"><text:span text:style-name="T73">bestfit</text:span>: nat1 * Quadrant -&gt; nat1</text:p>
      <text:p text:style-name="Preformatted_20_Text"><text:span text:style-name="T73">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73">sizeof</text:span>(h) &gt;= size</text:p>
      <text:p text:style-name="Preformatted_20_Text"><text:s text:c="18"/>then least(<text:span text:style-name="T73">sizeof</text:span>(h), <text:span text:style-name="T73">bestfit</text:span>(size, tail))</text:p>
      <text:p text:style-name="Preformatted_20_Text"><text:s text:c="18"/>else <text:span text:style-name="T73">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73">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73">pre</text:span> hole &gt;= size</text:p>
      <text:p text:style-name="Preformatted_20_Text">measure QuadrantLen2;</text:p>
      <text:p text:style-name="Preformatted_20_Text"/>
      <text:p text:style-name="Preformatted_20_Text">QuadrantLen2: nat1 * nat1 * Quadrant -&gt; <text:span text:style-name="T73">nat</text:span></text:p>
      <text:p text:style-name="Preformatted_20_Text">QuadrantLen2(-,-,list) == </text:p>
      <text:p text:style-name="Preformatted_20_Text"><text:s text:c="2"/><text:span text:style-name="T73">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73">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73">nat</text:span></text:p>
      <text:p text:style-name="Preformatted_20_Text">QuadrantLen0(list) == </text:p>
      <text:p text:style-name="Preformatted_20_Text"><text:s text:c="2"/><text:span text:style-name="T73">len</text:span> list;</text:p>
      <text:p text:style-name="Preformatted_20_Text"/>
      <text:p text:style-name="Preformatted_20_Text">delete: M * Quadrant -&gt; Quadrant</text:p>
      <text:p text:style-name="Preformatted_20_Text">delete(item, Q) ==</text:p>
      <text:p text:style-name="Preformatted_20_Text"><text:s text:c="2"/>if <text:span text:style-name="T73">hd</text:span> Q = item</text:p>
      <text:p text:style-name="Preformatted_20_Text"><text:s text:c="2"/>then combine([mk_M(&lt;FREE&gt;, item.start, item.stop)] ^ <text:span text:style-name="T73">tl</text:span> Q)</text:p>
      <text:p text:style-name="Preformatted_20_Text"><text:s text:c="2"/>else [<text:span text:style-name="T73">hd</text:span> Q] ^ delete(item, <text:span text:style-name="T73">tl</text:span> Q)</text:p>
      <text:p text:style-name="Preformatted_20_Text"><text:s text:c="2"/>measure MQuadrantLen;</text:p>
      <text:p text:style-name="Preformatted_20_Text"/>
      <text:p text:style-name="Preformatted_20_Text">MQuadrantLen: M * Quadrant -&gt; <text:span text:style-name="T73">nat</text:span></text:p>
      <text:p text:style-name="Preformatted_20_Text">MQuadrantLen(-,list) == </text:p>
      <text:p text:style-name="Preformatted_20_Text"><text:s text:c="2"/><text:span text:style-name="T73">len</text:span> list;</text:p>
      <text:p text:style-name="Preformatted_20_Text"/>
      <text:p text:style-name="Preformatted_20_Text"><text:soft-page-break/>fragments: Quadrant -&gt; <text:span text:style-name="T73">nat</text:span></text:p>
      <text:p text:style-name="Preformatted_20_Text">fragments(Q) ==</text:p>
      <text:p text:style-name="Preformatted_20_Text"><text:s text:c="2"/>card {x | x in set <text:span text:style-name="T73">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73">rseed</text:span> := n;</text:p>
      <text:p text:style-name="Preformatted_20_Text"><text:tab/></text:p>
      <text:p text:style-name="Preformatted_20_Text"><text:span text:style-name="T73">inc</text:span>: () ==&gt; ()</text:p>
      <text:p text:style-name="Preformatted_20_Text"><text:span text:style-name="T73">inc</text:span>() ==</text:p>
      <text:p text:style-name="Preformatted_20_Text"><text:s text:c="2"/>for i = 1 to <text:span text:style-name="T73">rseed</text:span> <text:span text:style-name="T73">mod</text:span> 7 + 3 </text:p>
      <text:p text:style-name="Preformatted_20_Text"><text:s text:c="2"/>do</text:p>
      <text:p text:style-name="Preformatted_20_Text"><text:s text:c="4"/><text:span text:style-name="T73">rseed</text:span> := (<text:span text:style-name="T73">rseed</text:span> * 69069 + 5) <text:span text:style-name="T73">mod</text:span> 4294967296;</text:p>
      <text:p text:style-name="Preformatted_20_Text"/>
      <text:p text:style-name="Preformatted_20_Text"><text:span text:style-name="T73">rand</text:span>: nat1 ==&gt; nat1</text:p>
      <text:p text:style-name="Preformatted_20_Text"><text:span text:style-name="T73">rand</text:span>(n) ==</text:p>
      <text:p text:style-name="Preformatted_20_Text"><text:s/>(<text:span text:style-name="T73">inc</text:span>();</text:p>
      <text:p text:style-name="Preformatted_20_Text"><text:s text:c="2"/>return <text:span text:style-name="T73">rseed</text:span> <text:span text:style-name="T73">mod</text:span> n + 1;</text:p>
      <text:p text:style-name="Preformatted_20_Text"><text:s/>);</text:p>
      <text:p text:style-name="Preformatted_20_Text"/>
      <text:p text:style-name="Preformatted_20_Text">FirstFit: nat1 ==&gt; <text:span text:style-name="T73">bool</text:span></text:p>
      <text:p text:style-name="Preformatted_20_Text">FirstFit(size) ==</text:p>
      <text:p text:style-name="Preformatted_20_Text"><text:s/>(let q4 = <text:span text:style-name="T73">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73">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73">bool</text:span></text:p>
      <text:p text:style-name="Preformatted_20_Text">BestFit(size) ==</text:p>
      <text:p text:style-name="Preformatted_20_Text"><text:s/>(let q4 = <text:span text:style-name="T73">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73">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73">rand</text:span>(2) = 1</text:p>
      <text:p text:style-name="Preformatted_20_Text"><text:s text:c="2"/>then let i = <text:span text:style-name="T73">rand</text:span>(<text:span text:style-name="T73">len</text:span> Q3) </text:p>
      <text:p text:style-name="Preformatted_20_Text"><text:s text:c="7"/>in</text:p>
      <text:p text:style-name="Preformatted_20_Text"><text:s text:c="9"/>if Q3(i).type = &lt;USED&gt;</text:p>
      <text:p text:style-name="Preformatted_20_Text"><text:s text:c="9"/>then Q3 := delete(Q3(i), Q3)</text:p>
      <text:p text:style-name="Preformatted_20_Text"><text:s text:c="9"/>else DeleteOne()</text:p>
      <text:p text:style-name="Preformatted_20_Text"><text:s text:c="2"/>else let i = <text:span text:style-name="T73">rand</text:span>(<text:span text:style-name="T73">len</text:span> Q4) </text:p>
      <text:p text:style-name="Preformatted_20_Text"><text:soft-page-break/><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73">pre</text:span> (exists m in set <text:span text:style-name="T73">elems</text:span> Q3 &amp; m.type = &lt;USED&gt;) or</text:p>
      <text:p text:style-name="Preformatted_20_Text"><text:s text:c="4"/>(exists m in set <text:span text:style-name="T73">elems</text:span> Q4 &amp; m.type = &lt;USED&gt;);</text:p>
      <text:p text:style-name="Preformatted_20_Text"/>
      <text:p text:style-name="Preformatted_20_Text">TryFirst: <text:span text:style-name="T73">nat</text:span> ==&gt; <text:span text:style-name="T73">nat</text:span></text:p>
      <text:p text:style-name="Preformatted_20_Text">TryFirst(loops) ==</text:p>
      <text:p text:style-name="Preformatted_20_Text"><text:s/>(<text:span text:style-name="T73">dcl</text:span> count:int := 0;</text:p>
      <text:p text:style-name="Preformatted_20_Text"><text:tab/></text:p>
      <text:p text:style-name="Preformatted_20_Text"><text:s text:c="2"/>while count &lt; loops and FirstFit(<text:span text:style-name="T73">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73">nat</text:span> ==&gt; <text:span text:style-name="T73">nat</text:span></text:p>
      <text:p text:style-name="Preformatted_20_Text">TryBest(loops) ==</text:p>
      <text:p text:style-name="Preformatted_20_Text"><text:s/>(<text:span text:style-name="T73">dcl</text:span> count:int := 0;</text:p>
      <text:p text:style-name="Preformatted_20_Text"><text:tab/></text:p>
      <text:p text:style-name="Preformatted_20_Text"><text:s text:c="2"/>while count &lt; loops and BestFit(<text:span text:style-name="T73">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73">seq</text:span> of (&lt;BEST&gt; | &lt;FIRST&gt; | &lt;SAME&gt;)</text:p>
      <text:p text:style-name="Preformatted_20_Text">main(tries, loops) ==</text:p>
      <text:p text:style-name="Preformatted_20_Text"><text:s/>(<text:span text:style-name="T73">dcl</text:span> result: <text:span text:style-name="T73">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73">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73">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
      <text:p text:style-name="Preformatted_20_Text">end M</text:p>
      <text:list xml:id="list214002487010753" text:continue-numbering="true" text:style-name="Outline">
        <text:list-item>
          <text:h text:style-name="Heading_20_1" text:outline-level="1"><text:bookmark-start text:name="__RefHeading___Toc7217_985567249"/>Appendix B: Supported Character Sets<text:bookmark-end text:name="__RefHeading___Toc7217_985567249"/></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 text:style-name="Internet_20_link" text:visited-style-name="Visited_20_Internet_20_Link">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MR10" svg:font-family="CMR10"/>
    <style:font-face style:name="Courier New" svg:font-family="'Courier New'"/>
    <style:font-face style:name="Courier New1" svg:font-family="'Courier New'" style:font-family-generic="modern" style:font-pitch="fixed"/>
    <style:font-face style:name="Courier New2" svg:font-family="'Courier New'" style:font-adornments="Regular" style:font-family-generic="modern" style:font-pitch="fixed"/>
    <style:font-face style:name="NimbusRomNo9L-Medi" svg:font-family="NimbusRomNo9L-Medi"/>
    <style:font-face style:name="NimbusRomNo9L-Regu" svg:font-family="NimbusRomNo9L-Regu"/>
    <style:font-face style:name="OpenSymbol" svg:font-family="OpenSymbol" style:font-charset="x-symbol"/>
    <style:font-face style:name="StarSymbol" svg:font-family="StarSymbol" style:font-charset="x-symbol"/>
    <style:font-face style:name="Tahoma" svg:font-family="Tahoma"/>
    <style:font-face style:name="Tahoma1" svg:font-family="Tahoma"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margin-top="0cm" fo:margin-bottom="0cm" style:contextual-spacing="false"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margin-top="0cm" fo:margin-bottom="0cm" style:contextual-spacing="false"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margin-top="0cm" fo:margin-bottom="0cm" style:contextual-spacing="false"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margin-top="0cm" fo:margin-bottom="0cm" style:contextual-spacing="false"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style:contextual-spacing="false" fo:line-height="0.381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fo:language="zxx" fo:country="none"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loext:graphic-properties draw:fill="none" draw:fill-color="#99ccff"/>
      <style:paragraph-properties fo:margin-left="3.81cm" fo:margin-right="0cm" fo:margin-top="0cm" fo:margin-bottom="0cm" style:contextual-spacing="false" style:register-true="false" fo:text-indent="-1.27cm" style:auto-text-indent="false" style:page-number="auto" fo:background-color="transparent" style:shadow="none">
        <style:tab-stops/>
      </style:paragraph-properties>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1">
      <number:month number:style="long" number:textual="true"/>
      <number:text> </number:text>
      <number:year number:style="long"/>
    </number:date-style>
    <number:date-style style:name="N10111" number:language="en" number:country="GB">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M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M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4214a3"/>
    </style:style>
    <style:style style:name="MT2" style:family="text">
      <style:text-properties officeooo:rsid="0075df25"/>
    </style:style>
    <style:style style:name="MT3" style:family="text">
      <style:text-properties officeooo:rsid="0043621d"/>
    </style:style>
    <style:style style:name="MT4" style:family="text">
      <style:text-properties officeooo:rsid="00762cfb"/>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762cm" fo:margin-left="0cm" fo:margin-right="0cm" fo:margin-bottom="0.254cm" fo:border-top="none" fo:border-bottom="0.51pt solid #000000" fo:border-left="none" fo:border-right="none" fo:padding="0.051cm" style:shadow="none" style:dynamic-spacing="false"/>
      </style:header-style>
      <style:footer-style>
        <style:header-footer-properties fo:min-height="0.762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1.27cm" fo:margin-right="1.2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829cm" fo:margin-left="1.27cm" fo:margin-right="1.27cm" fo:margin-top="0.508cm" fo:border-top="2.49pt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graphics2" text:anchor-type="paragraph" svg:width="1.27cm" svg:height="1.27cm" draw:z-index="52"><draw:image xlink:href="Pictures/10000001000000300000003056171B36D612C3D2.png" xlink:type="simple" xlink:show="embed" xlink:actuate="onLoad" draw:mime-type="image/png"/></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2.12</text:user-defined></text:p>
            </table:table-cell>
            <table:table-cell table:style-name="Footing.A1" office:value-type="string">
              <text:p text:style-name="MP3">Copyright © Fujitsu Services 20<text:span text:style-name="MT1">2</text:span><text:span text:style-name="MT2">3</text:span></text:p>
            </table:table-cell>
            <table:table-cell table:style-name="Footing.A1" office:value-type="string">
              <text:p text:style-name="MP4">Page <text:page-number text:select-page="current">53</text:page-number><text:s/>of <text:page-count style:num-format="1">53</text:page-count></text:p>
            </table:table-cell>
          </table:table-row>
        </table:table>
        <text:p text:style-name="Table"/>
      </style:footer>
    </style:master-page>
    <style:master-page style:name="HTML" style:page-layout-name="Mpm2" draw:style-name="Mdp1"/>
    <style:master-page style:name="First_20_Page" style:display-name="First Page" style:page-layout-name="Mpm3" draw:style-name="Mdp1" style:next-style-name="Standard">
      <style:footer>
        <text:p text:style-name="Footer"><draw:frame draw:style-name="Mfr2" draw:name="graphics1" text:anchor-type="paragraph" svg:y="0.025cm" svg:width="1.27cm" svg:height="1.27cm" draw:z-index="0"><draw:image xlink:href="Pictures/10000001000000300000003056171B36D612C3D2.png" xlink:type="simple" xlink:show="embed" xlink:actuate="onLoad" draw:mime-type="image/png"/></draw:frame></text:p>
        <text:p text:style-name="MP3">Copyright © Fujitsu Services 20<text:span text:style-name="MT3">2</text:span><text:span text:style-name="MT4">3</text:span></text:p>
        <text:p text:style-name="MP3"/>
      </style:foot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4.2$Linux_X86_64 LibreOffice_project/40$Build-2</meta:generator>
    <dc:title>VDM User Guide</dc:title>
    <dc:description>The User Guide for VDMJ.</dc:description>
    <meta:editing-cycles>242</meta:editing-cycles>
    <meta:editing-duration>P1DT15H12M7S</meta:editing-duration>
    <dc:date>2023-02-09T21:40:00.944498041</dc:date>
    <meta:keyword>VDMJ</meta:keyword>
    <dc:subject>VDMJ</dc:subject>
    <meta:document-statistic meta:table-count="2" meta:image-count="2" meta:object-count="0" meta:page-count="53" meta:paragraph-count="2084" meta:word-count="18949" meta:character-count="115161" meta:non-whitespace-character-count="94037"/>
    <meta:user-defined meta:name="Info 1">2.12</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